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1" svg:font-family="&quot;Liberation Sans1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/>
    </style:style>
    <style:style style:name="ce3" style:family="table-cell" style:parent-style-name="Excel_32_Built-in_32_20_37__32_-_32_Accent3" style:data-style-name="N0">
      <style:table-cell-properties fo:border-top="thin solid #FFFFFF" fo:border-bottom="thin solid #FFFFFF" fo:border-left="thin solid #FFFFFF" fo:border-right="none" style:vertical-align="automatic" fo:background-color="#EDEDED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dPaixGlobalePourVersionSQL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IdPays</text:p>
          </table:table-cell>
          <table:table-cell office:value-type="string" table:style-name="ce1">
            <text:p>Valeur</text:p>
          </table:table-cell>
          <table:table-cell office:value-type="string" table:style-name="ce1">
            <text:p>Annee</text:p>
          </table:table-cell>
          <table:table-cell office:value-type="string" table:style-name="ce1">
            <text:p>IdPaixGlobale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04" table:style-name="ce1">
            <text:p>20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07" table:style-name="ce1">
            <text:p>20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09" table:style-name="ce1">
            <text:p>20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2" table:style-name="ce1">
            <text:p>21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6" table:style-name="ce1">
            <text:p>21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7" table:style-name="ce1">
            <text:p>21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8" table:style-name="ce1">
            <text:p>21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1" table:style-name="ce1">
            <text:p>22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5" table:style-name="ce1">
            <text:p>225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7" table:style-name="ce1">
            <text:p>22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9" table:style-name="ce1">
            <text:p>22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1" table:style-name="ce1">
            <text:p>23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3" table:style-name="ce1">
            <text:p>23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5" table:style-name="ce1">
            <text:p>23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6" table:style-name="ce1">
            <text:p>23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7" table:style-name="ce1">
            <text:p>23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8" table:style-name="ce1">
            <text:p>23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9" table:style-name="ce1">
            <text:p>23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2" table:style-name="ce1">
            <text:p>24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3" table:style-name="ce1">
            <text:p>24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5" table:style-name="ce1">
            <text:p>24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8" table:style-name="ce1">
            <text:p>24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2" table:style-name="ce1">
            <text:p>25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7" table:style-name="ce1">
            <text:p>25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8" table:style-name="ce1">
            <text:p>25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9" table:style-name="ce1">
            <text:p>259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0" table:style-name="ce1">
            <text:p>260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1" table:style-name="ce1">
            <text:p>26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2" table:style-name="ce1">
            <text:p>262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3" table:style-name="ce1">
            <text:p>26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4" table:style-name="ce1">
            <text:p>26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5" table:style-name="ce1">
            <text:p>265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6" table:style-name="ce1">
            <text:p>266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8" table:style-name="ce1">
            <text:p>268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9" table:style-name="ce1">
            <text:p>26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0" table:style-name="ce1">
            <text:p>270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1" table:style-name="ce1">
            <text:p>27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2" table:style-name="ce1">
            <text:p>272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3" table:style-name="ce1">
            <text:p>27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4" table:style-name="ce1">
            <text:p>274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5" table:style-name="ce1">
            <text:p>27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6" table:style-name="ce1">
            <text:p>27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7" table:style-name="ce1">
            <text:p>277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8" table:style-name="ce1">
            <text:p>27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9" table:style-name="ce1">
            <text:p>279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0" table:style-name="ce1">
            <text:p>280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1" table:style-name="ce1">
            <text:p>281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2" table:style-name="ce1">
            <text:p>282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3" table:style-name="ce1">
            <text:p>283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4" table:style-name="ce1">
            <text:p>28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5" table:style-name="ce1">
            <text:p>285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6" table:style-name="ce1">
            <text:p>28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7" table:style-name="ce1">
            <text:p>28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8" table:style-name="ce1">
            <text:p>288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9" table:style-name="ce1">
            <text:p>28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0" table:style-name="ce1">
            <text:p>290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1" table:style-name="ce1">
            <text:p>291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2" table:style-name="ce1">
            <text:p>292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3" table:style-name="ce1">
            <text:p>293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4" table:style-name="ce1">
            <text:p>294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5" table:style-name="ce1">
            <text:p>29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6" table:style-name="ce1">
            <text:p>29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7" table:style-name="ce1">
            <text:p>297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8" table:style-name="ce1">
            <text:p>298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9" table:style-name="ce1">
            <text:p>29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0" table:style-name="ce1">
            <text:p>300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1" table:style-name="ce1">
            <text:p>301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2" table:style-name="ce1">
            <text:p>302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3" table:style-name="ce1">
            <text:p>303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4" table:style-name="ce1">
            <text:p>304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5" table:style-name="ce1">
            <text:p>305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6" table:style-name="ce1">
            <text:p>306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7" table:style-name="ce1">
            <text:p>307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8" table:style-name="ce1">
            <text:p>308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9" table:style-name="ce1">
            <text:p>309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0" table:style-name="ce1">
            <text:p>310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1" table:style-name="ce1">
            <text:p>311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2" table:style-name="ce1">
            <text:p>312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3" table:style-name="ce1">
            <text:p>313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4" table:style-name="ce1">
            <text:p>314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5" table:style-name="ce1">
            <text:p>315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6" table:style-name="ce1">
            <text:p>316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7" table:style-name="ce1">
            <text:p>317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8" table:style-name="ce1">
            <text:p>318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9" table:style-name="ce1">
            <text:p>319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0" table:style-name="ce1">
            <text:p>320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1" table:style-name="ce1">
            <text:p>321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2" table:style-name="ce1">
            <text:p>322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3" table:style-name="ce1">
            <text:p>323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4" table:style-name="ce1">
            <text:p>324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5" table:style-name="ce1">
            <text:p>325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6" table:style-name="ce1">
            <text:p>326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7" table:style-name="ce1">
            <text:p>327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8" table:style-name="ce1">
            <text:p>328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9" table:style-name="ce1">
            <text:p>329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0" table:style-name="ce1">
            <text:p>330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1" table:style-name="ce1">
            <text:p>331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2" table:style-name="ce1">
            <text:p>332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3" table:style-name="ce1">
            <text:p>333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4" table:style-name="ce1">
            <text:p>334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5" table:style-name="ce1">
            <text:p>335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6" table:style-name="ce1">
            <text:p>336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7" table:style-name="ce1">
            <text:p>337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8" table:style-name="ce1">
            <text:p>338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9" table:style-name="ce1">
            <text:p>339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0" table:style-name="ce1">
            <text:p>340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1" table:style-name="ce1">
            <text:p>341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2" table:style-name="ce1">
            <text:p>342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3" table:style-name="ce1">
            <text:p>343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4" table:style-name="ce1">
            <text:p>344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5" table:style-name="ce1">
            <text:p>345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6" table:style-name="ce1">
            <text:p>346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7" table:style-name="ce1">
            <text:p>347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8" table:style-name="ce1">
            <text:p>348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9" table:style-name="ce1">
            <text:p>349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0" table:style-name="ce1">
            <text:p>350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1" table:style-name="ce1">
            <text:p>351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2" table:style-name="ce1">
            <text:p>352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3" table:style-name="ce1">
            <text:p>353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4" table:style-name="ce1">
            <text:p>354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5" table:style-name="ce1">
            <text:p>355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6" table:style-name="ce1">
            <text:p>356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7" table:style-name="ce1">
            <text:p>357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8" table:style-name="ce1">
            <text:p>358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9" table:style-name="ce1">
            <text:p>359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0" table:style-name="ce1">
            <text:p>360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1" table:style-name="ce1">
            <text:p>361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2" table:style-name="ce1">
            <text:p>362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3" table:style-name="ce1">
            <text:p>363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4" table:style-name="ce1">
            <text:p>364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5" table:style-name="ce1">
            <text:p>365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6" table:style-name="ce1">
            <text:p>366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7" table:style-name="ce1">
            <text:p>367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8" table:style-name="ce1">
            <text:p>368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9" table:style-name="ce1">
            <text:p>369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0" table:style-name="ce1">
            <text:p>370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1" table:style-name="ce1">
            <text:p>371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2" table:style-name="ce1">
            <text:p>372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3" table:style-name="ce1">
            <text:p>373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4" table:style-name="ce1">
            <text:p>374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5" table:style-name="ce1">
            <text:p>375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6" table:style-name="ce1">
            <text:p>376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7" table:style-name="ce1">
            <text:p>377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8" table:style-name="ce1">
            <text:p>378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9" table:style-name="ce1">
            <text:p>379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0" table:style-name="ce1">
            <text:p>380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1" table:style-name="ce1">
            <text:p>381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2" table:style-name="ce1">
            <text:p>382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3" table:style-name="ce1">
            <text:p>383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4" table:style-name="ce1">
            <text:p>384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5" table:style-name="ce1">
            <text:p>385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6" table:style-name="ce1">
            <text:p>386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7" table:style-name="ce1">
            <text:p>387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8" table:style-name="ce1">
            <text:p>388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9" table:style-name="ce1">
            <text:p>389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0" table:style-name="ce1">
            <text:p>390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1" table:style-name="ce1">
            <text:p>391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2" table:style-name="ce1">
            <text:p>392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3" table:style-name="ce1">
            <text:p>393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4" table:style-name="ce1">
            <text:p>394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5" table:style-name="ce1">
            <text:p>395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6" table:style-name="ce1">
            <text:p>396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7" table:style-name="ce1">
            <text:p>397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8" table:style-name="ce1">
            <text:p>398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9" table:style-name="ce1">
            <text:p>399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0" table:style-name="ce1">
            <text:p>400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1" table:style-name="ce1">
            <text:p>401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2" table:style-name="ce1">
            <text:p>402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3" table:style-name="ce1">
            <text:p>403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4" table:style-name="ce1">
            <text:p>404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5" table:style-name="ce1">
            <text:p>405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6" table:style-name="ce1">
            <text:p>40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07" table:style-name="ce1">
            <text:p>40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08" table:style-name="ce1">
            <text:p>40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09" table:style-name="ce1">
            <text:p>40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0" table:style-name="ce1">
            <text:p>41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1" table:style-name="ce1">
            <text:p>411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2" table:style-name="ce1">
            <text:p>41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3" table:style-name="ce1">
            <text:p>413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4" table:style-name="ce1">
            <text:p>41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5" table:style-name="ce1">
            <text:p>41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6" table:style-name="ce1">
            <text:p>41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7" table:style-name="ce1">
            <text:p>41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8" table:style-name="ce1">
            <text:p>41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9" table:style-name="ce1">
            <text:p>41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0" table:style-name="ce1">
            <text:p>42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1" table:style-name="ce1">
            <text:p>42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2" table:style-name="ce1">
            <text:p>42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3" table:style-name="ce1">
            <text:p>42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4" table:style-name="ce1">
            <text:p>42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5" table:style-name="ce1">
            <text:p>42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6" table:style-name="ce1">
            <text:p>426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7" table:style-name="ce1">
            <text:p>42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8" table:style-name="ce1">
            <text:p>428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9" table:style-name="ce1">
            <text:p>42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0" table:style-name="ce1">
            <text:p>43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1" table:style-name="ce1">
            <text:p>43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2" table:style-name="ce1">
            <text:p>43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3" table:style-name="ce1">
            <text:p>43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4" table:style-name="ce1">
            <text:p>43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5" table:style-name="ce1">
            <text:p>43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6" table:style-name="ce1">
            <text:p>43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7" table:style-name="ce1">
            <text:p>43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8" table:style-name="ce1">
            <text:p>43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9" table:style-name="ce1">
            <text:p>43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0" table:style-name="ce1">
            <text:p>44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1" table:style-name="ce1">
            <text:p>44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2" table:style-name="ce1">
            <text:p>44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3" table:style-name="ce1">
            <text:p>44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4" table:style-name="ce1">
            <text:p>44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5" table:style-name="ce1">
            <text:p>44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6" table:style-name="ce1">
            <text:p>44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7" table:style-name="ce1">
            <text:p>44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8" table:style-name="ce1">
            <text:p>44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9" table:style-name="ce1">
            <text:p>44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0" table:style-name="ce1">
            <text:p>45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1" table:style-name="ce1">
            <text:p>45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2" table:style-name="ce1">
            <text:p>45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3" table:style-name="ce1">
            <text:p>45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4" table:style-name="ce1">
            <text:p>45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5" table:style-name="ce1">
            <text:p>45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6" table:style-name="ce1">
            <text:p>45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7" table:style-name="ce1">
            <text:p>45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8" table:style-name="ce1">
            <text:p>458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9" table:style-name="ce1">
            <text:p>45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0" table:style-name="ce1">
            <text:p>460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1" table:style-name="ce1">
            <text:p>46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2" table:style-name="ce1">
            <text:p>462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3" table:style-name="ce1">
            <text:p>463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4" table:style-name="ce1">
            <text:p>464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5" table:style-name="ce1">
            <text:p>465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6" table:style-name="ce1">
            <text:p>46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7" table:style-name="ce1">
            <text:p>467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8" table:style-name="ce1">
            <text:p>468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9" table:style-name="ce1">
            <text:p>469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0" table:style-name="ce1">
            <text:p>470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1" table:style-name="ce1">
            <text:p>471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2" table:style-name="ce1">
            <text:p>47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3" table:style-name="ce1">
            <text:p>473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4" table:style-name="ce1">
            <text:p>47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5" table:style-name="ce1">
            <text:p>475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6" table:style-name="ce1">
            <text:p>47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7" table:style-name="ce1">
            <text:p>477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8" table:style-name="ce1">
            <text:p>47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9" table:style-name="ce1">
            <text:p>47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0" table:style-name="ce1">
            <text:p>480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1" table:style-name="ce1">
            <text:p>481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2" table:style-name="ce1">
            <text:p>482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3" table:style-name="ce1">
            <text:p>483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4" table:style-name="ce1">
            <text:p>48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5" table:style-name="ce1">
            <text:p>485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6" table:style-name="ce1">
            <text:p>48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7" table:style-name="ce1">
            <text:p>487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8" table:style-name="ce1">
            <text:p>48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9" table:style-name="ce1">
            <text:p>48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0" table:style-name="ce1">
            <text:p>490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1" table:style-name="ce1">
            <text:p>491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2" table:style-name="ce1">
            <text:p>49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3" table:style-name="ce1">
            <text:p>493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4" table:style-name="ce1">
            <text:p>494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5" table:style-name="ce1">
            <text:p>49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6" table:style-name="ce1">
            <text:p>49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7" table:style-name="ce1">
            <text:p>497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8" table:style-name="ce1">
            <text:p>498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9" table:style-name="ce1">
            <text:p>499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1" table:style-name="ce1">
            <text:p>501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2" table:style-name="ce1">
            <text:p>502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3" table:style-name="ce1">
            <text:p>503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4" table:style-name="ce1">
            <text:p>50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5" table:style-name="ce1">
            <text:p>505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6" table:style-name="ce1">
            <text:p>506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7" table:style-name="ce1">
            <text:p>507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8" table:style-name="ce1">
            <text:p>508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9" table:style-name="ce1">
            <text:p>509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0" table:style-name="ce1">
            <text:p>510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1" table:style-name="ce1">
            <text:p>511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2" table:style-name="ce1">
            <text:p>512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3" table:style-name="ce1">
            <text:p>513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4" table:style-name="ce1">
            <text:p>514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5" table:style-name="ce1">
            <text:p>515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6" table:style-name="ce1">
            <text:p>516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7" table:style-name="ce1">
            <text:p>517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8" table:style-name="ce1">
            <text:p>518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9" table:style-name="ce1">
            <text:p>519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0" table:style-name="ce1">
            <text:p>520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1" table:style-name="ce1">
            <text:p>521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2" table:style-name="ce1">
            <text:p>522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3" table:style-name="ce1">
            <text:p>523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4" table:style-name="ce1">
            <text:p>524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5" table:style-name="ce1">
            <text:p>525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6" table:style-name="ce1">
            <text:p>526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7" table:style-name="ce1">
            <text:p>527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8" table:style-name="ce1">
            <text:p>528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9" table:style-name="ce1">
            <text:p>529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0" table:style-name="ce1">
            <text:p>530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1" table:style-name="ce1">
            <text:p>531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2" table:style-name="ce1">
            <text:p>532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3" table:style-name="ce1">
            <text:p>533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4" table:style-name="ce1">
            <text:p>534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5" table:style-name="ce1">
            <text:p>535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6" table:style-name="ce1">
            <text:p>536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7" table:style-name="ce1">
            <text:p>537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8" table:style-name="ce1">
            <text:p>538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9" table:style-name="ce1">
            <text:p>539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0" table:style-name="ce1">
            <text:p>540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1" table:style-name="ce1">
            <text:p>541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2" table:style-name="ce1">
            <text:p>542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3" table:style-name="ce1">
            <text:p>543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4" table:style-name="ce1">
            <text:p>544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5" table:style-name="ce1">
            <text:p>545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6" table:style-name="ce1">
            <text:p>546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7" table:style-name="ce1">
            <text:p>547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8" table:style-name="ce1">
            <text:p>548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9" table:style-name="ce1">
            <text:p>549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0" table:style-name="ce1">
            <text:p>550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1" table:style-name="ce1">
            <text:p>551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2" table:style-name="ce1">
            <text:p>552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3" table:style-name="ce1">
            <text:p>553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4" table:style-name="ce1">
            <text:p>554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5" table:style-name="ce1">
            <text:p>555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6" table:style-name="ce1">
            <text:p>556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7" table:style-name="ce1">
            <text:p>557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8" table:style-name="ce1">
            <text:p>558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9" table:style-name="ce1">
            <text:p>559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0" table:style-name="ce1">
            <text:p>560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1" table:style-name="ce1">
            <text:p>561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2" table:style-name="ce1">
            <text:p>562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3" table:style-name="ce1">
            <text:p>563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4" table:style-name="ce1">
            <text:p>564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5" table:style-name="ce1">
            <text:p>565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6" table:style-name="ce1">
            <text:p>566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7" table:style-name="ce1">
            <text:p>567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8" table:style-name="ce1">
            <text:p>568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9" table:style-name="ce1">
            <text:p>569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0" table:style-name="ce1">
            <text:p>570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1" table:style-name="ce1">
            <text:p>571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2" table:style-name="ce1">
            <text:p>572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3" table:style-name="ce1">
            <text:p>573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4" table:style-name="ce1">
            <text:p>574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5" table:style-name="ce1">
            <text:p>575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6" table:style-name="ce1">
            <text:p>576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7" table:style-name="ce1">
            <text:p>577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8" table:style-name="ce1">
            <text:p>578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9" table:style-name="ce1">
            <text:p>579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0" table:style-name="ce1">
            <text:p>580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1" table:style-name="ce1">
            <text:p>581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2" table:style-name="ce1">
            <text:p>582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3" table:style-name="ce1">
            <text:p>583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4" table:style-name="ce1">
            <text:p>584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5" table:style-name="ce1">
            <text:p>585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6" table:style-name="ce1">
            <text:p>586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7" table:style-name="ce1">
            <text:p>587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8" table:style-name="ce1">
            <text:p>588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9" table:style-name="ce1">
            <text:p>589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0" table:style-name="ce1">
            <text:p>590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1" table:style-name="ce1">
            <text:p>591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2" table:style-name="ce1">
            <text:p>592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3" table:style-name="ce1">
            <text:p>593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4" table:style-name="ce1">
            <text:p>594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5" table:style-name="ce1">
            <text:p>595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6" table:style-name="ce1">
            <text:p>596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7" table:style-name="ce1">
            <text:p>597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8" table:style-name="ce1">
            <text:p>598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9" table:style-name="ce1">
            <text:p>599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0" table:style-name="ce1">
            <text:p>600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1" table:style-name="ce1">
            <text:p>601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2" table:style-name="ce1">
            <text:p>602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3" table:style-name="ce1">
            <text:p>603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4" table:style-name="ce1">
            <text:p>604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5" table:style-name="ce1">
            <text:p>605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6" table:style-name="ce1">
            <text:p>606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7" table:style-name="ce1">
            <text:p>607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8" table:style-name="ce1">
            <text:p>608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9" table:style-name="ce1">
            <text:p>60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0" table:style-name="ce1">
            <text:p>61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1" table:style-name="ce1">
            <text:p>61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2" table:style-name="ce1">
            <text:p>61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3" table:style-name="ce1">
            <text:p>61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4" table:style-name="ce1">
            <text:p>614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5" table:style-name="ce1">
            <text:p>61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6" table:style-name="ce1">
            <text:p>616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7" table:style-name="ce1">
            <text:p>61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8" table:style-name="ce1">
            <text:p>61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9" table:style-name="ce1">
            <text:p>61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0" table:style-name="ce1">
            <text:p>62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1" table:style-name="ce1">
            <text:p>62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2" table:style-name="ce1">
            <text:p>62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3" table:style-name="ce1">
            <text:p>62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4" table:style-name="ce1">
            <text:p>62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5" table:style-name="ce1">
            <text:p>62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6" table:style-name="ce1">
            <text:p>62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7" table:style-name="ce1">
            <text:p>62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8" table:style-name="ce1">
            <text:p>62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9" table:style-name="ce1">
            <text:p>629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0" table:style-name="ce1">
            <text:p>63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1" table:style-name="ce1">
            <text:p>631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2" table:style-name="ce1">
            <text:p>63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3" table:style-name="ce1">
            <text:p>63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4" table:style-name="ce1">
            <text:p>63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5" table:style-name="ce1">
            <text:p>63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6" table:style-name="ce1">
            <text:p>63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7" table:style-name="ce1">
            <text:p>63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8" table:style-name="ce1">
            <text:p>63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9" table:style-name="ce1">
            <text:p>63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0" table:style-name="ce1">
            <text:p>64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1" table:style-name="ce1">
            <text:p>64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2" table:style-name="ce1">
            <text:p>64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3" table:style-name="ce1">
            <text:p>64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4" table:style-name="ce1">
            <text:p>64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5" table:style-name="ce1">
            <text:p>64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6" table:style-name="ce1">
            <text:p>64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7" table:style-name="ce1">
            <text:p>64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8" table:style-name="ce1">
            <text:p>64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9" table:style-name="ce1">
            <text:p>64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0" table:style-name="ce1">
            <text:p>65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1" table:style-name="ce1">
            <text:p>65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2" table:style-name="ce1">
            <text:p>65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3" table:style-name="ce1">
            <text:p>65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4" table:style-name="ce1">
            <text:p>65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5" table:style-name="ce1">
            <text:p>65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6" table:style-name="ce1">
            <text:p>65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7" table:style-name="ce1">
            <text:p>65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8" table:style-name="ce1">
            <text:p>65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9" table:style-name="ce1">
            <text:p>65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0" table:style-name="ce1">
            <text:p>66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1" table:style-name="ce1">
            <text:p>66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2" table:style-name="ce1">
            <text:p>66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3" table:style-name="ce1">
            <text:p>66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4" table:style-name="ce1">
            <text:p>66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5" table:style-name="ce1">
            <text:p>665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6" table:style-name="ce1">
            <text:p>66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7" table:style-name="ce1">
            <text:p>66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8" table:style-name="ce1">
            <text:p>668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9" table:style-name="ce1">
            <text:p>669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0" table:style-name="ce1">
            <text:p>670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1" table:style-name="ce1">
            <text:p>671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2" table:style-name="ce1">
            <text:p>672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3" table:style-name="ce1">
            <text:p>673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4" table:style-name="ce1">
            <text:p>67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5" table:style-name="ce1">
            <text:p>675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6" table:style-name="ce1">
            <text:p>676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7" table:style-name="ce1">
            <text:p>67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8" table:style-name="ce1">
            <text:p>678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9" table:style-name="ce1">
            <text:p>67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0" table:style-name="ce1">
            <text:p>680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1" table:style-name="ce1">
            <text:p>68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2" table:style-name="ce1">
            <text:p>68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3" table:style-name="ce1">
            <text:p>683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4" table:style-name="ce1">
            <text:p>68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5" table:style-name="ce1">
            <text:p>685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6" table:style-name="ce1">
            <text:p>686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7" table:style-name="ce1">
            <text:p>68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8" table:style-name="ce1">
            <text:p>68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9" table:style-name="ce1">
            <text:p>689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0" table:style-name="ce1">
            <text:p>69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1" table:style-name="ce1">
            <text:p>691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2" table:style-name="ce1">
            <text:p>692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3" table:style-name="ce1">
            <text:p>69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4" table:style-name="ce1">
            <text:p>69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5" table:style-name="ce1">
            <text:p>695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6" table:style-name="ce1">
            <text:p>69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7" table:style-name="ce1">
            <text:p>697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8" table:style-name="ce1">
            <text:p>698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9" table:style-name="ce1">
            <text:p>69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0" table:style-name="ce1">
            <text:p>700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1" table:style-name="ce1">
            <text:p>70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2" table:style-name="ce1">
            <text:p>70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3" table:style-name="ce1">
            <text:p>703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4" table:style-name="ce1">
            <text:p>70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5" table:style-name="ce1">
            <text:p>70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6" table:style-name="ce1">
            <text:p>70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7" table:style-name="ce1">
            <text:p>707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8" table:style-name="ce1">
            <text:p>708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9" table:style-name="ce1">
            <text:p>709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0" table:style-name="ce1">
            <text:p>710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1" table:style-name="ce1">
            <text:p>711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2" table:style-name="ce1">
            <text:p>712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3" table:style-name="ce1">
            <text:p>713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4" table:style-name="ce1">
            <text:p>714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5" table:style-name="ce1">
            <text:p>715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6" table:style-name="ce1">
            <text:p>716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7" table:style-name="ce1">
            <text:p>717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8" table:style-name="ce1">
            <text:p>718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9" table:style-name="ce1">
            <text:p>719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0" table:style-name="ce1">
            <text:p>720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1" table:style-name="ce1">
            <text:p>721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2" table:style-name="ce1">
            <text:p>722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3" table:style-name="ce1">
            <text:p>723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4" table:style-name="ce1">
            <text:p>724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5" table:style-name="ce1">
            <text:p>725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6" table:style-name="ce1">
            <text:p>726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7" table:style-name="ce1">
            <text:p>727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8" table:style-name="ce1">
            <text:p>728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9" table:style-name="ce1">
            <text:p>729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0" table:style-name="ce1">
            <text:p>730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1" table:style-name="ce1">
            <text:p>731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2" table:style-name="ce1">
            <text:p>732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3" table:style-name="ce1">
            <text:p>733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4" table:style-name="ce1">
            <text:p>734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5" table:style-name="ce1">
            <text:p>735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6" table:style-name="ce1">
            <text:p>736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7" table:style-name="ce1">
            <text:p>737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8" table:style-name="ce1">
            <text:p>738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9" table:style-name="ce1">
            <text:p>739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0" table:style-name="ce1">
            <text:p>740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1" table:style-name="ce1">
            <text:p>741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2" table:style-name="ce1">
            <text:p>742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3" table:style-name="ce1">
            <text:p>743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4" table:style-name="ce1">
            <text:p>744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5" table:style-name="ce1">
            <text:p>745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6" table:style-name="ce1">
            <text:p>746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7" table:style-name="ce1">
            <text:p>747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8" table:style-name="ce1">
            <text:p>748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9" table:style-name="ce1">
            <text:p>749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0" table:style-name="ce1">
            <text:p>750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1" table:style-name="ce1">
            <text:p>751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2" table:style-name="ce1">
            <text:p>752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3" table:style-name="ce1">
            <text:p>753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4" table:style-name="ce1">
            <text:p>754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5" table:style-name="ce1">
            <text:p>755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6" table:style-name="ce1">
            <text:p>756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7" table:style-name="ce1">
            <text:p>757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8" table:style-name="ce1">
            <text:p>758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9" table:style-name="ce1">
            <text:p>759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0" table:style-name="ce1">
            <text:p>760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1" table:style-name="ce1">
            <text:p>761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2" table:style-name="ce1">
            <text:p>762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3" table:style-name="ce1">
            <text:p>763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4" table:style-name="ce1">
            <text:p>764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5" table:style-name="ce1">
            <text:p>765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6" table:style-name="ce1">
            <text:p>766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7" table:style-name="ce1">
            <text:p>767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8" table:style-name="ce1">
            <text:p>768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9" table:style-name="ce1">
            <text:p>769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0" table:style-name="ce1">
            <text:p>770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1" table:style-name="ce1">
            <text:p>771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2" table:style-name="ce1">
            <text:p>772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3" table:style-name="ce1">
            <text:p>773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4" table:style-name="ce1">
            <text:p>774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5" table:style-name="ce1">
            <text:p>775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6" table:style-name="ce1">
            <text:p>776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7" table:style-name="ce1">
            <text:p>777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8" table:style-name="ce1">
            <text:p>778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9" table:style-name="ce1">
            <text:p>779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0" table:style-name="ce1">
            <text:p>780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1" table:style-name="ce1">
            <text:p>781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2" table:style-name="ce1">
            <text:p>782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3" table:style-name="ce1">
            <text:p>783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4" table:style-name="ce1">
            <text:p>784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5" table:style-name="ce1">
            <text:p>785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6" table:style-name="ce1">
            <text:p>786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7" table:style-name="ce1">
            <text:p>787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8" table:style-name="ce1">
            <text:p>788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9" table:style-name="ce1">
            <text:p>789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0" table:style-name="ce1">
            <text:p>790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1" table:style-name="ce1">
            <text:p>791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2" table:style-name="ce1">
            <text:p>792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3" table:style-name="ce1">
            <text:p>793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4" table:style-name="ce1">
            <text:p>794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5" table:style-name="ce1">
            <text:p>795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6" table:style-name="ce1">
            <text:p>796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7" table:style-name="ce1">
            <text:p>797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8" table:style-name="ce1">
            <text:p>798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9" table:style-name="ce1">
            <text:p>799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0" table:style-name="ce1">
            <text:p>800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1" table:style-name="ce1">
            <text:p>801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2" table:style-name="ce1">
            <text:p>802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3" table:style-name="ce1">
            <text:p>803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4" table:style-name="ce1">
            <text:p>804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5" table:style-name="ce1">
            <text:p>805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6" table:style-name="ce1">
            <text:p>806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7" table:style-name="ce1">
            <text:p>807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8" table:style-name="ce1">
            <text:p>808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9" table:style-name="ce1">
            <text:p>809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10" table:style-name="ce1">
            <text:p>810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11" table:style-name="ce1">
            <text:p>811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12" table:style-name="ce1">
            <text:p>81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3" table:style-name="ce1">
            <text:p>81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4" table:style-name="ce1">
            <text:p>81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5" table:style-name="ce1">
            <text:p>81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6" table:style-name="ce1">
            <text:p>81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7" table:style-name="ce1">
            <text:p>817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8" table:style-name="ce1">
            <text:p>81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9" table:style-name="ce1">
            <text:p>819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0" table:style-name="ce1">
            <text:p>82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1" table:style-name="ce1">
            <text:p>82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2" table:style-name="ce1">
            <text:p>82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3" table:style-name="ce1">
            <text:p>82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4" table:style-name="ce1">
            <text:p>82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5" table:style-name="ce1">
            <text:p>82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6" table:style-name="ce1">
            <text:p>82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7" table:style-name="ce1">
            <text:p>82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8" table:style-name="ce1">
            <text:p>82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9" table:style-name="ce1">
            <text:p>82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0" table:style-name="ce1">
            <text:p>83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1" table:style-name="ce1">
            <text:p>83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2" table:style-name="ce1">
            <text:p>832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3" table:style-name="ce1">
            <text:p>83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4" table:style-name="ce1">
            <text:p>834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5" table:style-name="ce1">
            <text:p>83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6" table:style-name="ce1">
            <text:p>83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7" table:style-name="ce1">
            <text:p>83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8" table:style-name="ce1">
            <text:p>83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9" table:style-name="ce1">
            <text:p>83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0" table:style-name="ce1">
            <text:p>84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1" table:style-name="ce1">
            <text:p>84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2" table:style-name="ce1">
            <text:p>84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3" table:style-name="ce1">
            <text:p>84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4" table:style-name="ce1">
            <text:p>84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5" table:style-name="ce1">
            <text:p>84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6" table:style-name="ce1">
            <text:p>84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7" table:style-name="ce1">
            <text:p>84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8" table:style-name="ce1">
            <text:p>84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9" table:style-name="ce1">
            <text:p>84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0" table:style-name="ce1">
            <text:p>85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1" table:style-name="ce1">
            <text:p>85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2" table:style-name="ce1">
            <text:p>85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3" table:style-name="ce1">
            <text:p>85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4" table:style-name="ce1">
            <text:p>85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5" table:style-name="ce1">
            <text:p>85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6" table:style-name="ce1">
            <text:p>85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7" table:style-name="ce1">
            <text:p>85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8" table:style-name="ce1">
            <text:p>85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9" table:style-name="ce1">
            <text:p>85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0" table:style-name="ce1">
            <text:p>86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1" table:style-name="ce1">
            <text:p>86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2" table:style-name="ce1">
            <text:p>862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3" table:style-name="ce1">
            <text:p>86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4" table:style-name="ce1">
            <text:p>86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5" table:style-name="ce1">
            <text:p>86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6" table:style-name="ce1">
            <text:p>86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7" table:style-name="ce1">
            <text:p>867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8" table:style-name="ce1">
            <text:p>86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9" table:style-name="ce1">
            <text:p>869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0" table:style-name="ce1">
            <text:p>870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1" table:style-name="ce1">
            <text:p>871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2" table:style-name="ce1">
            <text:p>872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3" table:style-name="ce1">
            <text:p>873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4" table:style-name="ce1">
            <text:p>87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5" table:style-name="ce1">
            <text:p>875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6" table:style-name="ce1">
            <text:p>876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7" table:style-name="ce1">
            <text:p>87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8" table:style-name="ce1">
            <text:p>87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9" table:style-name="ce1">
            <text:p>87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0" table:style-name="ce1">
            <text:p>880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1" table:style-name="ce1">
            <text:p>881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2" table:style-name="ce1">
            <text:p>882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3" table:style-name="ce1">
            <text:p>883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4" table:style-name="ce1">
            <text:p>88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5" table:style-name="ce1">
            <text:p>885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6" table:style-name="ce1">
            <text:p>886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7" table:style-name="ce1">
            <text:p>88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8" table:style-name="ce1">
            <text:p>888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9" table:style-name="ce1">
            <text:p>889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0" table:style-name="ce1">
            <text:p>89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1" table:style-name="ce1">
            <text:p>891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2" table:style-name="ce1">
            <text:p>892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3" table:style-name="ce1">
            <text:p>89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4" table:style-name="ce1">
            <text:p>89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5" table:style-name="ce1">
            <text:p>89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6" table:style-name="ce1">
            <text:p>89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7" table:style-name="ce1">
            <text:p>89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8" table:style-name="ce1">
            <text:p>898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9" table:style-name="ce1">
            <text:p>89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0" table:style-name="ce1">
            <text:p>900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1" table:style-name="ce1">
            <text:p>90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2" table:style-name="ce1">
            <text:p>90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3" table:style-name="ce1">
            <text:p>903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4" table:style-name="ce1">
            <text:p>90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5" table:style-name="ce1">
            <text:p>90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6" table:style-name="ce1">
            <text:p>90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7" table:style-name="ce1">
            <text:p>90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8" table:style-name="ce1">
            <text:p>908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9" table:style-name="ce1">
            <text:p>909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0" table:style-name="ce1">
            <text:p>910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1" table:style-name="ce1">
            <text:p>911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2" table:style-name="ce1">
            <text:p>912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3" table:style-name="ce1">
            <text:p>913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4" table:style-name="ce1">
            <text:p>914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5" table:style-name="ce1">
            <text:p>915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6" table:style-name="ce1">
            <text:p>916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7" table:style-name="ce1">
            <text:p>917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8" table:style-name="ce1">
            <text:p>918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9" table:style-name="ce1">
            <text:p>919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0" table:style-name="ce1">
            <text:p>920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1" table:style-name="ce1">
            <text:p>921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2" table:style-name="ce1">
            <text:p>922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3" table:style-name="ce1">
            <text:p>923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4" table:style-name="ce1">
            <text:p>924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5" table:style-name="ce1">
            <text:p>925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6" table:style-name="ce1">
            <text:p>926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7" table:style-name="ce1">
            <text:p>927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8" table:style-name="ce1">
            <text:p>928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9" table:style-name="ce1">
            <text:p>929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0" table:style-name="ce1">
            <text:p>930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1" table:style-name="ce1">
            <text:p>931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2" table:style-name="ce1">
            <text:p>932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3" table:style-name="ce1">
            <text:p>933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4" table:style-name="ce1">
            <text:p>934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5" table:style-name="ce1">
            <text:p>935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6" table:style-name="ce1">
            <text:p>936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7" table:style-name="ce1">
            <text:p>937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8" table:style-name="ce1">
            <text:p>938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9" table:style-name="ce1">
            <text:p>939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0" table:style-name="ce1">
            <text:p>940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1" table:style-name="ce1">
            <text:p>941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2" table:style-name="ce1">
            <text:p>942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3" table:style-name="ce1">
            <text:p>943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4" table:style-name="ce1">
            <text:p>944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5" table:style-name="ce1">
            <text:p>945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6" table:style-name="ce1">
            <text:p>946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7" table:style-name="ce1">
            <text:p>947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8" table:style-name="ce1">
            <text:p>948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9" table:style-name="ce1">
            <text:p>949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0" table:style-name="ce1">
            <text:p>950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1" table:style-name="ce1">
            <text:p>951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2" table:style-name="ce1">
            <text:p>952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3" table:style-name="ce1">
            <text:p>953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4" table:style-name="ce1">
            <text:p>954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5" table:style-name="ce1">
            <text:p>955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6" table:style-name="ce1">
            <text:p>956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7" table:style-name="ce1">
            <text:p>957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8" table:style-name="ce1">
            <text:p>958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9" table:style-name="ce1">
            <text:p>959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0" table:style-name="ce1">
            <text:p>960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1" table:style-name="ce1">
            <text:p>961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2" table:style-name="ce1">
            <text:p>962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3" table:style-name="ce1">
            <text:p>963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4" table:style-name="ce1">
            <text:p>964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5" table:style-name="ce1">
            <text:p>965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6" table:style-name="ce1">
            <text:p>966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7" table:style-name="ce1">
            <text:p>967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8" table:style-name="ce1">
            <text:p>968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9" table:style-name="ce1">
            <text:p>969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0" table:style-name="ce1">
            <text:p>970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1" table:style-name="ce1">
            <text:p>971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2" table:style-name="ce1">
            <text:p>972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3" table:style-name="ce1">
            <text:p>973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4" table:style-name="ce1">
            <text:p>974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5" table:style-name="ce1">
            <text:p>975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6" table:style-name="ce1">
            <text:p>976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7" table:style-name="ce1">
            <text:p>977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8" table:style-name="ce1">
            <text:p>978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9" table:style-name="ce1">
            <text:p>979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0" table:style-name="ce1">
            <text:p>980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1" table:style-name="ce1">
            <text:p>981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2" table:style-name="ce1">
            <text:p>982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3" table:style-name="ce1">
            <text:p>983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4" table:style-name="ce1">
            <text:p>984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5" table:style-name="ce1">
            <text:p>985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6" table:style-name="ce1">
            <text:p>986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7" table:style-name="ce1">
            <text:p>987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8" table:style-name="ce1">
            <text:p>988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9" table:style-name="ce1">
            <text:p>989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0" table:style-name="ce1">
            <text:p>990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1" table:style-name="ce1">
            <text:p>991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2" table:style-name="ce1">
            <text:p>992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3" table:style-name="ce1">
            <text:p>993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4" table:style-name="ce1">
            <text:p>994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5" table:style-name="ce1">
            <text:p>995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6" table:style-name="ce1">
            <text:p>996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7" table:style-name="ce1">
            <text:p>997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8" table:style-name="ce1">
            <text:p>998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9" table:style-name="ce1">
            <text:p>999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0" table:style-name="ce1">
            <text:p>1000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1" table:style-name="ce1">
            <text:p>1001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2" table:style-name="ce1">
            <text:p>1002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3" table:style-name="ce1">
            <text:p>1003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4" table:style-name="ce1">
            <text:p>1004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5" table:style-name="ce1">
            <text:p>1005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6" table:style-name="ce1">
            <text:p>1006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7" table:style-name="ce1">
            <text:p>1007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8" table:style-name="ce1">
            <text:p>1008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9" table:style-name="ce1">
            <text:p>1009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10" table:style-name="ce1">
            <text:p>1010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11" table:style-name="ce1">
            <text:p>1011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12" table:style-name="ce1">
            <text:p>1012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13" table:style-name="ce1">
            <text:p>1013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14" table:style-name="ce1">
            <text:p>1014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15" table:style-name="ce1">
            <text:p>101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16" table:style-name="ce1">
            <text:p>101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17" table:style-name="ce1">
            <text:p>101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18" table:style-name="ce1">
            <text:p>101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19" table:style-name="ce1">
            <text:p>101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0" table:style-name="ce1">
            <text:p>1020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1" table:style-name="ce1">
            <text:p>102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2" table:style-name="ce1">
            <text:p>1022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3" table:style-name="ce1">
            <text:p>102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4" table:style-name="ce1">
            <text:p>102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5" table:style-name="ce1">
            <text:p>102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6" table:style-name="ce1">
            <text:p>102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7" table:style-name="ce1">
            <text:p>102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8" table:style-name="ce1">
            <text:p>102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9" table:style-name="ce1">
            <text:p>102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0" table:style-name="ce1">
            <text:p>103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1" table:style-name="ce1">
            <text:p>103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2" table:style-name="ce1">
            <text:p>103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3" table:style-name="ce1">
            <text:p>103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4" table:style-name="ce1">
            <text:p>103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5" table:style-name="ce1">
            <text:p>1035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6" table:style-name="ce1">
            <text:p>103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7" table:style-name="ce1">
            <text:p>1037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8" table:style-name="ce1">
            <text:p>103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9" table:style-name="ce1">
            <text:p>103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0" table:style-name="ce1">
            <text:p>104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1" table:style-name="ce1">
            <text:p>104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2" table:style-name="ce1">
            <text:p>104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3" table:style-name="ce1">
            <text:p>104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4" table:style-name="ce1">
            <text:p>104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5" table:style-name="ce1">
            <text:p>104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6" table:style-name="ce1">
            <text:p>104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7" table:style-name="ce1">
            <text:p>104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8" table:style-name="ce1">
            <text:p>104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9" table:style-name="ce1">
            <text:p>104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0" table:style-name="ce1">
            <text:p>105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1" table:style-name="ce1">
            <text:p>105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2" table:style-name="ce1">
            <text:p>105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3" table:style-name="ce1">
            <text:p>105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4" table:style-name="ce1">
            <text:p>105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5" table:style-name="ce1">
            <text:p>105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6" table:style-name="ce1">
            <text:p>105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7" table:style-name="ce1">
            <text:p>105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8" table:style-name="ce1">
            <text:p>105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9" table:style-name="ce1">
            <text:p>105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0" table:style-name="ce1">
            <text:p>106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1" table:style-name="ce1">
            <text:p>106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2" table:style-name="ce1">
            <text:p>106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3" table:style-name="ce1">
            <text:p>106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4" table:style-name="ce1">
            <text:p>106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5" table:style-name="ce1">
            <text:p>1065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6" table:style-name="ce1">
            <text:p>106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7" table:style-name="ce1">
            <text:p>1067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8" table:style-name="ce1">
            <text:p>106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9" table:style-name="ce1">
            <text:p>106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0" table:style-name="ce1">
            <text:p>1070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1" table:style-name="ce1">
            <text:p>107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2" table:style-name="ce1">
            <text:p>107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3" table:style-name="ce1">
            <text:p>1073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4" table:style-name="ce1">
            <text:p>1074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5" table:style-name="ce1">
            <text:p>107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6" table:style-name="ce1">
            <text:p>107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7" table:style-name="ce1">
            <text:p>107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8" table:style-name="ce1">
            <text:p>1078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9" table:style-name="ce1">
            <text:p>1079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0" table:style-name="ce1">
            <text:p>108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1" table:style-name="ce1">
            <text:p>1081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2" table:style-name="ce1">
            <text:p>108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3" table:style-name="ce1">
            <text:p>1083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4" table:style-name="ce1">
            <text:p>1084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5" table:style-name="ce1">
            <text:p>108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6" table:style-name="ce1">
            <text:p>1086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7" table:style-name="ce1">
            <text:p>108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8" table:style-name="ce1">
            <text:p>108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9" table:style-name="ce1">
            <text:p>1089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0" table:style-name="ce1">
            <text:p>1090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1" table:style-name="ce1">
            <text:p>1091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2" table:style-name="ce1">
            <text:p>1092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3" table:style-name="ce1">
            <text:p>109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4" table:style-name="ce1">
            <text:p>1094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5" table:style-name="ce1">
            <text:p>1095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6" table:style-name="ce1">
            <text:p>109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7" table:style-name="ce1">
            <text:p>109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8" table:style-name="ce1">
            <text:p>109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9" table:style-name="ce1">
            <text:p>1099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0" table:style-name="ce1">
            <text:p>1100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1" table:style-name="ce1">
            <text:p>110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2" table:style-name="ce1">
            <text:p>1102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3" table:style-name="ce1">
            <text:p>1103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4" table:style-name="ce1">
            <text:p>1104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5" table:style-name="ce1">
            <text:p>1105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6" table:style-name="ce1">
            <text:p>110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7" table:style-name="ce1">
            <text:p>1107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8" table:style-name="ce1">
            <text:p>110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9" table:style-name="ce1">
            <text:p>1109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0" table:style-name="ce1">
            <text:p>1110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1" table:style-name="ce1">
            <text:p>1111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2" table:style-name="ce1">
            <text:p>1112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3" table:style-name="ce1">
            <text:p>111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4" table:style-name="ce1">
            <text:p>1114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5" table:style-name="ce1">
            <text:p>1115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6" table:style-name="ce1">
            <text:p>1116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7" table:style-name="ce1">
            <text:p>1117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8" table:style-name="ce1">
            <text:p>1118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9" table:style-name="ce1">
            <text:p>1119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0" table:style-name="ce1">
            <text:p>1120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1" table:style-name="ce1">
            <text:p>1121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2" table:style-name="ce1">
            <text:p>1122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3" table:style-name="ce1">
            <text:p>1123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4" table:style-name="ce1">
            <text:p>1124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5" table:style-name="ce1">
            <text:p>1125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6" table:style-name="ce1">
            <text:p>1126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7" table:style-name="ce1">
            <text:p>1127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8" table:style-name="ce1">
            <text:p>1128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9" table:style-name="ce1">
            <text:p>1129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0" table:style-name="ce1">
            <text:p>1130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1" table:style-name="ce1">
            <text:p>1131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2" table:style-name="ce1">
            <text:p>1132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3" table:style-name="ce1">
            <text:p>1133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4" table:style-name="ce1">
            <text:p>1134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5" table:style-name="ce1">
            <text:p>1135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6" table:style-name="ce1">
            <text:p>1136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7" table:style-name="ce1">
            <text:p>1137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8" table:style-name="ce1">
            <text:p>1138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9" table:style-name="ce1">
            <text:p>1139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0" table:style-name="ce1">
            <text:p>1140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1" table:style-name="ce1">
            <text:p>1141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2" table:style-name="ce1">
            <text:p>1142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3" table:style-name="ce1">
            <text:p>1143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4" table:style-name="ce1">
            <text:p>1144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5" table:style-name="ce1">
            <text:p>1145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6" table:style-name="ce1">
            <text:p>1146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7" table:style-name="ce1">
            <text:p>1147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8" table:style-name="ce1">
            <text:p>1148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9" table:style-name="ce1">
            <text:p>1149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0" table:style-name="ce1">
            <text:p>1150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1" table:style-name="ce1">
            <text:p>1151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2" table:style-name="ce1">
            <text:p>1152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3" table:style-name="ce1">
            <text:p>1153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4" table:style-name="ce1">
            <text:p>1154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5" table:style-name="ce1">
            <text:p>1155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6" table:style-name="ce1">
            <text:p>1156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7" table:style-name="ce1">
            <text:p>1157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8" table:style-name="ce1">
            <text:p>1158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9" table:style-name="ce1">
            <text:p>1159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0" table:style-name="ce1">
            <text:p>1160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1" table:style-name="ce1">
            <text:p>1161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2" table:style-name="ce1">
            <text:p>1162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3" table:style-name="ce1">
            <text:p>1163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4" table:style-name="ce1">
            <text:p>1164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5" table:style-name="ce1">
            <text:p>1165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6" table:style-name="ce1">
            <text:p>1166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7" table:style-name="ce1">
            <text:p>1167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8" table:style-name="ce1">
            <text:p>1168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9" table:style-name="ce1">
            <text:p>1169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0" table:style-name="ce1">
            <text:p>1170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1" table:style-name="ce1">
            <text:p>1171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2" table:style-name="ce1">
            <text:p>1172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3" table:style-name="ce1">
            <text:p>1173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4" table:style-name="ce1">
            <text:p>1174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5" table:style-name="ce1">
            <text:p>1175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6" table:style-name="ce1">
            <text:p>1176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7" table:style-name="ce1">
            <text:p>1177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8" table:style-name="ce1">
            <text:p>1178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9" table:style-name="ce1">
            <text:p>1179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0" table:style-name="ce1">
            <text:p>1180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1" table:style-name="ce1">
            <text:p>1181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2" table:style-name="ce1">
            <text:p>1182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3" table:style-name="ce1">
            <text:p>1183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4" table:style-name="ce1">
            <text:p>1184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5" table:style-name="ce1">
            <text:p>1185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6" table:style-name="ce1">
            <text:p>1186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7" table:style-name="ce1">
            <text:p>1187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8" table:style-name="ce1">
            <text:p>1188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9" table:style-name="ce1">
            <text:p>1189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0" table:style-name="ce1">
            <text:p>1190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1" table:style-name="ce1">
            <text:p>1191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2" table:style-name="ce1">
            <text:p>1192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3" table:style-name="ce1">
            <text:p>1193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4" table:style-name="ce1">
            <text:p>1194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5" table:style-name="ce1">
            <text:p>1195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6" table:style-name="ce1">
            <text:p>1196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7" table:style-name="ce1">
            <text:p>1197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8" table:style-name="ce1">
            <text:p>1198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9" table:style-name="ce1">
            <text:p>1199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0" table:style-name="ce1">
            <text:p>1200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1" table:style-name="ce1">
            <text:p>1201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2" table:style-name="ce1">
            <text:p>1202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3" table:style-name="ce1">
            <text:p>1203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4" table:style-name="ce1">
            <text:p>1204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5" table:style-name="ce1">
            <text:p>1205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6" table:style-name="ce1">
            <text:p>1206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7" table:style-name="ce1">
            <text:p>1207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8" table:style-name="ce1">
            <text:p>1208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9" table:style-name="ce1">
            <text:p>1209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0" table:style-name="ce1">
            <text:p>1210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1" table:style-name="ce1">
            <text:p>1211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2" table:style-name="ce1">
            <text:p>1212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3" table:style-name="ce1">
            <text:p>1213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4" table:style-name="ce1">
            <text:p>1214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5" table:style-name="ce1">
            <text:p>1215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6" table:style-name="ce1">
            <text:p>1216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7" table:style-name="ce1">
            <text:p>1217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8" table:style-name="ce1">
            <text:p>121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19" table:style-name="ce1">
            <text:p>121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0" table:style-name="ce1">
            <text:p>122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1" table:style-name="ce1">
            <text:p>122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2" table:style-name="ce1">
            <text:p>122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3" table:style-name="ce1">
            <text:p>1223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4" table:style-name="ce1">
            <text:p>122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5" table:style-name="ce1">
            <text:p>1225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6" table:style-name="ce1">
            <text:p>122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7" table:style-name="ce1">
            <text:p>122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8" table:style-name="ce1">
            <text:p>122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9" table:style-name="ce1">
            <text:p>122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0" table:style-name="ce1">
            <text:p>123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1" table:style-name="ce1">
            <text:p>123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2" table:style-name="ce1">
            <text:p>123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3" table:style-name="ce1">
            <text:p>123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4" table:style-name="ce1">
            <text:p>123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5" table:style-name="ce1">
            <text:p>123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6" table:style-name="ce1">
            <text:p>123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7" table:style-name="ce1">
            <text:p>123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8" table:style-name="ce1">
            <text:p>1238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9" table:style-name="ce1">
            <text:p>123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0" table:style-name="ce1">
            <text:p>1240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1" table:style-name="ce1">
            <text:p>124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2" table:style-name="ce1">
            <text:p>124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3" table:style-name="ce1">
            <text:p>124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4" table:style-name="ce1">
            <text:p>124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5" table:style-name="ce1">
            <text:p>124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6" table:style-name="ce1">
            <text:p>124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7" table:style-name="ce1">
            <text:p>124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8" table:style-name="ce1">
            <text:p>124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9" table:style-name="ce1">
            <text:p>124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0" table:style-name="ce1">
            <text:p>125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1" table:style-name="ce1">
            <text:p>125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2" table:style-name="ce1">
            <text:p>125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3" table:style-name="ce1">
            <text:p>125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4" table:style-name="ce1">
            <text:p>125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5" table:style-name="ce1">
            <text:p>125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6" table:style-name="ce1">
            <text:p>125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7" table:style-name="ce1">
            <text:p>125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8" table:style-name="ce1">
            <text:p>125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9" table:style-name="ce1">
            <text:p>125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0" table:style-name="ce1">
            <text:p>126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1" table:style-name="ce1">
            <text:p>126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2" table:style-name="ce1">
            <text:p>126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3" table:style-name="ce1">
            <text:p>126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4" table:style-name="ce1">
            <text:p>126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5" table:style-name="ce1">
            <text:p>126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6" table:style-name="ce1">
            <text:p>126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7" table:style-name="ce1">
            <text:p>126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8" table:style-name="ce1">
            <text:p>1268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9" table:style-name="ce1">
            <text:p>126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0" table:style-name="ce1">
            <text:p>1270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1" table:style-name="ce1">
            <text:p>127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2" table:style-name="ce1">
            <text:p>127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3" table:style-name="ce1">
            <text:p>127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4" table:style-name="ce1">
            <text:p>127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5" table:style-name="ce1">
            <text:p>127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6" table:style-name="ce1">
            <text:p>127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7" table:style-name="ce1">
            <text:p>1277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8" table:style-name="ce1">
            <text:p>1278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9" table:style-name="ce1">
            <text:p>1279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0" table:style-name="ce1">
            <text:p>128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1" table:style-name="ce1">
            <text:p>1281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2" table:style-name="ce1">
            <text:p>1282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3" table:style-name="ce1">
            <text:p>1283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4" table:style-name="ce1">
            <text:p>1284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5" table:style-name="ce1">
            <text:p>128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6" table:style-name="ce1">
            <text:p>128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7" table:style-name="ce1">
            <text:p>1287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8" table:style-name="ce1">
            <text:p>128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9" table:style-name="ce1">
            <text:p>1289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0" table:style-name="ce1">
            <text:p>1290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1" table:style-name="ce1">
            <text:p>129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2" table:style-name="ce1">
            <text:p>1292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3" table:style-name="ce1">
            <text:p>129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4" table:style-name="ce1">
            <text:p>1294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5" table:style-name="ce1">
            <text:p>129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6" table:style-name="ce1">
            <text:p>129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7" table:style-name="ce1">
            <text:p>1297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8" table:style-name="ce1">
            <text:p>1298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9" table:style-name="ce1">
            <text:p>1299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1" table:style-name="ce1">
            <text:p>130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2" table:style-name="ce1">
            <text:p>130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3" table:style-name="ce1">
            <text:p>130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4" table:style-name="ce1">
            <text:p>130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5" table:style-name="ce1">
            <text:p>130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6" table:style-name="ce1">
            <text:p>130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7" table:style-name="ce1">
            <text:p>1307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8" table:style-name="ce1">
            <text:p>130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9" table:style-name="ce1">
            <text:p>130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0" table:style-name="ce1">
            <text:p>1310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1" table:style-name="ce1">
            <text:p>131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2" table:style-name="ce1">
            <text:p>131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3" table:style-name="ce1">
            <text:p>131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4" table:style-name="ce1">
            <text:p>131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5" table:style-name="ce1">
            <text:p>131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6" table:style-name="ce1">
            <text:p>131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7" table:style-name="ce1">
            <text:p>1317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8" table:style-name="ce1">
            <text:p>1318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9" table:style-name="ce1">
            <text:p>1319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0" table:style-name="ce1">
            <text:p>1320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1" table:style-name="ce1">
            <text:p>1321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2" table:style-name="ce1">
            <text:p>1322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3" table:style-name="ce1">
            <text:p>1323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4" table:style-name="ce1">
            <text:p>1324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5" table:style-name="ce1">
            <text:p>1325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6" table:style-name="ce1">
            <text:p>1326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7" table:style-name="ce1">
            <text:p>1327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8" table:style-name="ce1">
            <text:p>1328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9" table:style-name="ce1">
            <text:p>1329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0" table:style-name="ce1">
            <text:p>1330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1" table:style-name="ce1">
            <text:p>1331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2" table:style-name="ce1">
            <text:p>1332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3" table:style-name="ce1">
            <text:p>1333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4" table:style-name="ce1">
            <text:p>1334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5" table:style-name="ce1">
            <text:p>1335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6" table:style-name="ce1">
            <text:p>1336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7" table:style-name="ce1">
            <text:p>1337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8" table:style-name="ce1">
            <text:p>1338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9" table:style-name="ce1">
            <text:p>1339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0" table:style-name="ce1">
            <text:p>1340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1" table:style-name="ce1">
            <text:p>1341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2" table:style-name="ce1">
            <text:p>1342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3" table:style-name="ce1">
            <text:p>1343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4" table:style-name="ce1">
            <text:p>1344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5" table:style-name="ce1">
            <text:p>1345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6" table:style-name="ce1">
            <text:p>1346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7" table:style-name="ce1">
            <text:p>1347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8" table:style-name="ce1">
            <text:p>1348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9" table:style-name="ce1">
            <text:p>1349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0" table:style-name="ce1">
            <text:p>1350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1" table:style-name="ce1">
            <text:p>1351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2" table:style-name="ce1">
            <text:p>1352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3" table:style-name="ce1">
            <text:p>1353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4" table:style-name="ce1">
            <text:p>1354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5" table:style-name="ce1">
            <text:p>1355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6" table:style-name="ce1">
            <text:p>1356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7" table:style-name="ce1">
            <text:p>1357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8" table:style-name="ce1">
            <text:p>1358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9" table:style-name="ce1">
            <text:p>1359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0" table:style-name="ce1">
            <text:p>1360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1" table:style-name="ce1">
            <text:p>1361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2" table:style-name="ce1">
            <text:p>1362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3" table:style-name="ce1">
            <text:p>1363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4" table:style-name="ce1">
            <text:p>1364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5" table:style-name="ce1">
            <text:p>1365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6" table:style-name="ce1">
            <text:p>1366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7" table:style-name="ce1">
            <text:p>1367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8" table:style-name="ce1">
            <text:p>1368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9" table:style-name="ce1">
            <text:p>1369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0" table:style-name="ce1">
            <text:p>1370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1" table:style-name="ce1">
            <text:p>1371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2" table:style-name="ce1">
            <text:p>1372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3" table:style-name="ce1">
            <text:p>1373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4" table:style-name="ce1">
            <text:p>1374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5" table:style-name="ce1">
            <text:p>1375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6" table:style-name="ce1">
            <text:p>1376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7" table:style-name="ce1">
            <text:p>1377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8" table:style-name="ce1">
            <text:p>1378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9" table:style-name="ce1">
            <text:p>1379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0" table:style-name="ce1">
            <text:p>1380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1" table:style-name="ce1">
            <text:p>1381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2" table:style-name="ce1">
            <text:p>1382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3" table:style-name="ce1">
            <text:p>1383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4" table:style-name="ce1">
            <text:p>1384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5" table:style-name="ce1">
            <text:p>1385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6" table:style-name="ce1">
            <text:p>138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7" table:style-name="ce1">
            <text:p>1387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8" table:style-name="ce1">
            <text:p>1388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9" table:style-name="ce1">
            <text:p>1389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0" table:style-name="ce1">
            <text:p>1390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1" table:style-name="ce1">
            <text:p>1391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2" table:style-name="ce1">
            <text:p>1392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3" table:style-name="ce1">
            <text:p>1393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4" table:style-name="ce1">
            <text:p>1394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5" table:style-name="ce1">
            <text:p>1395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6" table:style-name="ce1">
            <text:p>1396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7" table:style-name="ce1">
            <text:p>1397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8" table:style-name="ce1">
            <text:p>1398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9" table:style-name="ce1">
            <text:p>1399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0" table:style-name="ce1">
            <text:p>1400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1" table:style-name="ce1">
            <text:p>1401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2" table:style-name="ce1">
            <text:p>1402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3" table:style-name="ce1">
            <text:p>1403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4" table:style-name="ce1">
            <text:p>1404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5" table:style-name="ce1">
            <text:p>1405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6" table:style-name="ce1">
            <text:p>1406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7" table:style-name="ce1">
            <text:p>1407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8" table:style-name="ce1">
            <text:p>1408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9" table:style-name="ce1">
            <text:p>1409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0" table:style-name="ce1">
            <text:p>1410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1" table:style-name="ce1">
            <text:p>1411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2" table:style-name="ce1">
            <text:p>1412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3" table:style-name="ce1">
            <text:p>1413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4" table:style-name="ce1">
            <text:p>1414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5" table:style-name="ce1">
            <text:p>1415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6" table:style-name="ce1">
            <text:p>1416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7" table:style-name="ce1">
            <text:p>1417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8" table:style-name="ce1">
            <text:p>1418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9" table:style-name="ce1">
            <text:p>1419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20" table:style-name="ce1">
            <text:p>1420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21" table:style-name="ce1">
            <text:p>142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2" table:style-name="ce1">
            <text:p>142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3" table:style-name="ce1">
            <text:p>142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4" table:style-name="ce1">
            <text:p>142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5" table:style-name="ce1">
            <text:p>142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6" table:style-name="ce1">
            <text:p>1426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7" table:style-name="ce1">
            <text:p>142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8" table:style-name="ce1">
            <text:p>1428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9" table:style-name="ce1">
            <text:p>142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0" table:style-name="ce1">
            <text:p>143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1" table:style-name="ce1">
            <text:p>143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2" table:style-name="ce1">
            <text:p>143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3" table:style-name="ce1">
            <text:p>143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4" table:style-name="ce1">
            <text:p>143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5" table:style-name="ce1">
            <text:p>143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6" table:style-name="ce1">
            <text:p>143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7" table:style-name="ce1">
            <text:p>143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8" table:style-name="ce1">
            <text:p>143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9" table:style-name="ce1">
            <text:p>143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0" table:style-name="ce1">
            <text:p>144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1" table:style-name="ce1">
            <text:p>1441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2" table:style-name="ce1">
            <text:p>144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3" table:style-name="ce1">
            <text:p>1443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4" table:style-name="ce1">
            <text:p>144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5" table:style-name="ce1">
            <text:p>144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6" table:style-name="ce1">
            <text:p>144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7" table:style-name="ce1">
            <text:p>144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8" table:style-name="ce1">
            <text:p>144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9" table:style-name="ce1">
            <text:p>144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0" table:style-name="ce1">
            <text:p>145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1" table:style-name="ce1">
            <text:p>145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2" table:style-name="ce1">
            <text:p>145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3" table:style-name="ce1">
            <text:p>145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4" table:style-name="ce1">
            <text:p>145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5" table:style-name="ce1">
            <text:p>145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6" table:style-name="ce1">
            <text:p>145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7" table:style-name="ce1">
            <text:p>145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8" table:style-name="ce1">
            <text:p>145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9" table:style-name="ce1">
            <text:p>145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0" table:style-name="ce1">
            <text:p>146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1" table:style-name="ce1">
            <text:p>146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2" table:style-name="ce1">
            <text:p>146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3" table:style-name="ce1">
            <text:p>146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4" table:style-name="ce1">
            <text:p>146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5" table:style-name="ce1">
            <text:p>146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6" table:style-name="ce1">
            <text:p>146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7" table:style-name="ce1">
            <text:p>146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8" table:style-name="ce1">
            <text:p>146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9" table:style-name="ce1">
            <text:p>146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0" table:style-name="ce1">
            <text:p>147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1" table:style-name="ce1">
            <text:p>147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2" table:style-name="ce1">
            <text:p>147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3" table:style-name="ce1">
            <text:p>1473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4" table:style-name="ce1">
            <text:p>147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5" table:style-name="ce1">
            <text:p>147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6" table:style-name="ce1">
            <text:p>147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7" table:style-name="ce1">
            <text:p>147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8" table:style-name="ce1">
            <text:p>1478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9" table:style-name="ce1">
            <text:p>1479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0" table:style-name="ce1">
            <text:p>1480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1" table:style-name="ce1">
            <text:p>148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2" table:style-name="ce1">
            <text:p>1482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3" table:style-name="ce1">
            <text:p>1483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4" table:style-name="ce1">
            <text:p>1484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5" table:style-name="ce1">
            <text:p>1485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6" table:style-name="ce1">
            <text:p>148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7" table:style-name="ce1">
            <text:p>1487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8" table:style-name="ce1">
            <text:p>148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9" table:style-name="ce1">
            <text:p>1489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0" table:style-name="ce1">
            <text:p>1490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1" table:style-name="ce1">
            <text:p>1491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2" table:style-name="ce1">
            <text:p>1492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3" table:style-name="ce1">
            <text:p>1493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4" table:style-name="ce1">
            <text:p>149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5" table:style-name="ce1">
            <text:p>1495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6" table:style-name="ce1">
            <text:p>149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7" table:style-name="ce1">
            <text:p>1497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8" table:style-name="ce1">
            <text:p>1498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9" table:style-name="ce1">
            <text:p>1499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0" table:style-name="ce1">
            <text:p>1500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1" table:style-name="ce1">
            <text:p>1501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2" table:style-name="ce1">
            <text:p>1502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3" table:style-name="ce1">
            <text:p>150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4" table:style-name="ce1">
            <text:p>150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5" table:style-name="ce1">
            <text:p>150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6" table:style-name="ce1">
            <text:p>150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7" table:style-name="ce1">
            <text:p>1507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8" table:style-name="ce1">
            <text:p>150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9" table:style-name="ce1">
            <text:p>150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0" table:style-name="ce1">
            <text:p>151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1" table:style-name="ce1">
            <text:p>151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2" table:style-name="ce1">
            <text:p>151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3" table:style-name="ce1">
            <text:p>151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4" table:style-name="ce1">
            <text:p>151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5" table:style-name="ce1">
            <text:p>151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6" table:style-name="ce1">
            <text:p>151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7" table:style-name="ce1">
            <text:p>1517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8" table:style-name="ce1">
            <text:p>1518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9" table:style-name="ce1">
            <text:p>1519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0" table:style-name="ce1">
            <text:p>1520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1" table:style-name="ce1">
            <text:p>1521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2" table:style-name="ce1">
            <text:p>1522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3" table:style-name="ce1">
            <text:p>1523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4" table:style-name="ce1">
            <text:p>1524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5" table:style-name="ce1">
            <text:p>1525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6" table:style-name="ce1">
            <text:p>1526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7" table:style-name="ce1">
            <text:p>1527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8" table:style-name="ce1">
            <text:p>1528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9" table:style-name="ce1">
            <text:p>1529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0" table:style-name="ce1">
            <text:p>1530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1" table:style-name="ce1">
            <text:p>1531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2" table:style-name="ce1">
            <text:p>1532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3" table:style-name="ce1">
            <text:p>1533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4" table:style-name="ce1">
            <text:p>1534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5" table:style-name="ce1">
            <text:p>1535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6" table:style-name="ce1">
            <text:p>1536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7" table:style-name="ce1">
            <text:p>1537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8" table:style-name="ce1">
            <text:p>1538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9" table:style-name="ce1">
            <text:p>1539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0" table:style-name="ce1">
            <text:p>1540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1" table:style-name="ce1">
            <text:p>1541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2" table:style-name="ce1">
            <text:p>1542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3" table:style-name="ce1">
            <text:p>1543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4" table:style-name="ce1">
            <text:p>1544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5" table:style-name="ce1">
            <text:p>1545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6" table:style-name="ce1">
            <text:p>1546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7" table:style-name="ce1">
            <text:p>1547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8" table:style-name="ce1">
            <text:p>1548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9" table:style-name="ce1">
            <text:p>1549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0" table:style-name="ce1">
            <text:p>1550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1" table:style-name="ce1">
            <text:p>1551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2" table:style-name="ce1">
            <text:p>1552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3" table:style-name="ce1">
            <text:p>1553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4" table:style-name="ce1">
            <text:p>1554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5" table:style-name="ce1">
            <text:p>1555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6" table:style-name="ce1">
            <text:p>1556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7" table:style-name="ce1">
            <text:p>1557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8" table:style-name="ce1">
            <text:p>1558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9" table:style-name="ce1">
            <text:p>1559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0" table:style-name="ce1">
            <text:p>1560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1" table:style-name="ce1">
            <text:p>1561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2" table:style-name="ce1">
            <text:p>1562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3" table:style-name="ce1">
            <text:p>1563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4" table:style-name="ce1">
            <text:p>1564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5" table:style-name="ce1">
            <text:p>1565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6" table:style-name="ce1">
            <text:p>1566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7" table:style-name="ce1">
            <text:p>1567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8" table:style-name="ce1">
            <text:p>1568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9" table:style-name="ce1">
            <text:p>1569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0" table:style-name="ce1">
            <text:p>1570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1" table:style-name="ce1">
            <text:p>1571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2" table:style-name="ce1">
            <text:p>1572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3" table:style-name="ce1">
            <text:p>1573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4" table:style-name="ce1">
            <text:p>1574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5" table:style-name="ce1">
            <text:p>1575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6" table:style-name="ce1">
            <text:p>1576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7" table:style-name="ce1">
            <text:p>1577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8" table:style-name="ce1">
            <text:p>1578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9" table:style-name="ce1">
            <text:p>1579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0" table:style-name="ce1">
            <text:p>1580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1" table:style-name="ce1">
            <text:p>1581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2" table:style-name="ce1">
            <text:p>1582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3" table:style-name="ce1">
            <text:p>1583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4" table:style-name="ce1">
            <text:p>1584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5" table:style-name="ce1">
            <text:p>1585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6" table:style-name="ce1">
            <text:p>1586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7" table:style-name="ce1">
            <text:p>1587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8" table:style-name="ce1">
            <text:p>1588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9" table:style-name="ce1">
            <text:p>1589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0" table:style-name="ce1">
            <text:p>1590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1" table:style-name="ce1">
            <text:p>1591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2" table:style-name="ce1">
            <text:p>1592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3" table:style-name="ce1">
            <text:p>1593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4" table:style-name="ce1">
            <text:p>1594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5" table:style-name="ce1">
            <text:p>1595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6" table:style-name="ce1">
            <text:p>1596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7" table:style-name="ce1">
            <text:p>1597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8" table:style-name="ce1">
            <text:p>1598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9" table:style-name="ce1">
            <text:p>1599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0" table:style-name="ce1">
            <text:p>1600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1" table:style-name="ce1">
            <text:p>1601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2" table:style-name="ce1">
            <text:p>1602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3" table:style-name="ce1">
            <text:p>1603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4" table:style-name="ce1">
            <text:p>1604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5" table:style-name="ce1">
            <text:p>1605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6" table:style-name="ce1">
            <text:p>1606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7" table:style-name="ce1">
            <text:p>1607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8" table:style-name="ce1">
            <text:p>1608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9" table:style-name="ce1">
            <text:p>1609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0" table:style-name="ce1">
            <text:p>1610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1" table:style-name="ce1">
            <text:p>1611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2" table:style-name="ce1">
            <text:p>1612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3" table:style-name="ce1">
            <text:p>1613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4" table:style-name="ce1">
            <text:p>1614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5" table:style-name="ce1">
            <text:p>1615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6" table:style-name="ce1">
            <text:p>1616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7" table:style-name="ce1">
            <text:p>1617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8" table:style-name="ce1">
            <text:p>1618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9" table:style-name="ce1">
            <text:p>1619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20" table:style-name="ce1">
            <text:p>1620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21" table:style-name="ce1">
            <text:p>1621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22" table:style-name="ce1">
            <text:p>1622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23" table:style-name="ce1">
            <text:p>1623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24" table:style-name="ce1">
            <text:p>162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3.35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25" table:style-name="ce1">
            <text:p>162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1.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26" table:style-name="ce1">
            <text:p>162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3">
            <text:p>1.20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27" table:style-name="ce1">
            <text:p>162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2.21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28" table:style-name="ce1">
            <text:p>162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3">
            <text:p>1.01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29" table:style-name="ce1">
            <text:p>1629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0" table:style-name="ce1">
            <text:p>163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3">
            <text:p>1.7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1" table:style-name="ce1">
            <text:p>1631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2" table:style-name="ce1">
            <text:p>163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3">
            <text:p>2.02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3" table:style-name="ce1">
            <text:p>163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1.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4" table:style-name="ce1">
            <text:p>163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3">
            <text:p>2.18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5" table:style-name="ce1">
            <text:p>163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3">
            <text:p>1.00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6" table:style-name="ce1">
            <text:p>163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3">
            <text:p>1.0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7" table:style-name="ce1">
            <text:p>163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3">
            <text:p>2.38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8" table:style-name="ce1">
            <text:p>163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9" table:style-name="ce1">
            <text:p>163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3">
            <text:p>1.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40" table:style-name="ce1">
            <text:p>164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3">
            <text:p>1.88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41" table:style-name="ce1">
            <text:p>164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2" table:style-name="ce1">
            <text:p>164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3">
            <text:p>1.80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43" table:style-name="ce1">
            <text:p>164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3">
            <text:p>1.00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44" table:style-name="ce1">
            <text:p>1644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5" table:style-name="ce1">
            <text:p>164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3">
            <text:p>2.20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46" table:style-name="ce1">
            <text:p>1646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7" table:style-name="ce1">
            <text:p>164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3">
            <text:p>1.41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48" table:style-name="ce1">
            <text:p>164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3">
            <text:p>1.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49" table:style-name="ce1">
            <text:p>164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3">
            <text:p>1.40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0" table:style-name="ce1">
            <text:p>165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1" table:style-name="ce1">
            <text:p>165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3">
            <text:p>1.25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2" table:style-name="ce1">
            <text:p>165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53" table:style-name="ce1">
            <text:p>165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1.00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4" table:style-name="ce1">
            <text:p>165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3">
            <text:p>1.60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5" table:style-name="ce1">
            <text:p>165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3">
            <text:p>2.48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6" table:style-name="ce1">
            <text:p>165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57" table:style-name="ce1">
            <text:p>165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1.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8" table:style-name="ce1">
            <text:p>165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1.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9" table:style-name="ce1">
            <text:p>165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3">
            <text:p>1.20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0" table:style-name="ce1">
            <text:p>166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3">
            <text:p>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1" table:style-name="ce1">
            <text:p>166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3">
            <text:p>1.94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2" table:style-name="ce1">
            <text:p>166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3">
            <text:p>1.60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3" table:style-name="ce1">
            <text:p>166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3">
            <text:p>2.67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4" table:style-name="ce1">
            <text:p>166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65" table:style-name="ce1">
            <text:p>166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3">
            <text:p>1.93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6" table:style-name="ce1">
            <text:p>166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2.75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7" table:style-name="ce1">
            <text:p>166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1.60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8" table:style-name="ce1">
            <text:p>166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2.40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9" table:style-name="ce1">
            <text:p>166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1.20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0" table:style-name="ce1">
            <text:p>167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2.14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1" table:style-name="ce1">
            <text:p>167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3">
            <text:p>1.20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2" table:style-name="ce1">
            <text:p>167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">
            <text:p>1.80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3" table:style-name="ce1">
            <text:p>167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1.04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4" table:style-name="ce1">
            <text:p>167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3">
            <text:p>1.7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5" table:style-name="ce1">
            <text:p>167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1.20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6" table:style-name="ce1">
            <text:p>167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77" table:style-name="ce1">
            <text:p>167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1.67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8" table:style-name="ce1">
            <text:p>1678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1.43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9" table:style-name="ce1">
            <text:p>167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3">
            <text:p>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0" table:style-name="ce1">
            <text:p>1680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">
            <text:p>1.8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1" table:style-name="ce1">
            <text:p>1681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">
            <text:p>1.82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2" table:style-name="ce1">
            <text:p>1682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3">
            <text:p>1.23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3" table:style-name="ce1">
            <text:p>1683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3">
            <text:p>1.41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4" table:style-name="ce1">
            <text:p>168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" table:style-name="ce3">
            <text:p>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5" table:style-name="ce1">
            <text:p>1685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3">
            <text:p>1.64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6" table:style-name="ce1">
            <text:p>168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3">
            <text:p>2.66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7" table:style-name="ce1">
            <text:p>1687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88" table:style-name="ce1">
            <text:p>1688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89" table:style-name="ce1">
            <text:p>168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3">
            <text:p>1.0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0" table:style-name="ce1">
            <text:p>1690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3">
            <text:p>1.0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1" table:style-name="ce1">
            <text:p>169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3">
            <text:p>1.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2" table:style-name="ce1">
            <text:p>169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3">
            <text:p>1.47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3" table:style-name="ce1">
            <text:p>1693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3">
            <text:p>2.66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4" table:style-name="ce1">
            <text:p>169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3">
            <text:p>1.41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5" table:style-name="ce1">
            <text:p>1695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6" table:style-name="ce1">
            <text:p>169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3">
            <text:p>1.60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7" table:style-name="ce1">
            <text:p>1697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8" table:style-name="ce1">
            <text:p>1698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9" table:style-name="ce1">
            <text:p>1699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3">
            <text:p>1.64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0" table:style-name="ce1">
            <text:p>1700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1" table:style-name="ce1">
            <text:p>170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3">
            <text:p>1.57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2" table:style-name="ce1">
            <text:p>1702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3">
            <text:p>1.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3" table:style-name="ce1">
            <text:p>1703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3">
            <text:p>1.80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4" table:style-name="ce1">
            <text:p>170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3">
            <text:p>1.41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5" table:style-name="ce1">
            <text:p>170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3">
            <text:p>1.63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6" table:style-name="ce1">
            <text:p>170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3">
            <text:p>1.41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7" table:style-name="ce1">
            <text:p>1707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8" table:style-name="ce1">
            <text:p>170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3">
            <text:p>1.20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9" table:style-name="ce1">
            <text:p>170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3">
            <text:p>2.7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0" table:style-name="ce1">
            <text:p>1710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3">
            <text:p>1.71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1" table:style-name="ce1">
            <text:p>171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3">
            <text:p>2.2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2" table:style-name="ce1">
            <text:p>171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3">
            <text:p>3.54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3" table:style-name="ce1">
            <text:p>1713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3">
            <text:p>1.20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4" table:style-name="ce1">
            <text:p>171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3">
            <text:p>1.0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5" table:style-name="ce1">
            <text:p>171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3">
            <text:p>2.67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6" table:style-name="ce1">
            <text:p>171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3">
            <text:p>1.10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7" table:style-name="ce1">
            <text:p>171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3">
            <text:p>1.20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8" table:style-name="ce1">
            <text:p>171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3">
            <text:p>1.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9" table:style-name="ce1">
            <text:p>171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3">
            <text:p>1.42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0" table:style-name="ce1">
            <text:p>1720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3">
            <text:p>1.61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1" table:style-name="ce1">
            <text:p>172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3">
            <text:p>2.47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2" table:style-name="ce1">
            <text:p>172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3">
            <text:p>2.05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3" table:style-name="ce1">
            <text:p>1723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24" table:style-name="ce1">
            <text:p>1724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3">
            <text:p>1.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5" table:style-name="ce1">
            <text:p>1725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3">
            <text:p>1.62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6" table:style-name="ce1">
            <text:p>1726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3">
            <text:p>1.20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7" table:style-name="ce1">
            <text:p>1727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3">
            <text:p>1.22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8" table:style-name="ce1">
            <text:p>1728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3">
            <text:p>3.02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9" table:style-name="ce1">
            <text:p>1729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3">
            <text:p>1.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0" table:style-name="ce1">
            <text:p>1730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3">
            <text:p>1.60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1" table:style-name="ce1">
            <text:p>1731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2" table:style-name="ce1">
            <text:p>1732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3">
            <text:p>1.20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3" table:style-name="ce1">
            <text:p>1733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4" table:style-name="ce1">
            <text:p>1734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5" table:style-name="ce1">
            <text:p>1735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3">
            <text:p>1.40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6" table:style-name="ce1">
            <text:p>1736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3">
            <text:p>1.20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7" table:style-name="ce1">
            <text:p>1737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3">
            <text:p>1.20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8" table:style-name="ce1">
            <text:p>1738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3">
            <text:p>1.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9" table:style-name="ce1">
            <text:p>1739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0" table:style-name="ce1">
            <text:p>1740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3">
            <text:p>1.76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1" table:style-name="ce1">
            <text:p>1741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2" table:style-name="ce1">
            <text:p>1742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3">
            <text:p>1.80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3" table:style-name="ce1">
            <text:p>1743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3">
            <text:p>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4" table:style-name="ce1">
            <text:p>1744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3">
            <text:p>1.80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5" table:style-name="ce1">
            <text:p>1745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3">
            <text:p>1.96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6" table:style-name="ce1">
            <text:p>1746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7" table:style-name="ce1">
            <text:p>1747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3">
            <text:p>1.8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8" table:style-name="ce1">
            <text:p>1748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9" table:style-name="ce1">
            <text:p>1749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3">
            <text:p>1.60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0" table:style-name="ce1">
            <text:p>1750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3">
            <text:p>1.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1" table:style-name="ce1">
            <text:p>1751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3">
            <text:p>1.70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2" table:style-name="ce1">
            <text:p>1752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3">
            <text:p>2.89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3" table:style-name="ce1">
            <text:p>1753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3">
            <text:p>1.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4" table:style-name="ce1">
            <text:p>1754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55" table:style-name="ce1">
            <text:p>1755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3">
            <text:p>2.00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6" table:style-name="ce1">
            <text:p>1756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3">
            <text:p>1.60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7" table:style-name="ce1">
            <text:p>1757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3">
            <text:p>1.85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8" table:style-name="ce1">
            <text:p>1758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3">
            <text:p>2.14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9" table:style-name="ce1">
            <text:p>1759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60" table:style-name="ce1">
            <text:p>1760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3">
            <text:p>1.00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1" table:style-name="ce1">
            <text:p>1761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3">
            <text:p>1.0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2" table:style-name="ce1">
            <text:p>1762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" table:style-name="ce3">
            <text:p>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3" table:style-name="ce1">
            <text:p>1763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3">
            <text:p>2.69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4" table:style-name="ce1">
            <text:p>1764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3">
            <text:p>1.8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5" table:style-name="ce1">
            <text:p>1765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3">
            <text:p>2.97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6" table:style-name="ce1">
            <text:p>1766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67" table:style-name="ce1">
            <text:p>1767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3"/>
          <table:table-cell office:value-type="float" office:value="2008" table:formula="of:=2008" table:style-name="ce1">
            <text:p>2008</text:p>
          </table:table-cell>
          <table:table-cell office:value-type="float" office:value="1768" table:style-name="ce1">
            <text:p>1768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3">
            <text:p>1.20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9" table:style-name="ce1">
            <text:p>1769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3">
            <text:p>1.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0" table:style-name="ce1">
            <text:p>1770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" table:style-name="ce3">
            <text:p>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1" table:style-name="ce1">
            <text:p>1771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3">
            <text:p>1.00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2" table:style-name="ce1">
            <text:p>1772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3">
            <text:p>1.52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3" table:style-name="ce1">
            <text:p>1773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3">
            <text:p>2.20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4" table:style-name="ce1">
            <text:p>1774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3">
            <text:p>1.22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5" table:style-name="ce1">
            <text:p>1775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3">
            <text:p>1.01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6" table:style-name="ce1">
            <text:p>1776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3">
            <text:p>1.01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7" table:style-name="ce1">
            <text:p>1777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3">
            <text:p>1.8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8" table:style-name="ce1">
            <text:p>1778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3">
            <text:p>2.73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9" table:style-name="ce1">
            <text:p>1779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3">
            <text:p>1.03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80" table:style-name="ce1">
            <text:p>1780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3">
            <text:p>1.44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81" table:style-name="ce1">
            <text:p>1781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3">
            <text:p>2.33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82" table:style-name="ce1">
            <text:p>1782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3">
            <text:p>1.60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83" table:style-name="ce1">
            <text:p>1783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4" table:style-name="ce1">
            <text:p>1784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5" table:style-name="ce1">
            <text:p>1785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6" table:style-name="ce1">
            <text:p>1786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7" table:style-name="ce1">
            <text:p>1787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8" table:style-name="ce1">
            <text:p>1788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9" table:style-name="ce1">
            <text:p>1789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0" table:style-name="ce1">
            <text:p>1790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1" table:style-name="ce1">
            <text:p>1791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3">
            <text:p>1.85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2" table:style-name="ce1">
            <text:p>1792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3">
            <text:p>1.60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3" table:style-name="ce1">
            <text:p>1793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4" table:style-name="ce1">
            <text:p>1794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3">
            <text:p>1.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5" table:style-name="ce1">
            <text:p>1795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3">
            <text:p>1.20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6" table:style-name="ce1">
            <text:p>1796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3">
            <text:p>1.2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7" table:style-name="ce1">
            <text:p>1797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3">
            <text:p>1.40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8" table:style-name="ce1">
            <text:p>1798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3">
            <text:p>3.43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9" table:style-name="ce1">
            <text:p>1799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3">
            <text:p>3.56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0" table:style-name="ce1">
            <text:p>1800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3"/>
          <table:table-cell office:value-type="float" office:value="2008" table:formula="of:=2008" table:style-name="ce1">
            <text:p>2008</text:p>
          </table:table-cell>
          <table:table-cell office:value-type="float" office:value="1801" table:style-name="ce1">
            <text:p>1801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3">
            <text:p>2.54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2" table:style-name="ce1">
            <text:p>1802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3">
            <text:p>1.0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3" table:style-name="ce1">
            <text:p>1803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3">
            <text:p>1.00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4" table:style-name="ce1">
            <text:p>1804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05" table:style-name="ce1">
            <text:p>1805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3">
            <text:p>2.28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6" table:style-name="ce1">
            <text:p>1806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3">
            <text:p>1.80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7" table:style-name="ce1">
            <text:p>1807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3">
            <text:p>1.41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8" table:style-name="ce1">
            <text:p>1808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3">
            <text:p>3.28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9" table:style-name="ce1">
            <text:p>1809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3">
            <text:p>1.0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0" table:style-name="ce1">
            <text:p>1810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3">
            <text:p>2.1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1" table:style-name="ce1">
            <text:p>1811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3">
            <text:p>1.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2" table:style-name="ce1">
            <text:p>1812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3">
            <text:p>1.70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3" table:style-name="ce1">
            <text:p>1813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14" table:style-name="ce1">
            <text:p>1814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3">
            <text:p>1.20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5" table:style-name="ce1">
            <text:p>1815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3">
            <text:p>1.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6" table:style-name="ce1">
            <text:p>1816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3">
            <text:p>1.80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7" table:style-name="ce1">
            <text:p>1817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3">
            <text:p>2.41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8" table:style-name="ce1">
            <text:p>1818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19" table:style-name="ce1">
            <text:p>1819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3">
            <text:p>1.47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0" table:style-name="ce1">
            <text:p>1820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3">
            <text:p>1.20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1" table:style-name="ce1">
            <text:p>1821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22" table:style-name="ce1">
            <text:p>1822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3">
            <text:p>2.05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3" table:style-name="ce1">
            <text:p>1823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3">
            <text:p>1.30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4" table:style-name="ce1">
            <text:p>1824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3">
            <text:p>2.02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5" table:style-name="ce1">
            <text:p>1825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3">
            <text:p>1.20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6" table:style-name="ce1">
            <text:p>1826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3">
            <text:p>2.02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7" table:style-name="ce1">
            <text:p>182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3.39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28" table:style-name="ce1">
            <text:p>182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1.80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29" table:style-name="ce1">
            <text:p>182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3">
            <text:p>1.20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0" table:style-name="ce1">
            <text:p>183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2.2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1" table:style-name="ce1">
            <text:p>183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3">
            <text:p>1.06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2" table:style-name="ce1">
            <text:p>1832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33" table:style-name="ce1">
            <text:p>183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3">
            <text:p>1.83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4" table:style-name="ce1">
            <text:p>1834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35" table:style-name="ce1">
            <text:p>183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3">
            <text:p>1.73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6" table:style-name="ce1">
            <text:p>183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1.60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7" table:style-name="ce1">
            <text:p>183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3">
            <text:p>2.17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8" table:style-name="ce1">
            <text:p>183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3">
            <text:p>1.04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9" table:style-name="ce1">
            <text:p>183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3">
            <text:p>1.0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40" table:style-name="ce1">
            <text:p>184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3">
            <text:p>2.32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41" table:style-name="ce1">
            <text:p>184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2" table:style-name="ce1">
            <text:p>184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3">
            <text:p>1.4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43" table:style-name="ce1">
            <text:p>184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3">
            <text:p>1.86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44" table:style-name="ce1">
            <text:p>184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5" table:style-name="ce1">
            <text:p>184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3">
            <text:p>1.80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46" table:style-name="ce1">
            <text:p>184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3">
            <text:p>1.00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47" table:style-name="ce1">
            <text:p>1847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8" table:style-name="ce1">
            <text:p>184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3">
            <text:p>2.20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49" table:style-name="ce1">
            <text:p>1849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0" table:style-name="ce1">
            <text:p>185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3">
            <text:p>1.41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1" table:style-name="ce1">
            <text:p>185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3">
            <text:p>1.60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2" table:style-name="ce1">
            <text:p>185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3">
            <text:p>1.40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3" table:style-name="ce1">
            <text:p>185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4" table:style-name="ce1">
            <text:p>185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3">
            <text:p>1.25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5" table:style-name="ce1">
            <text:p>185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6" table:style-name="ce1">
            <text:p>185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1.00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7" table:style-name="ce1">
            <text:p>185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3">
            <text:p>1.60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8" table:style-name="ce1">
            <text:p>185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3">
            <text:p>2.42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9" table:style-name="ce1">
            <text:p>185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60" table:style-name="ce1">
            <text:p>186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1.62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1" table:style-name="ce1">
            <text:p>186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1.60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2" table:style-name="ce1">
            <text:p>186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3">
            <text:p>1.21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3" table:style-name="ce1">
            <text:p>186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3">
            <text:p>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4" table:style-name="ce1">
            <text:p>186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3">
            <text:p>1.83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5" table:style-name="ce1">
            <text:p>186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3">
            <text:p>1.60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6" table:style-name="ce1">
            <text:p>186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3">
            <text:p>2.59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7" table:style-name="ce1">
            <text:p>186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68" table:style-name="ce1">
            <text:p>186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3">
            <text:p>1.62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9" table:style-name="ce1">
            <text:p>186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2.83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0" table:style-name="ce1">
            <text:p>187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1.62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1" table:style-name="ce1">
            <text:p>187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2.40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2" table:style-name="ce1">
            <text:p>187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1.20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3" table:style-name="ce1">
            <text:p>187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1.83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4" table:style-name="ce1">
            <text:p>187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3">
            <text:p>1.30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5" table:style-name="ce1">
            <text:p>187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">
            <text:p>1.80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6" table:style-name="ce1">
            <text:p>187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1.10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7" table:style-name="ce1">
            <text:p>187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3">
            <text:p>1.7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8" table:style-name="ce1">
            <text:p>187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1.20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9" table:style-name="ce1">
            <text:p>1879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80" table:style-name="ce1">
            <text:p>1880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1.46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1" table:style-name="ce1">
            <text:p>188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1.43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2" table:style-name="ce1">
            <text:p>188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3">
            <text:p>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3" table:style-name="ce1">
            <text:p>188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">
            <text:p>1.8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4" table:style-name="ce1">
            <text:p>188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">
            <text:p>1.82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5" table:style-name="ce1">
            <text:p>188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3">
            <text:p>1.26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6" table:style-name="ce1">
            <text:p>1886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3">
            <text:p>1.42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7" table:style-name="ce1">
            <text:p>1887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" table:style-name="ce3">
            <text:p>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8" table:style-name="ce1">
            <text:p>1888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3">
            <text:p>1.66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9" table:style-name="ce1">
            <text:p>1889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3">
            <text:p>3.23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0" table:style-name="ce1">
            <text:p>1890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1" table:style-name="ce1">
            <text:p>1891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2" table:style-name="ce1">
            <text:p>189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3">
            <text:p>1.01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3" table:style-name="ce1">
            <text:p>189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3">
            <text:p>1.11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4" table:style-name="ce1">
            <text:p>189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3">
            <text:p>1.4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5" table:style-name="ce1">
            <text:p>1895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3">
            <text:p>1.4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6" table:style-name="ce1">
            <text:p>1896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3">
            <text:p>2.66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7" table:style-name="ce1">
            <text:p>189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3">
            <text:p>1.41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8" table:style-name="ce1">
            <text:p>1898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9" table:style-name="ce1">
            <text:p>189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3">
            <text:p>1.40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00" table:style-name="ce1">
            <text:p>1900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1" table:style-name="ce1">
            <text:p>1901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2" table:style-name="ce1">
            <text:p>1902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3">
            <text:p>1.47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03" table:style-name="ce1">
            <text:p>1903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4" table:style-name="ce1">
            <text:p>190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3">
            <text:p>1.62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05" table:style-name="ce1">
            <text:p>1905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3">
            <text:p>1.4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06" table:style-name="ce1">
            <text:p>190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3">
            <text:p>1.80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07" table:style-name="ce1">
            <text:p>1907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3">
            <text:p>1.41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08" table:style-name="ce1">
            <text:p>190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3">
            <text:p>1.63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09" table:style-name="ce1">
            <text:p>1909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3">
            <text:p>1.41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0" table:style-name="ce1">
            <text:p>1910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11" table:style-name="ce1">
            <text:p>1911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3">
            <text:p>1.40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2" table:style-name="ce1">
            <text:p>191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3">
            <text:p>2.76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3" table:style-name="ce1">
            <text:p>191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3">
            <text:p>1.59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4" table:style-name="ce1">
            <text:p>191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3">
            <text:p>2.08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5" table:style-name="ce1">
            <text:p>191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3">
            <text:p>3.38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6" table:style-name="ce1">
            <text:p>1916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3">
            <text:p>1.20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7" table:style-name="ce1">
            <text:p>191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3">
            <text:p>1.0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8" table:style-name="ce1">
            <text:p>191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3">
            <text:p>2.66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9" table:style-name="ce1">
            <text:p>1919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3">
            <text:p>1.12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0" table:style-name="ce1">
            <text:p>1920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3">
            <text:p>1.20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1" table:style-name="ce1">
            <text:p>1921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3">
            <text:p>1.4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2" table:style-name="ce1">
            <text:p>1922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3">
            <text:p>1.21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3" table:style-name="ce1">
            <text:p>1923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3">
            <text:p>1.60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4" table:style-name="ce1">
            <text:p>192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3">
            <text:p>2.46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5" table:style-name="ce1">
            <text:p>1925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3">
            <text:p>2.05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6" table:style-name="ce1">
            <text:p>1926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27" table:style-name="ce1">
            <text:p>1927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3">
            <text:p>1.4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8" table:style-name="ce1">
            <text:p>1928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3">
            <text:p>1.62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9" table:style-name="ce1">
            <text:p>1929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3">
            <text:p>1.20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0" table:style-name="ce1">
            <text:p>1930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3">
            <text:p>1.42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1" table:style-name="ce1">
            <text:p>1931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3">
            <text:p>2.8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2" table:style-name="ce1">
            <text:p>1932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3">
            <text:p>1.4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3" table:style-name="ce1">
            <text:p>1933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3">
            <text:p>1.60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4" table:style-name="ce1">
            <text:p>1934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5" table:style-name="ce1">
            <text:p>1935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3">
            <text:p>1.20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6" table:style-name="ce1">
            <text:p>1936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7" table:style-name="ce1">
            <text:p>1937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8" table:style-name="ce1">
            <text:p>1938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3">
            <text:p>1.40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9" table:style-name="ce1">
            <text:p>1939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3">
            <text:p>1.80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0" table:style-name="ce1">
            <text:p>1940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3">
            <text:p>1.20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1" table:style-name="ce1">
            <text:p>1941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3">
            <text:p>1.20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2" table:style-name="ce1">
            <text:p>1942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3">
            <text:p>2.0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4" table:style-name="ce1">
            <text:p>1944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45" table:style-name="ce1">
            <text:p>1945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3">
            <text:p>1.80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6" table:style-name="ce1">
            <text:p>1946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3">
            <text:p>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7" table:style-name="ce1">
            <text:p>1947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3">
            <text:p>2.04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8" table:style-name="ce1">
            <text:p>1948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3">
            <text:p>2.00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9" table:style-name="ce1">
            <text:p>1949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0" table:style-name="ce1">
            <text:p>1950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3">
            <text:p>1.8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1" table:style-name="ce1">
            <text:p>1951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2" table:style-name="ce1">
            <text:p>1952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3">
            <text:p>1.60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3" table:style-name="ce1">
            <text:p>1953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3">
            <text:p>1.4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4" table:style-name="ce1">
            <text:p>1954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3">
            <text:p>1.5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5" table:style-name="ce1">
            <text:p>1955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3">
            <text:p>2.92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6" table:style-name="ce1">
            <text:p>1956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3">
            <text:p>1.4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7" table:style-name="ce1">
            <text:p>1957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8" table:style-name="ce1">
            <text:p>1958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3">
            <text:p>1.87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9" table:style-name="ce1">
            <text:p>1959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3">
            <text:p>1.60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0" table:style-name="ce1">
            <text:p>1960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3">
            <text:p>2.06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1" table:style-name="ce1">
            <text:p>1961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3">
            <text:p>2.13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2" table:style-name="ce1">
            <text:p>1962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63" table:style-name="ce1">
            <text:p>1963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3">
            <text:p>1.02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4" table:style-name="ce1">
            <text:p>1964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3">
            <text:p>1.0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5" table:style-name="ce1">
            <text:p>1965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" table:style-name="ce3">
            <text:p>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6" table:style-name="ce1">
            <text:p>1966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3">
            <text:p>2.3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7" table:style-name="ce1">
            <text:p>1967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3">
            <text:p>1.8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8" table:style-name="ce1">
            <text:p>1968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3">
            <text:p>3.50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9" table:style-name="ce1">
            <text:p>1969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70" table:style-name="ce1">
            <text:p>1970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3"/>
          <table:table-cell office:value-type="float" office:value="2009" table:formula="of:=2009" table:style-name="ce1">
            <text:p>2009</text:p>
          </table:table-cell>
          <table:table-cell office:value-type="float" office:value="1971" table:style-name="ce1">
            <text:p>1971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3">
            <text:p>1.20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2" table:style-name="ce1">
            <text:p>1972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3">
            <text:p>1.4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3" table:style-name="ce1">
            <text:p>1973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3">
            <text:p>1.20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4" table:style-name="ce1">
            <text:p>1974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3">
            <text:p>1.10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5" table:style-name="ce1">
            <text:p>1975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3">
            <text:p>1.63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6" table:style-name="ce1">
            <text:p>1976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3">
            <text:p>2.40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7" table:style-name="ce1">
            <text:p>1977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3">
            <text:p>1.27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8" table:style-name="ce1">
            <text:p>1978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3">
            <text:p>1.01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9" table:style-name="ce1">
            <text:p>1979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3">
            <text:p>1.01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0" table:style-name="ce1">
            <text:p>1980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3">
            <text:p>2.02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1" table:style-name="ce1">
            <text:p>1981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3">
            <text:p>2.36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2" table:style-name="ce1">
            <text:p>1982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3">
            <text:p>1.05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3" table:style-name="ce1">
            <text:p>1983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3">
            <text:p>1.25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4" table:style-name="ce1">
            <text:p>1984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3">
            <text:p>2.43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5" table:style-name="ce1">
            <text:p>1985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3">
            <text:p>1.60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6" table:style-name="ce1">
            <text:p>1986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87" table:style-name="ce1">
            <text:p>1987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88" table:style-name="ce1">
            <text:p>1988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89" table:style-name="ce1">
            <text:p>1989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0" table:style-name="ce1">
            <text:p>1990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1" table:style-name="ce1">
            <text:p>1991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2" table:style-name="ce1">
            <text:p>1992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3" table:style-name="ce1">
            <text:p>1993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4" table:style-name="ce1">
            <text:p>1994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3">
            <text:p>1.84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95" table:style-name="ce1">
            <text:p>1995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3">
            <text:p>1.60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96" table:style-name="ce1">
            <text:p>1996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7" table:style-name="ce1">
            <text:p>1997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3">
            <text:p>1.4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98" table:style-name="ce1">
            <text:p>1998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3">
            <text:p>1.20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99" table:style-name="ce1">
            <text:p>1999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3">
            <text:p>1.2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3">
            <text:p>1.40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1" table:style-name="ce1">
            <text:p>2001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3">
            <text:p>3.49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2" table:style-name="ce1">
            <text:p>2002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3">
            <text:p>3.54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3" table:style-name="ce1">
            <text:p>2003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3"/>
          <table:table-cell office:value-type="float" office:value="2009" table:formula="of:=2009" table:style-name="ce1">
            <text:p>2009</text:p>
          </table:table-cell>
          <table:table-cell office:value-type="float" office:value="2004" table:style-name="ce1">
            <text:p>2004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3">
            <text:p>2.66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5" table:style-name="ce1">
            <text:p>2005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3">
            <text:p>1.0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6" table:style-name="ce1">
            <text:p>2006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3">
            <text:p>1.00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7" table:style-name="ce1">
            <text:p>2007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08" table:style-name="ce1">
            <text:p>2008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3">
            <text:p>2.27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9" table:style-name="ce1">
            <text:p>2009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3">
            <text:p>1.80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3">
            <text:p>1.44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1" table:style-name="ce1">
            <text:p>2011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3">
            <text:p>3.29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2" table:style-name="ce1">
            <text:p>2012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3">
            <text:p>1.01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3" table:style-name="ce1">
            <text:p>2013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3">
            <text:p>2.39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4" table:style-name="ce1">
            <text:p>2014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3">
            <text:p>1.4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5" table:style-name="ce1">
            <text:p>2015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3">
            <text:p>1.41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6" table:style-name="ce1">
            <text:p>2016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17" table:style-name="ce1">
            <text:p>2017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3">
            <text:p>1.20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8" table:style-name="ce1">
            <text:p>2018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3">
            <text:p>1.4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9" table:style-name="ce1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3">
            <text:p>1.80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0" table:style-name="ce1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3">
            <text:p>2.53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1" table:style-name="ce1">
            <text:p>2021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22" table:style-name="ce1">
            <text:p>2022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3">
            <text:p>1.60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3" table:style-name="ce1">
            <text:p>2023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3">
            <text:p>1.20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4" table:style-name="ce1">
            <text:p>2024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25" table:style-name="ce1">
            <text:p>2025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3">
            <text:p>2.05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6" table:style-name="ce1">
            <text:p>2026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3">
            <text:p>1.30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7" table:style-name="ce1">
            <text:p>2027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3">
            <text:p>2.02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8" table:style-name="ce1">
            <text:p>2028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3">
            <text:p>1.20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9" table:style-name="ce1">
            <text:p>2029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3">
            <text:p>2.32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30" table:style-name="ce1">
            <text:p>203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3.19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1" table:style-name="ce1">
            <text:p>203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1.80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2" table:style-name="ce1">
            <text:p>203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3">
            <text:p>1.20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3" table:style-name="ce1">
            <text:p>203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2.28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4" table:style-name="ce1">
            <text:p>203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3">
            <text:p>1.10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5" table:style-name="ce1">
            <text:p>2035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36" table:style-name="ce1">
            <text:p>203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3">
            <text:p>1.83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7" table:style-name="ce1">
            <text:p>2037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38" table:style-name="ce1">
            <text:p>203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3">
            <text:p>1.83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9" table:style-name="ce1">
            <text:p>203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1.60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0" table:style-name="ce1">
            <text:p>204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3">
            <text:p>2.15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1" table:style-name="ce1">
            <text:p>204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3">
            <text:p>1.06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2" table:style-name="ce1">
            <text:p>204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3">
            <text:p>1.0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3" table:style-name="ce1">
            <text:p>204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3">
            <text:p>2.38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4" table:style-name="ce1">
            <text:p>204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5" table:style-name="ce1">
            <text:p>204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3">
            <text:p>1.4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6" table:style-name="ce1">
            <text:p>204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3">
            <text:p>1.85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7" table:style-name="ce1">
            <text:p>204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8" table:style-name="ce1">
            <text:p>204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3">
            <text:p>1.80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9" table:style-name="ce1">
            <text:p>204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3">
            <text:p>1.01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0" table:style-name="ce1">
            <text:p>2050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1" table:style-name="ce1">
            <text:p>205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3">
            <text:p>2.20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2" table:style-name="ce1">
            <text:p>2052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3" table:style-name="ce1">
            <text:p>205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3">
            <text:p>1.41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4" table:style-name="ce1">
            <text:p>205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3">
            <text:p>1.60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5" table:style-name="ce1">
            <text:p>205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3">
            <text:p>1.40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6" table:style-name="ce1">
            <text:p>205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7" table:style-name="ce1">
            <text:p>205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3">
            <text:p>1.25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8" table:style-name="ce1">
            <text:p>205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9" table:style-name="ce1">
            <text:p>205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1.00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0" table:style-name="ce1">
            <text:p>206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3">
            <text:p>1.60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1" table:style-name="ce1">
            <text:p>206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3">
            <text:p>2.43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2" table:style-name="ce1">
            <text:p>206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63" table:style-name="ce1">
            <text:p>206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1.63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4" table:style-name="ce1">
            <text:p>206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1.60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5" table:style-name="ce1">
            <text:p>206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3">
            <text:p>1.41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6" table:style-name="ce1">
            <text:p>206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3">
            <text:p>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7" table:style-name="ce1">
            <text:p>206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3">
            <text:p>2.0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8" table:style-name="ce1">
            <text:p>206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3">
            <text:p>1.60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9" table:style-name="ce1">
            <text:p>206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3">
            <text:p>2.52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0" table:style-name="ce1">
            <text:p>207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71" table:style-name="ce1">
            <text:p>207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3">
            <text:p>1.6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2" table:style-name="ce1">
            <text:p>207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2.9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3" table:style-name="ce1">
            <text:p>207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1.60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4" table:style-name="ce1">
            <text:p>207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2.40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5" table:style-name="ce1">
            <text:p>207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1.10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6" table:style-name="ce1">
            <text:p>207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1.77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7" table:style-name="ce1">
            <text:p>207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3">
            <text:p>1.20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8" table:style-name="ce1">
            <text:p>207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">
            <text:p>1.80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9" table:style-name="ce1">
            <text:p>207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1.17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0" table:style-name="ce1">
            <text:p>208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3">
            <text:p>1.92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1" table:style-name="ce1">
            <text:p>208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1.20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2" table:style-name="ce1">
            <text:p>208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83" table:style-name="ce1">
            <text:p>208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1.46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4" table:style-name="ce1">
            <text:p>208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1.60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5" table:style-name="ce1">
            <text:p>208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3">
            <text:p>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6" table:style-name="ce1">
            <text:p>208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">
            <text:p>1.92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7" table:style-name="ce1">
            <text:p>208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">
            <text:p>1.82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8" table:style-name="ce1">
            <text:p>208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3">
            <text:p>1.26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9" table:style-name="ce1">
            <text:p>208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3">
            <text:p>1.45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0" table:style-name="ce1">
            <text:p>209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" table:style-name="ce3">
            <text:p>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1" table:style-name="ce1">
            <text:p>209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3">
            <text:p>1.60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2" table:style-name="ce1">
            <text:p>209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3">
            <text:p>2.68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3" table:style-name="ce1">
            <text:p>2093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4" table:style-name="ce1">
            <text:p>2094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5" table:style-name="ce1">
            <text:p>209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3">
            <text:p>1.0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6" table:style-name="ce1">
            <text:p>209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3">
            <text:p>1.22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7" table:style-name="ce1">
            <text:p>209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3">
            <text:p>1.60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8" table:style-name="ce1">
            <text:p>209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3">
            <text:p>1.4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9" table:style-name="ce1">
            <text:p>209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3">
            <text:p>3.32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00" table:style-name="ce1">
            <text:p>210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3">
            <text:p>1.62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01" table:style-name="ce1">
            <text:p>2101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2" table:style-name="ce1">
            <text:p>210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3">
            <text:p>1.40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03" table:style-name="ce1">
            <text:p>210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4" table:style-name="ce1">
            <text:p>2104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5" table:style-name="ce1">
            <text:p>210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3">
            <text:p>1.8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06" table:style-name="ce1">
            <text:p>2106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7" table:style-name="ce1">
            <text:p>210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3">
            <text:p>1.62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08" table:style-name="ce1">
            <text:p>210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3">
            <text:p>1.4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09" table:style-name="ce1">
            <text:p>210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3">
            <text:p>1.80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0" table:style-name="ce1">
            <text:p>211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3">
            <text:p>1.6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1" table:style-name="ce1">
            <text:p>211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3">
            <text:p>1.63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2" table:style-name="ce1">
            <text:p>211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3">
            <text:p>1.97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3" table:style-name="ce1">
            <text:p>211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14" table:style-name="ce1">
            <text:p>211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3">
            <text:p>1.42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5" table:style-name="ce1">
            <text:p>211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3">
            <text:p>3.20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6" table:style-name="ce1">
            <text:p>211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3">
            <text:p>1.53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7" table:style-name="ce1">
            <text:p>211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3">
            <text:p>2.3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8" table:style-name="ce1">
            <text:p>211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3">
            <text:p>3.31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9" table:style-name="ce1">
            <text:p>211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3">
            <text:p>1.20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0" table:style-name="ce1">
            <text:p>212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3">
            <text:p>1.0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1" table:style-name="ce1">
            <text:p>212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3">
            <text:p>2.61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2" table:style-name="ce1">
            <text:p>212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3">
            <text:p>1.15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3" table:style-name="ce1">
            <text:p>212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3">
            <text:p>1.20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4" table:style-name="ce1">
            <text:p>212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3">
            <text:p>1.4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5" table:style-name="ce1">
            <text:p>212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3">
            <text:p>1.22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6" table:style-name="ce1">
            <text:p>212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3">
            <text:p>1.60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7" table:style-name="ce1">
            <text:p>212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3">
            <text:p>2.58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8" table:style-name="ce1">
            <text:p>212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3">
            <text:p>2.00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9" table:style-name="ce1">
            <text:p>2129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30" table:style-name="ce1">
            <text:p>2130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3">
            <text:p>1.20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1" table:style-name="ce1">
            <text:p>2131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3">
            <text:p>1.41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2" table:style-name="ce1">
            <text:p>2132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3">
            <text:p>1.20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3" table:style-name="ce1">
            <text:p>2133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3">
            <text:p>1.23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4" table:style-name="ce1">
            <text:p>2134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3">
            <text:p>2.47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5" table:style-name="ce1">
            <text:p>2135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3">
            <text:p>1.4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6" table:style-name="ce1">
            <text:p>213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3">
            <text:p>1.65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7" table:style-name="ce1">
            <text:p>2137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38" table:style-name="ce1">
            <text:p>2138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3">
            <text:p>1.21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9" table:style-name="ce1">
            <text:p>2139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0" table:style-name="ce1">
            <text:p>2140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1" table:style-name="ce1">
            <text:p>2141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3">
            <text:p>1.40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2" table:style-name="ce1">
            <text:p>2142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3">
            <text:p>1.80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3" table:style-name="ce1">
            <text:p>2143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3">
            <text:p>1.20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4" table:style-name="ce1">
            <text:p>2144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3">
            <text:p>1.20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5" table:style-name="ce1">
            <text:p>2145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6" table:style-name="ce1">
            <text:p>214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3">
            <text:p>2.09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7" table:style-name="ce1">
            <text:p>2147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8" table:style-name="ce1">
            <text:p>2148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3">
            <text:p>1.80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9" table:style-name="ce1">
            <text:p>2149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3">
            <text:p>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0" table:style-name="ce1">
            <text:p>2150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3">
            <text:p>1.74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1" table:style-name="ce1">
            <text:p>2151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3">
            <text:p>2.06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2" table:style-name="ce1">
            <text:p>2152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53" table:style-name="ce1">
            <text:p>2153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3">
            <text:p>1.8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4" table:style-name="ce1">
            <text:p>2154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55" table:style-name="ce1">
            <text:p>2155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3">
            <text:p>1.60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6" table:style-name="ce1">
            <text:p>2156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3">
            <text:p>1.4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7" table:style-name="ce1">
            <text:p>2157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3">
            <text:p>1.5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8" table:style-name="ce1">
            <text:p>2158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3">
            <text:p>2.67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9" table:style-name="ce1">
            <text:p>215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3">
            <text:p>1.4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0" table:style-name="ce1">
            <text:p>2160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61" table:style-name="ce1">
            <text:p>2161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3">
            <text:p>1.75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2" table:style-name="ce1">
            <text:p>2162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3">
            <text:p>1.4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3" table:style-name="ce1">
            <text:p>2163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3">
            <text:p>2.07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4" table:style-name="ce1">
            <text:p>2164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3">
            <text:p>2.17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5" table:style-name="ce1">
            <text:p>2165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66" table:style-name="ce1">
            <text:p>216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3">
            <text:p>1.01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7" table:style-name="ce1">
            <text:p>2167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3">
            <text:p>1.0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8" table:style-name="ce1">
            <text:p>2168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" table:style-name="ce3">
            <text:p>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9" table:style-name="ce1">
            <text:p>2169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3">
            <text:p>2.11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0" table:style-name="ce1">
            <text:p>2170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3">
            <text:p>2.02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1" table:style-name="ce1">
            <text:p>2171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3">
            <text:p>3.58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2" table:style-name="ce1">
            <text:p>2172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73" table:style-name="ce1">
            <text:p>2173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3"/>
          <table:table-cell office:value-type="float" office:value="2010" table:formula="of:=2010" table:style-name="ce1">
            <text:p>2010</text:p>
          </table:table-cell>
          <table:table-cell office:value-type="float" office:value="2174" table:style-name="ce1">
            <text:p>2174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3">
            <text:p>1.20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5" table:style-name="ce1">
            <text:p>2175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3">
            <text:p>1.4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6" table:style-name="ce1">
            <text:p>217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3">
            <text:p>1.4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7" table:style-name="ce1">
            <text:p>2177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3">
            <text:p>1.08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8" table:style-name="ce1">
            <text:p>2178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3">
            <text:p>1.64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9" table:style-name="ce1">
            <text:p>217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3">
            <text:p>2.42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0" table:style-name="ce1">
            <text:p>2180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3">
            <text:p>1.5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1" table:style-name="ce1">
            <text:p>2181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3">
            <text:p>1.00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2" table:style-name="ce1">
            <text:p>2182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3">
            <text:p>1.01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3" table:style-name="ce1">
            <text:p>2183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3">
            <text:p>2.02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4" table:style-name="ce1">
            <text:p>2184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3">
            <text:p>2.32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5" table:style-name="ce1">
            <text:p>2185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3">
            <text:p>1.06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6" table:style-name="ce1">
            <text:p>218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3">
            <text:p>1.25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7" table:style-name="ce1">
            <text:p>2187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3">
            <text:p>2.4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8" table:style-name="ce1">
            <text:p>2188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3">
            <text:p>1.60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9" table:style-name="ce1">
            <text:p>2189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0" table:style-name="ce1">
            <text:p>2190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1" table:style-name="ce1">
            <text:p>2191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2" table:style-name="ce1">
            <text:p>2192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3" table:style-name="ce1">
            <text:p>2193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4" table:style-name="ce1">
            <text:p>2194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5" table:style-name="ce1">
            <text:p>2195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6" table:style-name="ce1">
            <text:p>219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7" table:style-name="ce1">
            <text:p>2197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3">
            <text:p>1.91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98" table:style-name="ce1">
            <text:p>2198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3">
            <text:p>1.60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99" table:style-name="ce1">
            <text:p>2199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00" table:style-name="ce1">
            <text:p>2200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3">
            <text:p>1.4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1" table:style-name="ce1">
            <text:p>2201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3">
            <text:p>1.20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2" table:style-name="ce1">
            <text:p>2202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3">
            <text:p>1.41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3" table:style-name="ce1">
            <text:p>2203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3">
            <text:p>1.40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4" table:style-name="ce1">
            <text:p>2204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3">
            <text:p>3.52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5" table:style-name="ce1">
            <text:p>2205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3">
            <text:p>3.29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6" table:style-name="ce1">
            <text:p>220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3"/>
          <table:table-cell office:value-type="float" office:value="2010" table:formula="of:=2010" table:style-name="ce1">
            <text:p>2010</text:p>
          </table:table-cell>
          <table:table-cell office:value-type="float" office:value="2207" table:style-name="ce1">
            <text:p>2207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3">
            <text:p>2.97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8" table:style-name="ce1">
            <text:p>2208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3">
            <text:p>1.0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9" table:style-name="ce1">
            <text:p>2209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3">
            <text:p>1.00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0" table:style-name="ce1">
            <text:p>2210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11" table:style-name="ce1">
            <text:p>2211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3">
            <text:p>2.20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2" table:style-name="ce1">
            <text:p>2212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3">
            <text:p>1.80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3" table:style-name="ce1">
            <text:p>2213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3">
            <text:p>1.44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4" table:style-name="ce1">
            <text:p>2214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3">
            <text:p>3.24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5" table:style-name="ce1">
            <text:p>2215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3">
            <text:p>1.02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6" table:style-name="ce1">
            <text:p>221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3">
            <text:p>2.35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7" table:style-name="ce1">
            <text:p>2217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3">
            <text:p>1.4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8" table:style-name="ce1">
            <text:p>2218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3">
            <text:p>1.41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9" table:style-name="ce1">
            <text:p>2219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20" table:style-name="ce1">
            <text:p>2220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3">
            <text:p>1.20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1" table:style-name="ce1">
            <text:p>2221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3">
            <text:p>1.4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2" table:style-name="ce1">
            <text:p>2222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3">
            <text:p>2.00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3" table:style-name="ce1">
            <text:p>2223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3">
            <text:p>2.39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4" table:style-name="ce1">
            <text:p>2224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25" table:style-name="ce1">
            <text:p>2225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3">
            <text:p>1.60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6" table:style-name="ce1">
            <text:p>2226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3">
            <text:p>1.20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7" table:style-name="ce1">
            <text:p>2227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28" table:style-name="ce1">
            <text:p>222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3">
            <text:p>1.96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9" table:style-name="ce1">
            <text:p>2229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3">
            <text:p>1.30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30" table:style-name="ce1">
            <text:p>2230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3">
            <text:p>2.20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31" table:style-name="ce1">
            <text:p>2231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3">
            <text:p>1.20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32" table:style-name="ce1">
            <text:p>2232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3">
            <text:p>2.2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33" table:style-name="ce1">
            <text:p>223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3.1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34" table:style-name="ce1">
            <text:p>223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1.80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35" table:style-name="ce1">
            <text:p>223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3">
            <text:p>1.20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36" table:style-name="ce1">
            <text:p>223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2.49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37" table:style-name="ce1">
            <text:p>223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3">
            <text:p>1.13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38" table:style-name="ce1">
            <text:p>2238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39" table:style-name="ce1">
            <text:p>223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3">
            <text:p>1.83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0" table:style-name="ce1">
            <text:p>2240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41" table:style-name="ce1">
            <text:p>224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3">
            <text:p>1.60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2" table:style-name="ce1">
            <text:p>224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1.40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3" table:style-name="ce1">
            <text:p>224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3">
            <text:p>2.18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4" table:style-name="ce1">
            <text:p>224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3">
            <text:p>1.12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5" table:style-name="ce1">
            <text:p>224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3">
            <text:p>1.00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6" table:style-name="ce1">
            <text:p>224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3">
            <text:p>2.39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7" table:style-name="ce1">
            <text:p>224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48" table:style-name="ce1">
            <text:p>224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3">
            <text:p>1.80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9" table:style-name="ce1">
            <text:p>224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3">
            <text:p>1.83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0" table:style-name="ce1">
            <text:p>225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1" table:style-name="ce1">
            <text:p>225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3">
            <text:p>1.80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2" table:style-name="ce1">
            <text:p>225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3">
            <text:p>1.01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3" table:style-name="ce1">
            <text:p>2253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4" table:style-name="ce1">
            <text:p>225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3">
            <text:p>2.20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5" table:style-name="ce1">
            <text:p>2255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6" table:style-name="ce1">
            <text:p>225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3">
            <text:p>1.40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7" table:style-name="ce1">
            <text:p>225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3">
            <text:p>1.60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8" table:style-name="ce1">
            <text:p>225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3">
            <text:p>1.40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9" table:style-name="ce1">
            <text:p>225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0" table:style-name="ce1">
            <text:p>226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3">
            <text:p>1.23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1" table:style-name="ce1">
            <text:p>226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62" table:style-name="ce1">
            <text:p>226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1.00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3" table:style-name="ce1">
            <text:p>226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3">
            <text:p>1.40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4" table:style-name="ce1">
            <text:p>226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3">
            <text:p>2.35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5" table:style-name="ce1">
            <text:p>226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66" table:style-name="ce1">
            <text:p>226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1.63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7" table:style-name="ce1">
            <text:p>226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1.60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8" table:style-name="ce1">
            <text:p>226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3">
            <text:p>1.31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9" table:style-name="ce1">
            <text:p>226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3">
            <text:p>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0" table:style-name="ce1">
            <text:p>227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3">
            <text:p>2.11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1" table:style-name="ce1">
            <text:p>227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3">
            <text:p>1.60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2" table:style-name="ce1">
            <text:p>227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3">
            <text:p>2.30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3" table:style-name="ce1">
            <text:p>227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74" table:style-name="ce1">
            <text:p>227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3">
            <text:p>1.61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5" table:style-name="ce1">
            <text:p>227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3.09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6" table:style-name="ce1">
            <text:p>227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1.80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7" table:style-name="ce1">
            <text:p>227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2.6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8" table:style-name="ce1">
            <text:p>227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1.40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9" table:style-name="ce1">
            <text:p>227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1.89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0" table:style-name="ce1">
            <text:p>228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3">
            <text:p>1.20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1" table:style-name="ce1">
            <text:p>228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">
            <text:p>1.80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2" table:style-name="ce1">
            <text:p>228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1.14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3" table:style-name="ce1">
            <text:p>2283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3">
            <text:p>1.92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4" table:style-name="ce1">
            <text:p>228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1.30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5" table:style-name="ce1">
            <text:p>228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86" table:style-name="ce1">
            <text:p>228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1.6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7" table:style-name="ce1">
            <text:p>228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1.60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8" table:style-name="ce1">
            <text:p>228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3">
            <text:p>1.20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9" table:style-name="ce1">
            <text:p>2289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">
            <text:p>1.82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0" table:style-name="ce1">
            <text:p>2290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">
            <text:p>1.82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1" table:style-name="ce1">
            <text:p>229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3">
            <text:p>1.29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2" table:style-name="ce1">
            <text:p>2292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3">
            <text:p>1.45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3" table:style-name="ce1">
            <text:p>229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3">
            <text:p>1.20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4" table:style-name="ce1">
            <text:p>229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3">
            <text:p>1.63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5" table:style-name="ce1">
            <text:p>2295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3">
            <text:p>2.70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6" table:style-name="ce1">
            <text:p>2296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97" table:style-name="ce1">
            <text:p>2297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98" table:style-name="ce1">
            <text:p>2298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3">
            <text:p>1.00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9" table:style-name="ce1">
            <text:p>229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3">
            <text:p>1.22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0" table:style-name="ce1">
            <text:p>2300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3">
            <text:p>1.60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1" table:style-name="ce1">
            <text:p>230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3">
            <text:p>1.40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2" table:style-name="ce1">
            <text:p>2302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3">
            <text:p>2.60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3" table:style-name="ce1">
            <text:p>230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3">
            <text:p>1.62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4" table:style-name="ce1">
            <text:p>2304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5" table:style-name="ce1">
            <text:p>230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3">
            <text:p>1.40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6" table:style-name="ce1">
            <text:p>230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7" table:style-name="ce1">
            <text:p>2307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8" table:style-name="ce1">
            <text:p>230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3">
            <text:p>2.04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9" table:style-name="ce1">
            <text:p>2309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10" table:style-name="ce1">
            <text:p>2310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3">
            <text:p>1.66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1" table:style-name="ce1">
            <text:p>2311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3">
            <text:p>1.60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2" table:style-name="ce1">
            <text:p>2312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3">
            <text:p>1.80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3" table:style-name="ce1">
            <text:p>2313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3">
            <text:p>1.6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4" table:style-name="ce1">
            <text:p>231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3">
            <text:p>1.61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5" table:style-name="ce1">
            <text:p>2315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3">
            <text:p>1.66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6" table:style-name="ce1">
            <text:p>231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17" table:style-name="ce1">
            <text:p>231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3">
            <text:p>1.42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8" table:style-name="ce1">
            <text:p>2318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3">
            <text:p>3.18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9" table:style-name="ce1">
            <text:p>231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3">
            <text:p>1.4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0" table:style-name="ce1">
            <text:p>2320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3">
            <text:p>2.55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1" table:style-name="ce1">
            <text:p>2321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3">
            <text:p>2.89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2" table:style-name="ce1">
            <text:p>2322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3">
            <text:p>1.20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3" table:style-name="ce1">
            <text:p>2323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3">
            <text:p>1.00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4" table:style-name="ce1">
            <text:p>2324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3">
            <text:p>2.55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5" table:style-name="ce1">
            <text:p>232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3">
            <text:p>1.18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6" table:style-name="ce1">
            <text:p>232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3">
            <text:p>1.20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7" table:style-name="ce1">
            <text:p>2327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3">
            <text:p>1.40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8" table:style-name="ce1">
            <text:p>2328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3">
            <text:p>1.22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9" table:style-name="ce1">
            <text:p>232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3">
            <text:p>1.60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0" table:style-name="ce1">
            <text:p>2330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3">
            <text:p>2.60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1" table:style-name="ce1">
            <text:p>2331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3">
            <text:p>2.00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2" table:style-name="ce1">
            <text:p>2332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33" table:style-name="ce1">
            <text:p>2333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3">
            <text:p>1.20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4" table:style-name="ce1">
            <text:p>2334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3">
            <text:p>1.41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5" table:style-name="ce1">
            <text:p>2335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3">
            <text:p>1.20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6" table:style-name="ce1">
            <text:p>2336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3">
            <text:p>1.22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7" table:style-name="ce1">
            <text:p>2337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3">
            <text:p>2.47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8" table:style-name="ce1">
            <text:p>2338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3">
            <text:p>1.40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9" table:style-name="ce1">
            <text:p>2339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3">
            <text:p>2.46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0" table:style-name="ce1">
            <text:p>2340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1" table:style-name="ce1">
            <text:p>2341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3">
            <text:p>1.20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2" table:style-name="ce1">
            <text:p>2342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3" table:style-name="ce1">
            <text:p>2343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4" table:style-name="ce1">
            <text:p>2344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3">
            <text:p>1.40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5" table:style-name="ce1">
            <text:p>2345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3">
            <text:p>2.05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6" table:style-name="ce1">
            <text:p>2346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" table:style-name="ce3">
            <text:p>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7" table:style-name="ce1">
            <text:p>2347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3">
            <text:p>1.20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8" table:style-name="ce1">
            <text:p>2348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9" table:style-name="ce1">
            <text:p>2349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3">
            <text:p>2.14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0" table:style-name="ce1">
            <text:p>2350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51" table:style-name="ce1">
            <text:p>2351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3">
            <text:p>1.80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2" table:style-name="ce1">
            <text:p>2352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3">
            <text:p>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3" table:style-name="ce1">
            <text:p>2353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3">
            <text:p>1.73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4" table:style-name="ce1">
            <text:p>2354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3">
            <text:p>2.14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5" table:style-name="ce1">
            <text:p>2355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56" table:style-name="ce1">
            <text:p>2356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3">
            <text:p>1.80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7" table:style-name="ce1">
            <text:p>2357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58" table:style-name="ce1">
            <text:p>2358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3">
            <text:p>1.40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9" table:style-name="ce1">
            <text:p>2359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3">
            <text:p>1.40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0" table:style-name="ce1">
            <text:p>2360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3">
            <text:p>1.60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1" table:style-name="ce1">
            <text:p>2361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3">
            <text:p>2.38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2" table:style-name="ce1">
            <text:p>2362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3">
            <text:p>1.40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3" table:style-name="ce1">
            <text:p>2363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64" table:style-name="ce1">
            <text:p>2364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3">
            <text:p>1.58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5" table:style-name="ce1">
            <text:p>2365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3">
            <text:p>1.50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6" table:style-name="ce1">
            <text:p>2366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3">
            <text:p>2.04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7" table:style-name="ce1">
            <text:p>2367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3">
            <text:p>2.1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8" table:style-name="ce1">
            <text:p>2368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69" table:style-name="ce1">
            <text:p>2369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3">
            <text:p>1.05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0" table:style-name="ce1">
            <text:p>2370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3">
            <text:p>1.01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1" table:style-name="ce1">
            <text:p>2371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3">
            <text:p>1.20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2" table:style-name="ce1">
            <text:p>2372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3">
            <text:p>2.10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3" table:style-name="ce1">
            <text:p>2373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3">
            <text:p>2.14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4" table:style-name="ce1">
            <text:p>2374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3">
            <text:p>3.72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5" table:style-name="ce1">
            <text:p>2375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76" table:style-name="ce1">
            <text:p>2376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3"/>
          <table:table-cell office:value-type="float" office:value="2011" table:formula="of:=2011" table:style-name="ce1">
            <text:p>2011</text:p>
          </table:table-cell>
          <table:table-cell office:value-type="float" office:value="2377" table:style-name="ce1">
            <text:p>2377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3">
            <text:p>1.20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8" table:style-name="ce1">
            <text:p>2378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3">
            <text:p>1.40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9" table:style-name="ce1">
            <text:p>2379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3">
            <text:p>1.40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0" table:style-name="ce1">
            <text:p>2380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3">
            <text:p>1.06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1" table:style-name="ce1">
            <text:p>2381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3">
            <text:p>1.56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2" table:style-name="ce1">
            <text:p>2382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3">
            <text:p>2.46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3" table:style-name="ce1">
            <text:p>2383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3">
            <text:p>1.32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4" table:style-name="ce1">
            <text:p>2384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3">
            <text:p>1.00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5" table:style-name="ce1">
            <text:p>2385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3">
            <text:p>1.20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6" table:style-name="ce1">
            <text:p>2386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3">
            <text:p>2.00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7" table:style-name="ce1">
            <text:p>2387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3">
            <text:p>2.36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8" table:style-name="ce1">
            <text:p>2388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3">
            <text:p>1.08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9" table:style-name="ce1">
            <text:p>2389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3">
            <text:p>1.28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90" table:style-name="ce1">
            <text:p>2390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3">
            <text:p>2.32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91" table:style-name="ce1">
            <text:p>2391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3">
            <text:p>1.85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92" table:style-name="ce1">
            <text:p>2392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3" table:style-name="ce1">
            <text:p>2393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4" table:style-name="ce1">
            <text:p>2394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5" table:style-name="ce1">
            <text:p>2395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6" table:style-name="ce1">
            <text:p>2396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7" table:style-name="ce1">
            <text:p>2397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8" table:style-name="ce1">
            <text:p>2398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9" table:style-name="ce1">
            <text:p>2399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00" table:style-name="ce1">
            <text:p>2400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3">
            <text:p>2.02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1" table:style-name="ce1">
            <text:p>2401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3">
            <text:p>1.60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2" table:style-name="ce1">
            <text:p>2402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03" table:style-name="ce1">
            <text:p>2403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3">
            <text:p>1.40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4" table:style-name="ce1">
            <text:p>2404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3">
            <text:p>1.00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5" table:style-name="ce1">
            <text:p>2405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3">
            <text:p>1.41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6" table:style-name="ce1">
            <text:p>2406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3">
            <text:p>1.40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7" table:style-name="ce1">
            <text:p>2407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3">
            <text:p>3.4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8" table:style-name="ce1">
            <text:p>2408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3">
            <text:p>3.37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9" table:style-name="ce1">
            <text:p>2409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3">
            <text:p>2.20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0" table:style-name="ce1">
            <text:p>2410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3">
            <text:p>2.59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1" table:style-name="ce1">
            <text:p>2411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3">
            <text:p>1.02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2" table:style-name="ce1">
            <text:p>2412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3">
            <text:p>1.00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3" table:style-name="ce1">
            <text:p>2413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14" table:style-name="ce1">
            <text:p>2414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3">
            <text:p>2.35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5" table:style-name="ce1">
            <text:p>2415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3">
            <text:p>1.80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6" table:style-name="ce1">
            <text:p>2416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3">
            <text:p>1.41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7" table:style-name="ce1">
            <text:p>2417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3">
            <text:p>2.62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8" table:style-name="ce1">
            <text:p>2418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3">
            <text:p>1.00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9" table:style-name="ce1">
            <text:p>2419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3">
            <text:p>2.30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0" table:style-name="ce1">
            <text:p>2420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3">
            <text:p>1.40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1" table:style-name="ce1">
            <text:p>2421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3">
            <text:p>1.41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2" table:style-name="ce1">
            <text:p>2422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23" table:style-name="ce1">
            <text:p>2423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3">
            <text:p>1.20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4" table:style-name="ce1">
            <text:p>2424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3">
            <text:p>1.60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5" table:style-name="ce1">
            <text:p>2425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3">
            <text:p>1.90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6" table:style-name="ce1">
            <text:p>2426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3">
            <text:p>2.22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7" table:style-name="ce1">
            <text:p>2427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28" table:style-name="ce1">
            <text:p>2428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3">
            <text:p>1.40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9" table:style-name="ce1">
            <text:p>2429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" table:style-name="ce3">
            <text:p>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30" table:style-name="ce1">
            <text:p>2430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31" table:style-name="ce1">
            <text:p>2431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3">
            <text:p>1.83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32" table:style-name="ce1">
            <text:p>2432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3">
            <text:p>1.30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33" table:style-name="ce1">
            <text:p>2433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3">
            <text:p>2.24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34" table:style-name="ce1">
            <text:p>2434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" table:style-name="ce3">
            <text:p>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35" table:style-name="ce1">
            <text:p>2435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3">
            <text:p>2.2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36" table:style-name="ce1">
            <text:p>243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3.19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37" table:style-name="ce1">
            <text:p>243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1.81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38" table:style-name="ce1">
            <text:p>243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3">
            <text:p>1.20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39" table:style-name="ce1">
            <text:p>243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2.27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0" table:style-name="ce1">
            <text:p>244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3">
            <text:p>1.13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1" table:style-name="ce1">
            <text:p>2441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42" table:style-name="ce1">
            <text:p>244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3">
            <text:p>1.83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3" table:style-name="ce1">
            <text:p>2443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44" table:style-name="ce1">
            <text:p>244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3">
            <text:p>1.80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5" table:style-name="ce1">
            <text:p>244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1.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6" table:style-name="ce1">
            <text:p>244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3">
            <text:p>2.19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7" table:style-name="ce1">
            <text:p>244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3">
            <text:p>1.18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8" table:style-name="ce1">
            <text:p>244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3">
            <text:p>1.00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9" table:style-name="ce1">
            <text:p>244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3">
            <text:p>2.39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0" table:style-name="ce1">
            <text:p>245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1" table:style-name="ce1">
            <text:p>245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3">
            <text:p>2.00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2" table:style-name="ce1">
            <text:p>245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3">
            <text:p>1.7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3" table:style-name="ce1">
            <text:p>245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4" table:style-name="ce1">
            <text:p>245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3">
            <text:p>1.80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5" table:style-name="ce1">
            <text:p>245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3">
            <text:p>1.00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6" table:style-name="ce1">
            <text:p>2456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7" table:style-name="ce1">
            <text:p>245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3">
            <text:p>2.20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8" table:style-name="ce1">
            <text:p>2458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9" table:style-name="ce1">
            <text:p>245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3">
            <text:p>1.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0" table:style-name="ce1">
            <text:p>246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3">
            <text:p>1.60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1" table:style-name="ce1">
            <text:p>246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3">
            <text:p>1.40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2" table:style-name="ce1">
            <text:p>246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3" table:style-name="ce1">
            <text:p>246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3">
            <text:p>1.22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4" table:style-name="ce1">
            <text:p>246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65" table:style-name="ce1">
            <text:p>246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1.00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6" table:style-name="ce1">
            <text:p>246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3">
            <text:p>1.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7" table:style-name="ce1">
            <text:p>246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3">
            <text:p>2.06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8" table:style-name="ce1">
            <text:p>246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69" table:style-name="ce1">
            <text:p>246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1.82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0" table:style-name="ce1">
            <text:p>247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1.60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1" table:style-name="ce1">
            <text:p>247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3">
            <text:p>1.27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2" table:style-name="ce1">
            <text:p>247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3">
            <text:p>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3" table:style-name="ce1">
            <text:p>247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3">
            <text:p>2.10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4" table:style-name="ce1">
            <text:p>247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3">
            <text:p>1.60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5" table:style-name="ce1">
            <text:p>247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3">
            <text:p>2.30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6" table:style-name="ce1">
            <text:p>247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77" table:style-name="ce1">
            <text:p>247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3">
            <text:p>1.60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8" table:style-name="ce1">
            <text:p>247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3.06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9" table:style-name="ce1">
            <text:p>247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1.80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0" table:style-name="ce1">
            <text:p>248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2.6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1" table:style-name="ce1">
            <text:p>248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1.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2" table:style-name="ce1">
            <text:p>248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2.01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3" table:style-name="ce1">
            <text:p>248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3">
            <text:p>1.20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4" table:style-name="ce1">
            <text:p>248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">
            <text:p>1.80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5" table:style-name="ce1">
            <text:p>248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1.10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6" table:style-name="ce1">
            <text:p>248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3">
            <text:p>1.7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7" table:style-name="ce1">
            <text:p>248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1.30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8" table:style-name="ce1">
            <text:p>2488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89" table:style-name="ce1">
            <text:p>248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1.72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0" table:style-name="ce1">
            <text:p>2490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1.60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1" table:style-name="ce1">
            <text:p>249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3">
            <text:p>1.21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2" table:style-name="ce1">
            <text:p>2492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">
            <text:p>1.61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3" table:style-name="ce1">
            <text:p>2493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">
            <text:p>1.92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4" table:style-name="ce1">
            <text:p>2494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3">
            <text:p>1.09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5" table:style-name="ce1">
            <text:p>2495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3">
            <text:p>1.42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6" table:style-name="ce1">
            <text:p>249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3">
            <text:p>1.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7" table:style-name="ce1">
            <text:p>2497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3">
            <text:p>1.65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8" table:style-name="ce1">
            <text:p>2498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3">
            <text:p>2.95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9" table:style-name="ce1">
            <text:p>2499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0" table:style-name="ce1">
            <text:p>2500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1" table:style-name="ce1">
            <text:p>2501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3">
            <text:p>1.01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2" table:style-name="ce1">
            <text:p>250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3">
            <text:p>1.24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3" table:style-name="ce1">
            <text:p>2503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3">
            <text:p>1.60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4" table:style-name="ce1">
            <text:p>250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3">
            <text:p>1.60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5" table:style-name="ce1">
            <text:p>2505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3">
            <text:p>2.33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6" table:style-name="ce1">
            <text:p>250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3">
            <text:p>1.49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7" table:style-name="ce1">
            <text:p>2507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8" table:style-name="ce1">
            <text:p>250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3">
            <text:p>1.40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9" table:style-name="ce1">
            <text:p>250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0" table:style-name="ce1">
            <text:p>2510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1" table:style-name="ce1">
            <text:p>2511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3">
            <text:p>1.82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2" table:style-name="ce1">
            <text:p>2512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3" table:style-name="ce1">
            <text:p>2513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3">
            <text:p>1.66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4" table:style-name="ce1">
            <text:p>251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3">
            <text:p>1.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5" table:style-name="ce1">
            <text:p>2515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3">
            <text:p>1.80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6" table:style-name="ce1">
            <text:p>251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3">
            <text:p>1.41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7" table:style-name="ce1">
            <text:p>2517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3">
            <text:p>1.60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8" table:style-name="ce1">
            <text:p>251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3">
            <text:p>1.84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9" table:style-name="ce1">
            <text:p>251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20" table:style-name="ce1">
            <text:p>2520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3">
            <text:p>1.44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1" table:style-name="ce1">
            <text:p>2521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3">
            <text:p>2.96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2" table:style-name="ce1">
            <text:p>252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3">
            <text:p>1.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3" table:style-name="ce1">
            <text:p>2523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3">
            <text:p>2.54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4" table:style-name="ce1">
            <text:p>2524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3">
            <text:p>2.71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5" table:style-name="ce1">
            <text:p>252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3">
            <text:p>1.20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6" table:style-name="ce1">
            <text:p>252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3">
            <text:p>1.00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7" table:style-name="ce1">
            <text:p>2527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3">
            <text:p>2.39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8" table:style-name="ce1">
            <text:p>2528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3">
            <text:p>1.17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9" table:style-name="ce1">
            <text:p>2529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3">
            <text:p>1.20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0" table:style-name="ce1">
            <text:p>2530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3">
            <text:p>1.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1" table:style-name="ce1">
            <text:p>2531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3">
            <text:p>1.41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2" table:style-name="ce1">
            <text:p>2532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3">
            <text:p>1.60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3" table:style-name="ce1">
            <text:p>2533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3">
            <text:p>2.41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4" table:style-name="ce1">
            <text:p>253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3">
            <text:p>2.22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5" table:style-name="ce1">
            <text:p>2535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36" table:style-name="ce1">
            <text:p>2536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3">
            <text:p>1.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7" table:style-name="ce1">
            <text:p>2537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3">
            <text:p>1.41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8" table:style-name="ce1">
            <text:p>2538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3">
            <text:p>1.20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9" table:style-name="ce1">
            <text:p>2539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3">
            <text:p>1.20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0" table:style-name="ce1">
            <text:p>2540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3">
            <text:p>2.4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1" table:style-name="ce1">
            <text:p>2541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3">
            <text:p>1.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2" table:style-name="ce1">
            <text:p>2542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3">
            <text:p>2.20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3" table:style-name="ce1">
            <text:p>2543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44" table:style-name="ce1">
            <text:p>2544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3">
            <text:p>1.20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5" table:style-name="ce1">
            <text:p>2545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46" table:style-name="ce1">
            <text:p>2546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47" table:style-name="ce1">
            <text:p>2547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3">
            <text:p>1.40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8" table:style-name="ce1">
            <text:p>2548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3">
            <text:p>2.05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9" table:style-name="ce1">
            <text:p>2549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3">
            <text:p>1.00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0" table:style-name="ce1">
            <text:p>2550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3">
            <text:p>1.20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1" table:style-name="ce1">
            <text:p>2551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52" table:style-name="ce1">
            <text:p>2552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3">
            <text:p>2.22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3" table:style-name="ce1">
            <text:p>2553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54" table:style-name="ce1">
            <text:p>2554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3">
            <text:p>1.80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5" table:style-name="ce1">
            <text:p>2555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3">
            <text:p>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6" table:style-name="ce1">
            <text:p>2556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3">
            <text:p>1.65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7" table:style-name="ce1">
            <text:p>2557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3">
            <text:p>2.3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8" table:style-name="ce1">
            <text:p>2558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59" table:style-name="ce1">
            <text:p>2559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3">
            <text:p>1.80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0" table:style-name="ce1">
            <text:p>2560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61" table:style-name="ce1">
            <text:p>2561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3">
            <text:p>1.40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2" table:style-name="ce1">
            <text:p>2562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3">
            <text:p>1.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3" table:style-name="ce1">
            <text:p>2563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3">
            <text:p>1.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4" table:style-name="ce1">
            <text:p>2564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3">
            <text:p>2.35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5" table:style-name="ce1">
            <text:p>2565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3">
            <text:p>1.20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6" table:style-name="ce1">
            <text:p>2566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67" table:style-name="ce1">
            <text:p>2567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3">
            <text:p>1.54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8" table:style-name="ce1">
            <text:p>2568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3">
            <text:p>1.5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9" table:style-name="ce1">
            <text:p>2569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3">
            <text:p>1.83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0" table:style-name="ce1">
            <text:p>2570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3">
            <text:p>2.44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1" table:style-name="ce1">
            <text:p>2571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72" table:style-name="ce1">
            <text:p>2572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3">
            <text:p>1.05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3" table:style-name="ce1">
            <text:p>2573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3">
            <text:p>1.04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4" table:style-name="ce1">
            <text:p>2574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3">
            <text:p>1.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5" table:style-name="ce1">
            <text:p>2575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3">
            <text:p>2.06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6" table:style-name="ce1">
            <text:p>2576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3">
            <text:p>2.14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7" table:style-name="ce1">
            <text:p>2577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3">
            <text:p>3.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8" table:style-name="ce1">
            <text:p>2578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79" table:style-name="ce1">
            <text:p>2579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3"/>
          <table:table-cell office:value-type="float" office:value="2012" table:formula="of:=2012" table:style-name="ce1">
            <text:p>2012</text:p>
          </table:table-cell>
          <table:table-cell office:value-type="float" office:value="2580" table:style-name="ce1">
            <text:p>2580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3">
            <text:p>1.20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1" table:style-name="ce1">
            <text:p>2581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3">
            <text:p>1.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2" table:style-name="ce1">
            <text:p>2582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3">
            <text:p>1.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3" table:style-name="ce1">
            <text:p>2583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3">
            <text:p>1.0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4" table:style-name="ce1">
            <text:p>2584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3">
            <text:p>1.57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5" table:style-name="ce1">
            <text:p>2585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3">
            <text:p>2.47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6" table:style-name="ce1">
            <text:p>2586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3">
            <text:p>1.36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7" table:style-name="ce1">
            <text:p>2587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3">
            <text:p>1.00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8" table:style-name="ce1">
            <text:p>2588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3">
            <text:p>1.30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9" table:style-name="ce1">
            <text:p>2589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3">
            <text:p>2.6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0" table:style-name="ce1">
            <text:p>2590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3">
            <text:p>2.4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1" table:style-name="ce1">
            <text:p>2591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3">
            <text:p>1.07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2" table:style-name="ce1">
            <text:p>2592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3">
            <text:p>1.25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3" table:style-name="ce1">
            <text:p>2593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3">
            <text:p>2.33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4" table:style-name="ce1">
            <text:p>2594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3">
            <text:p>1.87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5" table:style-name="ce1">
            <text:p>2595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6" table:style-name="ce1">
            <text:p>2596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7" table:style-name="ce1">
            <text:p>2597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8" table:style-name="ce1">
            <text:p>2598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9" table:style-name="ce1">
            <text:p>2599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0" table:style-name="ce1">
            <text:p>2600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1" table:style-name="ce1">
            <text:p>2601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2" table:style-name="ce1">
            <text:p>2602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3" table:style-name="ce1">
            <text:p>2603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3">
            <text:p>2.02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4" table:style-name="ce1">
            <text:p>2604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3">
            <text:p>1.60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5" table:style-name="ce1">
            <text:p>2605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6" table:style-name="ce1">
            <text:p>2606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3">
            <text:p>1.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7" table:style-name="ce1">
            <text:p>2607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3">
            <text:p>1.00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8" table:style-name="ce1">
            <text:p>2608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3">
            <text:p>1.40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9" table:style-name="ce1">
            <text:p>2609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3">
            <text:p>1.40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0" table:style-name="ce1">
            <text:p>2610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3">
            <text:p>3.54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1" table:style-name="ce1">
            <text:p>2611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3">
            <text:p>3.39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2" table:style-name="ce1">
            <text:p>2612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3">
            <text:p>2.20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3" table:style-name="ce1">
            <text:p>2613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3">
            <text:p>2.76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4" table:style-name="ce1">
            <text:p>2614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3">
            <text:p>1.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5" table:style-name="ce1">
            <text:p>2615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3">
            <text:p>1.00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6" table:style-name="ce1">
            <text:p>2616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17" table:style-name="ce1">
            <text:p>2617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3">
            <text:p>2.44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8" table:style-name="ce1">
            <text:p>2618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3">
            <text:p>1.60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9" table:style-name="ce1">
            <text:p>2619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3">
            <text:p>1.41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0" table:style-name="ce1">
            <text:p>2620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3">
            <text:p>2.61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1" table:style-name="ce1">
            <text:p>2621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3">
            <text:p>1.22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2" table:style-name="ce1">
            <text:p>2622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3">
            <text:p>2.40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3" table:style-name="ce1">
            <text:p>2623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3">
            <text:p>1.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4" table:style-name="ce1">
            <text:p>2624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3">
            <text:p>1.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5" table:style-name="ce1">
            <text:p>2625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26" table:style-name="ce1">
            <text:p>2626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3">
            <text:p>1.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7" table:style-name="ce1">
            <text:p>2627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3">
            <text:p>1.60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8" table:style-name="ce1">
            <text:p>2628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3">
            <text:p>1.90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9" table:style-name="ce1">
            <text:p>2629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3">
            <text:p>2.1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0" table:style-name="ce1">
            <text:p>2630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31" table:style-name="ce1">
            <text:p>2631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3">
            <text:p>1.40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2" table:style-name="ce1">
            <text:p>2632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" table:style-name="ce3">
            <text:p>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3" table:style-name="ce1">
            <text:p>2633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34" table:style-name="ce1">
            <text:p>2634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3">
            <text:p>1.7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5" table:style-name="ce1">
            <text:p>2635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3">
            <text:p>1.30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6" table:style-name="ce1">
            <text:p>2636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3">
            <text:p>2.30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7" table:style-name="ce1">
            <text:p>2637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" table:style-name="ce3">
            <text:p>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8" table:style-name="ce1">
            <text:p>2638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3">
            <text:p>2.02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9" table:style-name="ce1">
            <text:p>263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3.22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0" table:style-name="ce1">
            <text:p>264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1.81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1" table:style-name="ce1">
            <text:p>264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3">
            <text:p>1.21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2" table:style-name="ce1">
            <text:p>264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2.20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3" table:style-name="ce1">
            <text:p>264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3">
            <text:p>1.06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4" table:style-name="ce1">
            <text:p>2644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45" table:style-name="ce1">
            <text:p>264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3">
            <text:p>1.7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6" table:style-name="ce1">
            <text:p>2646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47" table:style-name="ce1">
            <text:p>264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3">
            <text:p>1.80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8" table:style-name="ce1">
            <text:p>264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1.60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9" table:style-name="ce1">
            <text:p>264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3">
            <text:p>2.2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0" table:style-name="ce1">
            <text:p>265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3">
            <text:p>1.15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1" table:style-name="ce1">
            <text:p>265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3">
            <text:p>1.00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2" table:style-name="ce1">
            <text:p>265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3">
            <text:p>2.42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3" table:style-name="ce1">
            <text:p>265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4" table:style-name="ce1">
            <text:p>265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3">
            <text:p>2.02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5" table:style-name="ce1">
            <text:p>265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3">
            <text:p>1.64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6" table:style-name="ce1">
            <text:p>265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7" table:style-name="ce1">
            <text:p>265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3">
            <text:p>1.80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8" table:style-name="ce1">
            <text:p>265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3">
            <text:p>1.00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9" table:style-name="ce1">
            <text:p>2659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0" table:style-name="ce1">
            <text:p>266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3">
            <text:p>2.00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1" table:style-name="ce1">
            <text:p>2661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2" table:style-name="ce1">
            <text:p>266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3">
            <text:p>1.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3" table:style-name="ce1">
            <text:p>266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3">
            <text:p>1.60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4" table:style-name="ce1">
            <text:p>266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3">
            <text:p>1.40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5" table:style-name="ce1">
            <text:p>266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6" table:style-name="ce1">
            <text:p>266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3">
            <text:p>1.23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7" table:style-name="ce1">
            <text:p>266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8" table:style-name="ce1">
            <text:p>266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1.00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9" table:style-name="ce1">
            <text:p>266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3">
            <text:p>1.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0" table:style-name="ce1">
            <text:p>267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3">
            <text:p>2.03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1" table:style-name="ce1">
            <text:p>267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72" table:style-name="ce1">
            <text:p>267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1.90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3" table:style-name="ce1">
            <text:p>267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1.60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4" table:style-name="ce1">
            <text:p>267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3">
            <text:p>1.0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5" table:style-name="ce1">
            <text:p>267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3">
            <text:p>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6" table:style-name="ce1">
            <text:p>267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3">
            <text:p>1.86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7" table:style-name="ce1">
            <text:p>267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3">
            <text:p>1.60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8" table:style-name="ce1">
            <text:p>267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3">
            <text:p>2.24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9" table:style-name="ce1">
            <text:p>267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80" table:style-name="ce1">
            <text:p>268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3">
            <text:p>1.61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1" table:style-name="ce1">
            <text:p>268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3.03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2" table:style-name="ce1">
            <text:p>268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1.80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3" table:style-name="ce1">
            <text:p>268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2.6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4" table:style-name="ce1">
            <text:p>268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1.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5" table:style-name="ce1">
            <text:p>268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2.30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6" table:style-name="ce1">
            <text:p>268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3">
            <text:p>1.20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7" table:style-name="ce1">
            <text:p>268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">
            <text:p>1.80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8" table:style-name="ce1">
            <text:p>268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1.03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9" table:style-name="ce1">
            <text:p>268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3">
            <text:p>1.61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0" table:style-name="ce1">
            <text:p>269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1.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1" table:style-name="ce1">
            <text:p>269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92" table:style-name="ce1">
            <text:p>269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1.82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3" table:style-name="ce1">
            <text:p>269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1.40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4" table:style-name="ce1">
            <text:p>269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3">
            <text:p>1.21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5" table:style-name="ce1">
            <text:p>2695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">
            <text:p>1.61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6" table:style-name="ce1">
            <text:p>269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">
            <text:p>1.82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7" table:style-name="ce1">
            <text:p>269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3">
            <text:p>1.04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8" table:style-name="ce1">
            <text:p>2698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3">
            <text:p>1.41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9" table:style-name="ce1">
            <text:p>2699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3">
            <text:p>1.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0" table:style-name="ce1">
            <text:p>2700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3">
            <text:p>1.61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1" table:style-name="ce1">
            <text:p>2701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3">
            <text:p>2.78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2" table:style-name="ce1">
            <text:p>2702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03" table:style-name="ce1">
            <text:p>2703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04" table:style-name="ce1">
            <text:p>270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3">
            <text:p>1.01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5" table:style-name="ce1">
            <text:p>2705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3">
            <text:p>1.22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6" table:style-name="ce1">
            <text:p>2706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3">
            <text:p>1.60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7" table:style-name="ce1">
            <text:p>270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3">
            <text:p>1.60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8" table:style-name="ce1">
            <text:p>2708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3">
            <text:p>2.35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9" table:style-name="ce1">
            <text:p>270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3">
            <text:p>1.42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0" table:style-name="ce1">
            <text:p>2710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1" table:style-name="ce1">
            <text:p>271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3">
            <text:p>1.40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2" table:style-name="ce1">
            <text:p>271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3" table:style-name="ce1">
            <text:p>2713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4" table:style-name="ce1">
            <text:p>271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3">
            <text:p>1.83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5" table:style-name="ce1">
            <text:p>2715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6" table:style-name="ce1">
            <text:p>2716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3">
            <text:p>1.6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7" table:style-name="ce1">
            <text:p>271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3">
            <text:p>1.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8" table:style-name="ce1">
            <text:p>271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3">
            <text:p>1.80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9" table:style-name="ce1">
            <text:p>2719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3">
            <text:p>1.41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0" table:style-name="ce1">
            <text:p>272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3">
            <text:p>1.60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1" table:style-name="ce1">
            <text:p>2721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3">
            <text:p>1.84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2" table:style-name="ce1">
            <text:p>2722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23" table:style-name="ce1">
            <text:p>272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3">
            <text:p>1.43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4" table:style-name="ce1">
            <text:p>272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3">
            <text:p>2.90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5" table:style-name="ce1">
            <text:p>2725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3">
            <text:p>1.48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6" table:style-name="ce1">
            <text:p>272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3">
            <text:p>2.55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7" table:style-name="ce1">
            <text:p>2727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3">
            <text:p>2.87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8" table:style-name="ce1">
            <text:p>2728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3">
            <text:p>1.20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9" table:style-name="ce1">
            <text:p>272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3">
            <text:p>1.00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0" table:style-name="ce1">
            <text:p>2730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3">
            <text:p>2.40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1" table:style-name="ce1">
            <text:p>273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3">
            <text:p>1.11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2" table:style-name="ce1">
            <text:p>273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3">
            <text:p>1.20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3" table:style-name="ce1">
            <text:p>2733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3">
            <text:p>1.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4" table:style-name="ce1">
            <text:p>273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3">
            <text:p>1.41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5" table:style-name="ce1">
            <text:p>273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3">
            <text:p>1.40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6" table:style-name="ce1">
            <text:p>273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3">
            <text:p>2.64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7" table:style-name="ce1">
            <text:p>2737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3">
            <text:p>2.22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8" table:style-name="ce1">
            <text:p>2738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39" table:style-name="ce1">
            <text:p>2739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3">
            <text:p>1.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0" table:style-name="ce1">
            <text:p>2740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3">
            <text:p>1.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1" table:style-name="ce1">
            <text:p>2741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3">
            <text:p>1.20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2" table:style-name="ce1">
            <text:p>2742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3">
            <text:p>1.20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3" table:style-name="ce1">
            <text:p>2743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3">
            <text:p>2.43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4" table:style-name="ce1">
            <text:p>2744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3">
            <text:p>1.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5" table:style-name="ce1">
            <text:p>2745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3">
            <text:p>2.38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6" table:style-name="ce1">
            <text:p>2746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47" table:style-name="ce1">
            <text:p>2747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3">
            <text:p>1.20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8" table:style-name="ce1">
            <text:p>2748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49" table:style-name="ce1">
            <text:p>2749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50" table:style-name="ce1">
            <text:p>2750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3">
            <text:p>1.60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1" table:style-name="ce1">
            <text:p>2751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3">
            <text:p>1.83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2" table:style-name="ce1">
            <text:p>2752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3">
            <text:p>1.00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3" table:style-name="ce1">
            <text:p>2753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3">
            <text:p>1.20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4" table:style-name="ce1">
            <text:p>2754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55" table:style-name="ce1">
            <text:p>2755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3">
            <text:p>2.11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6" table:style-name="ce1">
            <text:p>2756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57" table:style-name="ce1">
            <text:p>2757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3">
            <text:p>1.80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8" table:style-name="ce1">
            <text:p>2758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3">
            <text:p>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9" table:style-name="ce1">
            <text:p>2759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3">
            <text:p>1.73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0" table:style-name="ce1">
            <text:p>2760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3">
            <text:p>2.21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1" table:style-name="ce1">
            <text:p>2761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62" table:style-name="ce1">
            <text:p>2762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3">
            <text:p>1.80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3" table:style-name="ce1">
            <text:p>2763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64" table:style-name="ce1">
            <text:p>2764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3">
            <text:p>1.40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5" table:style-name="ce1">
            <text:p>2765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3">
            <text:p>1.40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6" table:style-name="ce1">
            <text:p>2766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3">
            <text:p>1.60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7" table:style-name="ce1">
            <text:p>2767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3">
            <text:p>2.4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8" table:style-name="ce1">
            <text:p>2768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3">
            <text:p>1.20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9" table:style-name="ce1">
            <text:p>2769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70" table:style-name="ce1">
            <text:p>2770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3">
            <text:p>1.41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1" table:style-name="ce1">
            <text:p>2771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3">
            <text:p>1.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2" table:style-name="ce1">
            <text:p>2772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3">
            <text:p>1.63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3" table:style-name="ce1">
            <text:p>2773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3">
            <text:p>2.63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4" table:style-name="ce1">
            <text:p>2774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75" table:style-name="ce1">
            <text:p>2775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3">
            <text:p>1.01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6" table:style-name="ce1">
            <text:p>2776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3">
            <text:p>1.08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7" table:style-name="ce1">
            <text:p>2777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3">
            <text:p>1.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8" table:style-name="ce1">
            <text:p>2778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3">
            <text:p>1.99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9" table:style-name="ce1">
            <text:p>2779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3">
            <text:p>2.00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0" table:style-name="ce1">
            <text:p>2780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3">
            <text:p>3.65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1" table:style-name="ce1">
            <text:p>2781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82" table:style-name="ce1">
            <text:p>2782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3"/>
          <table:table-cell office:value-type="float" office:value="2013" table:formula="of:=2013" table:style-name="ce1">
            <text:p>2013</text:p>
          </table:table-cell>
          <table:table-cell office:value-type="float" office:value="2783" table:style-name="ce1">
            <text:p>2783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3">
            <text:p>1.20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4" table:style-name="ce1">
            <text:p>2784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3">
            <text:p>1.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5" table:style-name="ce1">
            <text:p>2785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3">
            <text:p>1.80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6" table:style-name="ce1">
            <text:p>2786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3">
            <text:p>1.00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7" table:style-name="ce1">
            <text:p>2787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3">
            <text:p>1.66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8" table:style-name="ce1">
            <text:p>2788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3">
            <text:p>2.40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9" table:style-name="ce1">
            <text:p>2789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3">
            <text:p>1.31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0" table:style-name="ce1">
            <text:p>2790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3">
            <text:p>1.00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1" table:style-name="ce1">
            <text:p>2791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3">
            <text:p>1.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2" table:style-name="ce1">
            <text:p>2792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3">
            <text:p>3.06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3" table:style-name="ce1">
            <text:p>2793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3">
            <text:p>2.8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4" table:style-name="ce1">
            <text:p>2794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3">
            <text:p>1.02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5" table:style-name="ce1">
            <text:p>2795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3">
            <text:p>1.23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6" table:style-name="ce1">
            <text:p>2796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3">
            <text:p>2.31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7" table:style-name="ce1">
            <text:p>2797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3">
            <text:p>2.0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8" table:style-name="ce1">
            <text:p>2798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99" table:style-name="ce1">
            <text:p>2799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0" table:style-name="ce1">
            <text:p>2800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1" table:style-name="ce1">
            <text:p>2801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2" table:style-name="ce1">
            <text:p>2802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3" table:style-name="ce1">
            <text:p>2803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4" table:style-name="ce1">
            <text:p>2804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5" table:style-name="ce1">
            <text:p>2805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6" table:style-name="ce1">
            <text:p>2806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3">
            <text:p>2.2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07" table:style-name="ce1">
            <text:p>2807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3">
            <text:p>1.60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08" table:style-name="ce1">
            <text:p>2808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9" table:style-name="ce1">
            <text:p>2809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3">
            <text:p>1.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0" table:style-name="ce1">
            <text:p>2810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3">
            <text:p>1.0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1" table:style-name="ce1">
            <text:p>2811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3">
            <text:p>1.40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2" table:style-name="ce1">
            <text:p>2812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3">
            <text:p>1.40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3" table:style-name="ce1">
            <text:p>2813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3">
            <text:p>3.38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4" table:style-name="ce1">
            <text:p>2814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3">
            <text:p>3.19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5" table:style-name="ce1">
            <text:p>2815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3">
            <text:p>2.69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6" table:style-name="ce1">
            <text:p>2816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3">
            <text:p>1.91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7" table:style-name="ce1">
            <text:p>2817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3">
            <text:p>1.00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8" table:style-name="ce1">
            <text:p>2818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3">
            <text:p>1.00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9" table:style-name="ce1">
            <text:p>2819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20" table:style-name="ce1">
            <text:p>2820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3">
            <text:p>2.46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1" table:style-name="ce1">
            <text:p>2821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3">
            <text:p>1.60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2" table:style-name="ce1">
            <text:p>2822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3">
            <text:p>1.41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3" table:style-name="ce1">
            <text:p>2823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3">
            <text:p>2.14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4" table:style-name="ce1">
            <text:p>2824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3">
            <text:p>1.22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5" table:style-name="ce1">
            <text:p>2825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3">
            <text:p>2.42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6" table:style-name="ce1">
            <text:p>2826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3">
            <text:p>1.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7" table:style-name="ce1">
            <text:p>2827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3">
            <text:p>1.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8" table:style-name="ce1">
            <text:p>2828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29" table:style-name="ce1">
            <text:p>2829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3">
            <text:p>1.20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0" table:style-name="ce1">
            <text:p>2830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3">
            <text:p>1.80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1" table:style-name="ce1">
            <text:p>2831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3">
            <text:p>1.80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2" table:style-name="ce1">
            <text:p>2832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3">
            <text:p>2.52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3" table:style-name="ce1">
            <text:p>2833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34" table:style-name="ce1">
            <text:p>2834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3">
            <text:p>1.60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5" table:style-name="ce1">
            <text:p>2835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" table:style-name="ce3">
            <text:p>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6" table:style-name="ce1">
            <text:p>2836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37" table:style-name="ce1">
            <text:p>2837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3">
            <text:p>1.62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8" table:style-name="ce1">
            <text:p>2838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3">
            <text:p>1.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9" table:style-name="ce1">
            <text:p>2839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3">
            <text:p>2.5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40" table:style-name="ce1">
            <text:p>2840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" table:style-name="ce3">
            <text:p>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41" table:style-name="ce1">
            <text:p>2841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3">
            <text:p>2.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42" table:style-name="ce1">
            <text:p>284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3.22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3" table:style-name="ce1">
            <text:p>284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1.8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4" table:style-name="ce1">
            <text:p>284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3">
            <text:p>1.21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5" table:style-name="ce1">
            <text:p>284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2.20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6" table:style-name="ce1">
            <text:p>284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3">
            <text:p>1.01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7" table:style-name="ce1">
            <text:p>2847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48" table:style-name="ce1">
            <text:p>284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3">
            <text:p>1.62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9" table:style-name="ce1">
            <text:p>2849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0" table:style-name="ce1">
            <text:p>285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3">
            <text:p>1.8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1" table:style-name="ce1">
            <text:p>285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1.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2" table:style-name="ce1">
            <text:p>285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3">
            <text:p>2.27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3" table:style-name="ce1">
            <text:p>285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3">
            <text:p>1.07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4" table:style-name="ce1">
            <text:p>285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3">
            <text:p>1.00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5" table:style-name="ce1">
            <text:p>285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3">
            <text:p>2.42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6" table:style-name="ce1">
            <text:p>285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7" table:style-name="ce1">
            <text:p>285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3">
            <text:p>2.02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8" table:style-name="ce1">
            <text:p>285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3">
            <text:p>1.62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9" table:style-name="ce1">
            <text:p>285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60" table:style-name="ce1">
            <text:p>286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3">
            <text:p>1.8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1" table:style-name="ce1">
            <text:p>286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3">
            <text:p>1.0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2" table:style-name="ce1">
            <text:p>2862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63" table:style-name="ce1">
            <text:p>286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3">
            <text:p>2.00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4" table:style-name="ce1">
            <text:p>2864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65" table:style-name="ce1">
            <text:p>286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3">
            <text:p>1.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6" table:style-name="ce1">
            <text:p>286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3">
            <text:p>1.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7" table:style-name="ce1">
            <text:p>286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3">
            <text:p>1.40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8" table:style-name="ce1">
            <text:p>286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9" table:style-name="ce1">
            <text:p>286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3">
            <text:p>1.23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0" table:style-name="ce1">
            <text:p>287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71" table:style-name="ce1">
            <text:p>287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1.00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2" table:style-name="ce1">
            <text:p>287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3">
            <text:p>1.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3" table:style-name="ce1">
            <text:p>287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3">
            <text:p>2.10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4" table:style-name="ce1">
            <text:p>287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75" table:style-name="ce1">
            <text:p>287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1.71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6" table:style-name="ce1">
            <text:p>287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1.8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7" table:style-name="ce1">
            <text:p>287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3">
            <text:p>1.00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8" table:style-name="ce1">
            <text:p>287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3">
            <text:p>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9" table:style-name="ce1">
            <text:p>287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3">
            <text:p>1.86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0" table:style-name="ce1">
            <text:p>288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3">
            <text:p>1.60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1" table:style-name="ce1">
            <text:p>288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3">
            <text:p>2.20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2" table:style-name="ce1">
            <text:p>288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83" table:style-name="ce1">
            <text:p>288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3">
            <text:p>1.6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4" table:style-name="ce1">
            <text:p>288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3.08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5" table:style-name="ce1">
            <text:p>288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1.80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6" table:style-name="ce1">
            <text:p>288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2.6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7" table:style-name="ce1">
            <text:p>288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1.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8" table:style-name="ce1">
            <text:p>288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2.29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9" table:style-name="ce1">
            <text:p>288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3">
            <text:p>1.20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0" table:style-name="ce1">
            <text:p>289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">
            <text:p>1.8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1" table:style-name="ce1">
            <text:p>289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1.01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2" table:style-name="ce1">
            <text:p>2892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3">
            <text:p>1.6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3" table:style-name="ce1">
            <text:p>289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1.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4" table:style-name="ce1">
            <text:p>289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95" table:style-name="ce1">
            <text:p>289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2.25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6" table:style-name="ce1">
            <text:p>289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1.40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7" table:style-name="ce1">
            <text:p>2897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3">
            <text:p>1.2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8" table:style-name="ce1">
            <text:p>289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">
            <text:p>1.61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9" table:style-name="ce1">
            <text:p>2899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">
            <text:p>1.82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0" table:style-name="ce1">
            <text:p>2900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3">
            <text:p>1.01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1" table:style-name="ce1">
            <text:p>2901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3">
            <text:p>1.20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2" table:style-name="ce1">
            <text:p>2902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3">
            <text:p>1.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3" table:style-name="ce1">
            <text:p>2903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3">
            <text:p>1.56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4" table:style-name="ce1">
            <text:p>290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3">
            <text:p>2.38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5" table:style-name="ce1">
            <text:p>2905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06" table:style-name="ce1">
            <text:p>2906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07" table:style-name="ce1">
            <text:p>290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3">
            <text:p>1.0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8" table:style-name="ce1">
            <text:p>290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3">
            <text:p>1.12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9" table:style-name="ce1">
            <text:p>290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3">
            <text:p>1.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0" table:style-name="ce1">
            <text:p>2910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3">
            <text:p>1.60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1" table:style-name="ce1">
            <text:p>2911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3">
            <text:p>1.96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2" table:style-name="ce1">
            <text:p>2912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3">
            <text:p>1.41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3" table:style-name="ce1">
            <text:p>2913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4" table:style-name="ce1">
            <text:p>291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3">
            <text:p>1.60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5" table:style-name="ce1">
            <text:p>2915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6" table:style-name="ce1">
            <text:p>2916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7" table:style-name="ce1">
            <text:p>291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3">
            <text:p>1.83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8" table:style-name="ce1">
            <text:p>2918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9" table:style-name="ce1">
            <text:p>2919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3">
            <text:p>1.63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0" table:style-name="ce1">
            <text:p>292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3">
            <text:p>1.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1" table:style-name="ce1">
            <text:p>2921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3">
            <text:p>1.8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2" table:style-name="ce1">
            <text:p>2922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3">
            <text:p>1.41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3" table:style-name="ce1">
            <text:p>292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3">
            <text:p>1.60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4" table:style-name="ce1">
            <text:p>292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3">
            <text:p>1.83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5" table:style-name="ce1">
            <text:p>292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26" table:style-name="ce1">
            <text:p>292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3">
            <text:p>1.40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7" table:style-name="ce1">
            <text:p>292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3">
            <text:p>2.85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8" table:style-name="ce1">
            <text:p>2928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3">
            <text:p>1.4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9" table:style-name="ce1">
            <text:p>292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3">
            <text:p>2.52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0" table:style-name="ce1">
            <text:p>2930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3">
            <text:p>2.77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1" table:style-name="ce1">
            <text:p>293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3">
            <text:p>1.2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2" table:style-name="ce1">
            <text:p>293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3">
            <text:p>1.0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3" table:style-name="ce1">
            <text:p>2933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3">
            <text:p>2.36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4" table:style-name="ce1">
            <text:p>293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3">
            <text:p>1.05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5" table:style-name="ce1">
            <text:p>293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3">
            <text:p>1.20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6" table:style-name="ce1">
            <text:p>293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3">
            <text:p>1.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7" table:style-name="ce1">
            <text:p>293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3">
            <text:p>1.40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8" table:style-name="ce1">
            <text:p>2938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3">
            <text:p>1.6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9" table:style-name="ce1">
            <text:p>2939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3">
            <text:p>2.4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0" table:style-name="ce1">
            <text:p>2940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3">
            <text:p>2.02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1" table:style-name="ce1">
            <text:p>2941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42" table:style-name="ce1">
            <text:p>2942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3">
            <text:p>1.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3" table:style-name="ce1">
            <text:p>2943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3">
            <text:p>1.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4" table:style-name="ce1">
            <text:p>2944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3">
            <text:p>1.20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5" table:style-name="ce1">
            <text:p>2945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3">
            <text:p>1.20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6" table:style-name="ce1">
            <text:p>2946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3">
            <text:p>2.66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7" table:style-name="ce1">
            <text:p>2947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3">
            <text:p>1.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8" table:style-name="ce1">
            <text:p>2948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3">
            <text:p>2.41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9" table:style-name="ce1">
            <text:p>2949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0" table:style-name="ce1">
            <text:p>2950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3">
            <text:p>1.20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1" table:style-name="ce1">
            <text:p>2951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2" table:style-name="ce1">
            <text:p>2952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3" table:style-name="ce1">
            <text:p>2953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3">
            <text:p>1.60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4" table:style-name="ce1">
            <text:p>2954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3">
            <text:p>1.56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5" table:style-name="ce1">
            <text:p>2955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3">
            <text:p>1.0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6" table:style-name="ce1">
            <text:p>2956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3">
            <text:p>1.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7" table:style-name="ce1">
            <text:p>2957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8" table:style-name="ce1">
            <text:p>2958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3">
            <text:p>2.26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9" table:style-name="ce1">
            <text:p>2959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60" table:style-name="ce1">
            <text:p>2960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3">
            <text:p>1.8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1" table:style-name="ce1">
            <text:p>2961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3">
            <text:p>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2" table:style-name="ce1">
            <text:p>2962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3">
            <text:p>1.73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3" table:style-name="ce1">
            <text:p>2963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3">
            <text:p>2.18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4" table:style-name="ce1">
            <text:p>2964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65" table:style-name="ce1">
            <text:p>2965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3">
            <text:p>1.80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6" table:style-name="ce1">
            <text:p>2966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67" table:style-name="ce1">
            <text:p>2967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3">
            <text:p>1.2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8" table:style-name="ce1">
            <text:p>2968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3">
            <text:p>1.4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9" table:style-name="ce1">
            <text:p>2969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3">
            <text:p>1.82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0" table:style-name="ce1">
            <text:p>2970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3">
            <text:p>2.4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1" table:style-name="ce1">
            <text:p>2971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3">
            <text:p>1.20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2" table:style-name="ce1">
            <text:p>2972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73" table:style-name="ce1">
            <text:p>2973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3">
            <text:p>1.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4" table:style-name="ce1">
            <text:p>2974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3">
            <text:p>1.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5" table:style-name="ce1">
            <text:p>2975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3">
            <text:p>1.64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6" table:style-name="ce1">
            <text:p>2976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3">
            <text:p>2.76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7" table:style-name="ce1">
            <text:p>2977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78" table:style-name="ce1">
            <text:p>2978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3">
            <text:p>1.0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9" table:style-name="ce1">
            <text:p>2979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3">
            <text:p>1.05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0" table:style-name="ce1">
            <text:p>2980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3">
            <text:p>1.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1" table:style-name="ce1">
            <text:p>2981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3">
            <text:p>1.92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2" table:style-name="ce1">
            <text:p>2982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3">
            <text:p>1.8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3" table:style-name="ce1">
            <text:p>2983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3">
            <text:p>3.51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4" table:style-name="ce1">
            <text:p>2984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85" table:style-name="ce1">
            <text:p>2985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3"/>
          <table:table-cell office:value-type="float" office:value="2014" table:formula="of:=2014" table:style-name="ce1">
            <text:p>2014</text:p>
          </table:table-cell>
          <table:table-cell office:value-type="float" office:value="2986" table:style-name="ce1">
            <text:p>2986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3">
            <text:p>1.20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7" table:style-name="ce1">
            <text:p>2987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3">
            <text:p>1.62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8" table:style-name="ce1">
            <text:p>2988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3">
            <text:p>1.60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9" table:style-name="ce1">
            <text:p>2989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3">
            <text:p>1.00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0" table:style-name="ce1">
            <text:p>2990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3">
            <text:p>1.57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1" table:style-name="ce1">
            <text:p>2991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3">
            <text:p>2.5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2" table:style-name="ce1">
            <text:p>2992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3">
            <text:p>1.23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3" table:style-name="ce1">
            <text:p>2993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3">
            <text:p>1.0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4" table:style-name="ce1">
            <text:p>2994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3">
            <text:p>1.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5" table:style-name="ce1">
            <text:p>2995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3">
            <text:p>3.55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6" table:style-name="ce1">
            <text:p>2996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3">
            <text:p>3.02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7" table:style-name="ce1">
            <text:p>2997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3">
            <text:p>1.02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8" table:style-name="ce1">
            <text:p>2998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3">
            <text:p>1.22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9" table:style-name="ce1">
            <text:p>2999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3">
            <text:p>2.71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3">
            <text:p>2.22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01" table:style-name="ce1">
            <text:p>3001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2" table:style-name="ce1">
            <text:p>3002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3" table:style-name="ce1">
            <text:p>3003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4" table:style-name="ce1">
            <text:p>3004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5" table:style-name="ce1">
            <text:p>3005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6" table:style-name="ce1">
            <text:p>3006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7" table:style-name="ce1">
            <text:p>3007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8" table:style-name="ce1">
            <text:p>3008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9" table:style-name="ce1">
            <text:p>3009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3">
            <text:p>2.02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0" table:style-name="ce1">
            <text:p>3010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3">
            <text:p>1.60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1" table:style-name="ce1">
            <text:p>3011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12" table:style-name="ce1">
            <text:p>3012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3">
            <text:p>1.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3" table:style-name="ce1">
            <text:p>3013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3">
            <text:p>1.00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4" table:style-name="ce1">
            <text:p>3014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3">
            <text:p>1.43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5" table:style-name="ce1">
            <text:p>3015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3">
            <text:p>1.40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6" table:style-name="ce1">
            <text:p>3016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3">
            <text:p>3.4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7" table:style-name="ce1">
            <text:p>3017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3">
            <text:p>3.17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8" table:style-name="ce1">
            <text:p>3018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3">
            <text:p>3.09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9" table:style-name="ce1">
            <text:p>3019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3">
            <text:p>1.88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0" table:style-name="ce1">
            <text:p>3020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3">
            <text:p>1.0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1" table:style-name="ce1">
            <text:p>3021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" table:style-name="ce3">
            <text:p>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2" table:style-name="ce1">
            <text:p>3022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23" table:style-name="ce1">
            <text:p>3023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3">
            <text:p>2.4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4" table:style-name="ce1">
            <text:p>3024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3">
            <text:p>1.60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5" table:style-name="ce1">
            <text:p>3025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3">
            <text:p>1.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6" table:style-name="ce1">
            <text:p>3026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3">
            <text:p>2.28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7" table:style-name="ce1">
            <text:p>3027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3">
            <text:p>1.20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8" table:style-name="ce1">
            <text:p>3028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3">
            <text:p>2.30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9" table:style-name="ce1">
            <text:p>3029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3">
            <text:p>1.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0" table:style-name="ce1">
            <text:p>3030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3">
            <text:p>1.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1" table:style-name="ce1">
            <text:p>3031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32" table:style-name="ce1">
            <text:p>3032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3">
            <text:p>1.20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3" table:style-name="ce1">
            <text:p>3033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3">
            <text:p>1.8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4" table:style-name="ce1">
            <text:p>3034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3">
            <text:p>1.60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5" table:style-name="ce1">
            <text:p>3035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3">
            <text:p>2.42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6" table:style-name="ce1">
            <text:p>3036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37" table:style-name="ce1">
            <text:p>3037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3">
            <text:p>2.41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8" table:style-name="ce1">
            <text:p>3038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" table:style-name="ce3">
            <text:p>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9" table:style-name="ce1">
            <text:p>3039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40" table:style-name="ce1">
            <text:p>3040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3">
            <text:p>1.61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41" table:style-name="ce1">
            <text:p>3041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3">
            <text:p>1.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42" table:style-name="ce1">
            <text:p>3042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3">
            <text:p>2.63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43" table:style-name="ce1">
            <text:p>3043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3">
            <text:p>1.20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44" table:style-name="ce1">
            <text:p>3044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3">
            <text:p>1.83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45" table:style-name="ce1">
            <text:p>304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3.22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46" table:style-name="ce1">
            <text:p>304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1.8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47" table:style-name="ce1">
            <text:p>304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3">
            <text:p>1.20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48" table:style-name="ce1">
            <text:p>304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2.22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49" table:style-name="ce1">
            <text:p>304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3">
            <text:p>1.01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0" table:style-name="ce1">
            <text:p>3050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51" table:style-name="ce1">
            <text:p>305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3">
            <text:p>1.43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2" table:style-name="ce1">
            <text:p>3052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53" table:style-name="ce1">
            <text:p>305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3">
            <text:p>1.8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4" table:style-name="ce1">
            <text:p>305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1.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5" table:style-name="ce1">
            <text:p>305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3">
            <text:p>2.31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6" table:style-name="ce1">
            <text:p>305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3">
            <text:p>1.02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7" table:style-name="ce1">
            <text:p>305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3">
            <text:p>1.00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8" table:style-name="ce1">
            <text:p>305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3">
            <text:p>2.43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9" table:style-name="ce1">
            <text:p>305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0" table:style-name="ce1">
            <text:p>306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3">
            <text:p>1.82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1" table:style-name="ce1">
            <text:p>306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3">
            <text:p>1.82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2" table:style-name="ce1">
            <text:p>306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3" table:style-name="ce1">
            <text:p>306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3">
            <text:p>1.8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4" table:style-name="ce1">
            <text:p>306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3">
            <text:p>1.00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5" table:style-name="ce1">
            <text:p>3065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6" table:style-name="ce1">
            <text:p>306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3">
            <text:p>1.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7" table:style-name="ce1">
            <text:p>3067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8" table:style-name="ce1">
            <text:p>306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3">
            <text:p>1.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9" table:style-name="ce1">
            <text:p>306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3">
            <text:p>1.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0" table:style-name="ce1">
            <text:p>307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3">
            <text:p>1.40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1" table:style-name="ce1">
            <text:p>307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2" table:style-name="ce1">
            <text:p>307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3">
            <text:p>1.16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3" table:style-name="ce1">
            <text:p>307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74" table:style-name="ce1">
            <text:p>307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1.0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5" table:style-name="ce1">
            <text:p>307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3">
            <text:p>1.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6" table:style-name="ce1">
            <text:p>307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3">
            <text:p>2.16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7" table:style-name="ce1">
            <text:p>307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78" table:style-name="ce1">
            <text:p>307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1.42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9" table:style-name="ce1">
            <text:p>307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2.07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0" table:style-name="ce1">
            <text:p>308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3">
            <text:p>1.00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1" table:style-name="ce1">
            <text:p>308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3">
            <text:p>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2" table:style-name="ce1">
            <text:p>308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3">
            <text:p>1.83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3" table:style-name="ce1">
            <text:p>308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3">
            <text:p>1.60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4" table:style-name="ce1">
            <text:p>308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3">
            <text:p>2.16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5" table:style-name="ce1">
            <text:p>308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86" table:style-name="ce1">
            <text:p>308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3">
            <text:p>1.62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7" table:style-name="ce1">
            <text:p>308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2.97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8" table:style-name="ce1">
            <text:p>308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1.80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9" table:style-name="ce1">
            <text:p>308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2.6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0" table:style-name="ce1">
            <text:p>309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1.20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1" table:style-name="ce1">
            <text:p>309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1.88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2" table:style-name="ce1">
            <text:p>309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3">
            <text:p>1.20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3" table:style-name="ce1">
            <text:p>309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">
            <text:p>1.8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4" table:style-name="ce1">
            <text:p>309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1.01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5" table:style-name="ce1">
            <text:p>3095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3">
            <text:p>1.60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6" table:style-name="ce1">
            <text:p>309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1.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7" table:style-name="ce1">
            <text:p>3097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98" table:style-name="ce1">
            <text:p>309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1.8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9" table:style-name="ce1">
            <text:p>309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1.40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0" table:style-name="ce1">
            <text:p>3100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3">
            <text:p>1.20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1" table:style-name="ce1">
            <text:p>310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">
            <text:p>1.60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2" table:style-name="ce1">
            <text:p>310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">
            <text:p>1.8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3" table:style-name="ce1">
            <text:p>3103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3">
            <text:p>1.0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4" table:style-name="ce1">
            <text:p>3104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3">
            <text:p>1.40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5" table:style-name="ce1">
            <text:p>310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3">
            <text:p>1.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6" table:style-name="ce1">
            <text:p>310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3">
            <text:p>1.52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7" table:style-name="ce1">
            <text:p>310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3">
            <text:p>2.34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8" table:style-name="ce1">
            <text:p>3108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09" table:style-name="ce1">
            <text:p>3109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10" table:style-name="ce1">
            <text:p>311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3">
            <text:p>1.00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1" table:style-name="ce1">
            <text:p>3111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3">
            <text:p>1.05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2" table:style-name="ce1">
            <text:p>311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3">
            <text:p>1.60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3" table:style-name="ce1">
            <text:p>3113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3">
            <text:p>1.8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4" table:style-name="ce1">
            <text:p>3114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3">
            <text:p>1.89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5" table:style-name="ce1">
            <text:p>311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3">
            <text:p>1.4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6" table:style-name="ce1">
            <text:p>3116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17" table:style-name="ce1">
            <text:p>311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3">
            <text:p>1.60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8" table:style-name="ce1">
            <text:p>311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19" table:style-name="ce1">
            <text:p>3119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0" table:style-name="ce1">
            <text:p>3120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3">
            <text:p>1.61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1" table:style-name="ce1">
            <text:p>3121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2" table:style-name="ce1">
            <text:p>3122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3">
            <text:p>1.66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3" table:style-name="ce1">
            <text:p>312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3">
            <text:p>1.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4" table:style-name="ce1">
            <text:p>3124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3">
            <text:p>1.6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5" table:style-name="ce1">
            <text:p>3125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3">
            <text:p>1.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6" table:style-name="ce1">
            <text:p>312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3">
            <text:p>1.60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7" table:style-name="ce1">
            <text:p>312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3">
            <text:p>1.59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8" table:style-name="ce1">
            <text:p>312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9" table:style-name="ce1">
            <text:p>3129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3">
            <text:p>1.40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0" table:style-name="ce1">
            <text:p>3130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3">
            <text:p>2.85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1" table:style-name="ce1">
            <text:p>313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3">
            <text:p>1.58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2" table:style-name="ce1">
            <text:p>3132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3">
            <text:p>2.47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3" table:style-name="ce1">
            <text:p>3133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3">
            <text:p>3.11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4" table:style-name="ce1">
            <text:p>3134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3">
            <text:p>1.2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5" table:style-name="ce1">
            <text:p>3135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3">
            <text:p>1.0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6" table:style-name="ce1">
            <text:p>313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3">
            <text:p>2.28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7" table:style-name="ce1">
            <text:p>3137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3">
            <text:p>1.01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8" table:style-name="ce1">
            <text:p>313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3">
            <text:p>1.20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9" table:style-name="ce1">
            <text:p>3139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3">
            <text:p>1.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0" table:style-name="ce1">
            <text:p>3140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3">
            <text:p>1.6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1" table:style-name="ce1">
            <text:p>3141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3">
            <text:p>1.60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2" table:style-name="ce1">
            <text:p>3142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3">
            <text:p>2.42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3" table:style-name="ce1">
            <text:p>314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3">
            <text:p>2.02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4" table:style-name="ce1">
            <text:p>3144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45" table:style-name="ce1">
            <text:p>3145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3">
            <text:p>1.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6" table:style-name="ce1">
            <text:p>3146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3">
            <text:p>1.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7" table:style-name="ce1">
            <text:p>3147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3">
            <text:p>1.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8" table:style-name="ce1">
            <text:p>3148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3">
            <text:p>1.40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9" table:style-name="ce1">
            <text:p>3149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3">
            <text:p>2.75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0" table:style-name="ce1">
            <text:p>3150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3">
            <text:p>1.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1" table:style-name="ce1">
            <text:p>3151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3">
            <text:p>2.73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2" table:style-name="ce1">
            <text:p>3152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53" table:style-name="ce1">
            <text:p>3153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3">
            <text:p>1.40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4" table:style-name="ce1">
            <text:p>3154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55" table:style-name="ce1">
            <text:p>3155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56" table:style-name="ce1">
            <text:p>3156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3">
            <text:p>1.60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7" table:style-name="ce1">
            <text:p>3157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3">
            <text:p>1.56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8" table:style-name="ce1">
            <text:p>3158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3">
            <text:p>1.2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9" table:style-name="ce1">
            <text:p>3159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3">
            <text:p>1.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0" table:style-name="ce1">
            <text:p>3160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61" table:style-name="ce1">
            <text:p>3161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3">
            <text:p>2.41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2" table:style-name="ce1">
            <text:p>3162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63" table:style-name="ce1">
            <text:p>3163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3">
            <text:p>1.8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4" table:style-name="ce1">
            <text:p>3164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3">
            <text:p>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5" table:style-name="ce1">
            <text:p>3165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3">
            <text:p>1.65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6" table:style-name="ce1">
            <text:p>3166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3">
            <text:p>2.0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7" table:style-name="ce1">
            <text:p>3167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68" table:style-name="ce1">
            <text:p>3168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3">
            <text:p>1.8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9" table:style-name="ce1">
            <text:p>3169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70" table:style-name="ce1">
            <text:p>3170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3">
            <text:p>1.2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1" table:style-name="ce1">
            <text:p>3171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3">
            <text:p>1.40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2" table:style-name="ce1">
            <text:p>3172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3">
            <text:p>1.82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3" table:style-name="ce1">
            <text:p>3173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3">
            <text:p>2.51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4" table:style-name="ce1">
            <text:p>3174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3">
            <text:p>1.20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5" table:style-name="ce1">
            <text:p>3175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76" table:style-name="ce1">
            <text:p>3176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3">
            <text:p>1.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7" table:style-name="ce1">
            <text:p>3177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3">
            <text:p>1.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8" table:style-name="ce1">
            <text:p>3178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3">
            <text:p>2.05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9" table:style-name="ce1">
            <text:p>3179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3">
            <text:p>2.8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0" table:style-name="ce1">
            <text:p>3180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81" table:style-name="ce1">
            <text:p>3181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3">
            <text:p>1.00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2" table:style-name="ce1">
            <text:p>3182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3">
            <text:p>1.0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3" table:style-name="ce1">
            <text:p>3183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3">
            <text:p>1.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4" table:style-name="ce1">
            <text:p>3184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3">
            <text:p>1.72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5" table:style-name="ce1">
            <text:p>3185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3">
            <text:p>1.8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6" table:style-name="ce1">
            <text:p>3186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3">
            <text:p>3.50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7" table:style-name="ce1">
            <text:p>3187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88" table:style-name="ce1">
            <text:p>3188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3"/>
          <table:table-cell office:value-type="float" office:value="2015" table:formula="of:=2015" table:style-name="ce1">
            <text:p>2015</text:p>
          </table:table-cell>
          <table:table-cell office:value-type="float" office:value="3189" table:style-name="ce1">
            <text:p>3189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3">
            <text:p>1.20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0" table:style-name="ce1">
            <text:p>3190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3">
            <text:p>1.62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1" table:style-name="ce1">
            <text:p>3191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3">
            <text:p>1.60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2" table:style-name="ce1">
            <text:p>3192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3">
            <text:p>1.00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3" table:style-name="ce1">
            <text:p>3193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3">
            <text:p>1.45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4" table:style-name="ce1">
            <text:p>3194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3">
            <text:p>2.60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5" table:style-name="ce1">
            <text:p>3195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3">
            <text:p>1.24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6" table:style-name="ce1">
            <text:p>3196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3">
            <text:p>1.0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7" table:style-name="ce1">
            <text:p>3197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3">
            <text:p>1.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8" table:style-name="ce1">
            <text:p>3198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3">
            <text:p>3.7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9" table:style-name="ce1">
            <text:p>3199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3">
            <text:p>3.19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0" table:style-name="ce1">
            <text:p>3200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3">
            <text:p>1.02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1" table:style-name="ce1">
            <text:p>3201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3">
            <text:p>1.13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2" table:style-name="ce1">
            <text:p>3202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3">
            <text:p>2.70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3" table:style-name="ce1">
            <text:p>3203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3">
            <text:p>2.07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4" table:style-name="ce1">
            <text:p>3204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5" table:style-name="ce1">
            <text:p>3205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6" table:style-name="ce1">
            <text:p>3206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7" table:style-name="ce1">
            <text:p>3207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8" table:style-name="ce1">
            <text:p>3208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9" table:style-name="ce1">
            <text:p>3209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10" table:style-name="ce1">
            <text:p>3210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11" table:style-name="ce1">
            <text:p>3211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12" table:style-name="ce1">
            <text:p>3212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3">
            <text:p>2.02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3" table:style-name="ce1">
            <text:p>3213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3">
            <text:p>1.60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4" table:style-name="ce1">
            <text:p>3214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15" table:style-name="ce1">
            <text:p>3215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3">
            <text:p>1.4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6" table:style-name="ce1">
            <text:p>3216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3">
            <text:p>1.0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7" table:style-name="ce1">
            <text:p>3217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3">
            <text:p>1.43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8" table:style-name="ce1">
            <text:p>3218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3">
            <text:p>1.40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9" table:style-name="ce1">
            <text:p>3219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3">
            <text:p>3.34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0" table:style-name="ce1">
            <text:p>3220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3">
            <text:p>3.14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1" table:style-name="ce1">
            <text:p>3221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3">
            <text:p>3.2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2" table:style-name="ce1">
            <text:p>3222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3">
            <text:p>1.87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3" table:style-name="ce1">
            <text:p>3223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3">
            <text:p>1.00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4" table:style-name="ce1">
            <text:p>3224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" table:style-name="ce3">
            <text:p>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5" table:style-name="ce1">
            <text:p>3225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26" table:style-name="ce1">
            <text:p>3226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3">
            <text:p>2.06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7" table:style-name="ce1">
            <text:p>3227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3">
            <text:p>1.60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8" table:style-name="ce1">
            <text:p>3228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3">
            <text:p>1.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9" table:style-name="ce1">
            <text:p>3229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3">
            <text:p>2.08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0" table:style-name="ce1">
            <text:p>3230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3">
            <text:p>1.24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1" table:style-name="ce1">
            <text:p>3231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3">
            <text:p>2.28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2" table:style-name="ce1">
            <text:p>3232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3">
            <text:p>1.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3" table:style-name="ce1">
            <text:p>3233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3">
            <text:p>1.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4" table:style-name="ce1">
            <text:p>3234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35" table:style-name="ce1">
            <text:p>3235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3">
            <text:p>1.20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6" table:style-name="ce1">
            <text:p>3236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3">
            <text:p>1.60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7" table:style-name="ce1">
            <text:p>3237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3">
            <text:p>1.60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8" table:style-name="ce1">
            <text:p>3238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3">
            <text:p>2.2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9" table:style-name="ce1">
            <text:p>3239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40" table:style-name="ce1">
            <text:p>3240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3">
            <text:p>2.61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1" table:style-name="ce1">
            <text:p>3241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" table:style-name="ce3">
            <text:p>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2" table:style-name="ce1">
            <text:p>3242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43" table:style-name="ce1">
            <text:p>3243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3">
            <text:p>1.60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4" table:style-name="ce1">
            <text:p>3244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3">
            <text:p>1.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5" table:style-name="ce1">
            <text:p>3245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3">
            <text:p>2.81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6" table:style-name="ce1">
            <text:p>3246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3">
            <text:p>1.20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7" table:style-name="ce1">
            <text:p>3247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3">
            <text:p>1.81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8" table:style-name="ce1">
            <text:p>324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3.42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49" table:style-name="ce1">
            <text:p>324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1.6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0" table:style-name="ce1">
            <text:p>325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3">
            <text:p>1.20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1" table:style-name="ce1">
            <text:p>325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2.17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2" table:style-name="ce1">
            <text:p>325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3">
            <text:p>1.01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3" table:style-name="ce1">
            <text:p>3253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54" table:style-name="ce1">
            <text:p>325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3">
            <text:p>1.4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5" table:style-name="ce1">
            <text:p>3255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56" table:style-name="ce1">
            <text:p>325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3">
            <text:p>2.00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7" table:style-name="ce1">
            <text:p>325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1.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8" table:style-name="ce1">
            <text:p>325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3">
            <text:p>2.25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9" table:style-name="ce1">
            <text:p>325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3">
            <text:p>1.01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0" table:style-name="ce1">
            <text:p>326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3">
            <text:p>1.0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1" table:style-name="ce1">
            <text:p>326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3">
            <text:p>2.45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2" table:style-name="ce1">
            <text:p>326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63" table:style-name="ce1">
            <text:p>326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3">
            <text:p>2.02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4" table:style-name="ce1">
            <text:p>326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3">
            <text:p>1.82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5" table:style-name="ce1">
            <text:p>326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66" table:style-name="ce1">
            <text:p>326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3">
            <text:p>1.8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7" table:style-name="ce1">
            <text:p>326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3">
            <text:p>1.00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8" table:style-name="ce1">
            <text:p>3268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69" table:style-name="ce1">
            <text:p>326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3">
            <text:p>1.4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0" table:style-name="ce1">
            <text:p>3270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71" table:style-name="ce1">
            <text:p>327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3">
            <text:p>1.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2" table:style-name="ce1">
            <text:p>327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3">
            <text:p>1.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3" table:style-name="ce1">
            <text:p>327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3">
            <text:p>1.40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4" table:style-name="ce1">
            <text:p>327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5" table:style-name="ce1">
            <text:p>327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3">
            <text:p>1.05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6" table:style-name="ce1">
            <text:p>327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77" table:style-name="ce1">
            <text:p>327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1.0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8" table:style-name="ce1">
            <text:p>327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3">
            <text:p>1.4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9" table:style-name="ce1">
            <text:p>327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3">
            <text:p>2.43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0" table:style-name="ce1">
            <text:p>328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81" table:style-name="ce1">
            <text:p>328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1.4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2" table:style-name="ce1">
            <text:p>328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2.45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3" table:style-name="ce1">
            <text:p>328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3">
            <text:p>1.01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4" table:style-name="ce1">
            <text:p>328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3">
            <text:p>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5" table:style-name="ce1">
            <text:p>328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3">
            <text:p>1.80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6" table:style-name="ce1">
            <text:p>328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3">
            <text:p>1.6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7" table:style-name="ce1">
            <text:p>328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3">
            <text:p>2.13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8" table:style-name="ce1">
            <text:p>328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89" table:style-name="ce1">
            <text:p>328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3">
            <text:p>1.6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0" table:style-name="ce1">
            <text:p>329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2.95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1" table:style-name="ce1">
            <text:p>329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1.8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2" table:style-name="ce1">
            <text:p>329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2.6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3" table:style-name="ce1">
            <text:p>329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1.20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4" table:style-name="ce1">
            <text:p>329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1.71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5" table:style-name="ce1">
            <text:p>329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3">
            <text:p>1.20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6" table:style-name="ce1">
            <text:p>329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">
            <text:p>1.8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7" table:style-name="ce1">
            <text:p>329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1.00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8" table:style-name="ce1">
            <text:p>3298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3">
            <text:p>1.63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9" table:style-name="ce1">
            <text:p>329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1.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0" table:style-name="ce1">
            <text:p>3300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01" table:style-name="ce1">
            <text:p>330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2.3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2" table:style-name="ce1">
            <text:p>330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1.40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3" table:style-name="ce1">
            <text:p>330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3">
            <text:p>1.40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4" table:style-name="ce1">
            <text:p>330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">
            <text:p>1.6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5" table:style-name="ce1">
            <text:p>330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">
            <text:p>1.8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6" table:style-name="ce1">
            <text:p>330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3">
            <text:p>1.0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7" table:style-name="ce1">
            <text:p>3307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3">
            <text:p>1.40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8" table:style-name="ce1">
            <text:p>3308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3">
            <text:p>1.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9" table:style-name="ce1">
            <text:p>3309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3">
            <text:p>1.50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0" table:style-name="ce1">
            <text:p>331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3">
            <text:p>2.24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1" table:style-name="ce1">
            <text:p>3311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12" table:style-name="ce1">
            <text:p>3312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13" table:style-name="ce1">
            <text:p>3313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3">
            <text:p>1.00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4" table:style-name="ce1">
            <text:p>3314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3">
            <text:p>1.02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5" table:style-name="ce1">
            <text:p>331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3">
            <text:p>1.6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6" table:style-name="ce1">
            <text:p>331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3">
            <text:p>1.8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7" table:style-name="ce1">
            <text:p>3317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3">
            <text:p>1.81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8" table:style-name="ce1">
            <text:p>331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3">
            <text:p>1.40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9" table:style-name="ce1">
            <text:p>3319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20" table:style-name="ce1">
            <text:p>3320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3">
            <text:p>1.60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1" table:style-name="ce1">
            <text:p>332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22" table:style-name="ce1">
            <text:p>3322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23" table:style-name="ce1">
            <text:p>332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3">
            <text:p>1.61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4" table:style-name="ce1">
            <text:p>3324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25" table:style-name="ce1">
            <text:p>332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3">
            <text:p>1.65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6" table:style-name="ce1">
            <text:p>332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3">
            <text:p>1.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7" table:style-name="ce1">
            <text:p>3327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3">
            <text:p>1.60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8" table:style-name="ce1">
            <text:p>3328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3">
            <text:p>1.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9" table:style-name="ce1">
            <text:p>3329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3">
            <text:p>1.6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0" table:style-name="ce1">
            <text:p>3330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3">
            <text:p>1.61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1" table:style-name="ce1">
            <text:p>333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32" table:style-name="ce1">
            <text:p>333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3">
            <text:p>1.40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3" table:style-name="ce1">
            <text:p>333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3">
            <text:p>2.86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4" table:style-name="ce1">
            <text:p>333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3">
            <text:p>1.60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5" table:style-name="ce1">
            <text:p>333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3">
            <text:p>2.35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6" table:style-name="ce1">
            <text:p>333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3">
            <text:p>3.28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7" table:style-name="ce1">
            <text:p>3337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3">
            <text:p>1.20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8" table:style-name="ce1">
            <text:p>333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3">
            <text:p>1.0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9" table:style-name="ce1">
            <text:p>333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3">
            <text:p>2.49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0" table:style-name="ce1">
            <text:p>3340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3">
            <text:p>1.00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1" table:style-name="ce1">
            <text:p>334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3">
            <text:p>1.20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2" table:style-name="ce1">
            <text:p>334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3">
            <text:p>1.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3" table:style-name="ce1">
            <text:p>334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3">
            <text:p>1.61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4" table:style-name="ce1">
            <text:p>334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3">
            <text:p>1.6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5" table:style-name="ce1">
            <text:p>334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3">
            <text:p>2.44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6" table:style-name="ce1">
            <text:p>334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3">
            <text:p>2.02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7" table:style-name="ce1">
            <text:p>3347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48" table:style-name="ce1">
            <text:p>3348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3">
            <text:p>1.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9" table:style-name="ce1">
            <text:p>3349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3">
            <text:p>1.6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0" table:style-name="ce1">
            <text:p>3350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3">
            <text:p>1.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1" table:style-name="ce1">
            <text:p>3351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3">
            <text:p>1.40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2" table:style-name="ce1">
            <text:p>3352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3">
            <text:p>2.8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3" table:style-name="ce1">
            <text:p>3353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3">
            <text:p>1.4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4" table:style-name="ce1">
            <text:p>3354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3">
            <text:p>2.97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5" table:style-name="ce1">
            <text:p>3355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56" table:style-name="ce1">
            <text:p>3356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3">
            <text:p>1.40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7" table:style-name="ce1">
            <text:p>3357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58" table:style-name="ce1">
            <text:p>3358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59" table:style-name="ce1">
            <text:p>3359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3">
            <text:p>1.8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0" table:style-name="ce1">
            <text:p>3360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3">
            <text:p>1.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1" table:style-name="ce1">
            <text:p>3361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3">
            <text:p>1.23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2" table:style-name="ce1">
            <text:p>3362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3">
            <text:p>1.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3" table:style-name="ce1">
            <text:p>3363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64" table:style-name="ce1">
            <text:p>3364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3">
            <text:p>2.42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5" table:style-name="ce1">
            <text:p>3365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66" table:style-name="ce1">
            <text:p>3366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3">
            <text:p>1.8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7" table:style-name="ce1">
            <text:p>3367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3">
            <text:p>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8" table:style-name="ce1">
            <text:p>3368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3">
            <text:p>1.63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9" table:style-name="ce1">
            <text:p>3369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3">
            <text:p>2.0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0" table:style-name="ce1">
            <text:p>3370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71" table:style-name="ce1">
            <text:p>3371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3">
            <text:p>1.8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2" table:style-name="ce1">
            <text:p>3372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73" table:style-name="ce1">
            <text:p>3373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3">
            <text:p>1.20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4" table:style-name="ce1">
            <text:p>3374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3">
            <text:p>1.40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5" table:style-name="ce1">
            <text:p>3375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3">
            <text:p>1.82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6" table:style-name="ce1">
            <text:p>3376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3">
            <text:p>2.23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7" table:style-name="ce1">
            <text:p>3377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3">
            <text:p>1.20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8" table:style-name="ce1">
            <text:p>3378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79" table:style-name="ce1">
            <text:p>3379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3">
            <text:p>1.4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0" table:style-name="ce1">
            <text:p>3380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3">
            <text:p>1.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1" table:style-name="ce1">
            <text:p>3381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3">
            <text:p>2.07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2" table:style-name="ce1">
            <text:p>3382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3">
            <text:p>3.02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3" table:style-name="ce1">
            <text:p>3383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84" table:style-name="ce1">
            <text:p>3384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3">
            <text:p>1.00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5" table:style-name="ce1">
            <text:p>3385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3">
            <text:p>1.0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6" table:style-name="ce1">
            <text:p>3386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3">
            <text:p>1.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7" table:style-name="ce1">
            <text:p>3387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3">
            <text:p>1.58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8" table:style-name="ce1">
            <text:p>3388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3">
            <text:p>1.8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9" table:style-name="ce1">
            <text:p>3389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3">
            <text:p>3.53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0" table:style-name="ce1">
            <text:p>3390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91" table:style-name="ce1">
            <text:p>3391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3">
            <text:p>3.32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2" table:style-name="ce1">
            <text:p>3392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3">
            <text:p>1.20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3" table:style-name="ce1">
            <text:p>3393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3">
            <text:p>1.41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4" table:style-name="ce1">
            <text:p>3394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3">
            <text:p>1.6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5" table:style-name="ce1">
            <text:p>3395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3">
            <text:p>1.00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6" table:style-name="ce1">
            <text:p>3396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3">
            <text:p>1.56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7" table:style-name="ce1">
            <text:p>3397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3">
            <text:p>2.60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8" table:style-name="ce1">
            <text:p>3398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3">
            <text:p>1.21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9" table:style-name="ce1">
            <text:p>3399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3">
            <text:p>1.0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0" table:style-name="ce1">
            <text:p>3400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3">
            <text:p>1.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1" table:style-name="ce1">
            <text:p>3401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3">
            <text:p>3.82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2" table:style-name="ce1">
            <text:p>3402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3">
            <text:p>3.23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3" table:style-name="ce1">
            <text:p>3403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3">
            <text:p>1.00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4" table:style-name="ce1">
            <text:p>3404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3">
            <text:p>1.07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5" table:style-name="ce1">
            <text:p>3405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3">
            <text:p>2.68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6" table:style-name="ce1">
            <text:p>3406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3">
            <text:p>1.92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7" table:style-name="ce1">
            <text:p>3407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08" table:style-name="ce1">
            <text:p>3408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09" table:style-name="ce1">
            <text:p>3409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10" table:style-name="ce1">
            <text:p>3410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11" table:style-name="ce1">
            <text:p>3411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12" table:style-name="ce1">
            <text:p>3412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13" table:style-name="ce1">
            <text:p>3413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14" table:style-name="ce1">
            <text:p>3414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15" table:style-name="ce1">
            <text:p>3415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3">
            <text:p>1.89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6" table:style-name="ce1">
            <text:p>341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3">
            <text:p>1.6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7" table:style-name="ce1">
            <text:p>3417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18" table:style-name="ce1">
            <text:p>3418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3">
            <text:p>1.40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9" table:style-name="ce1">
            <text:p>3419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3">
            <text:p>1.0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0" table:style-name="ce1">
            <text:p>3420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3">
            <text:p>1.40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1" table:style-name="ce1">
            <text:p>3421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3">
            <text:p>1.40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2" table:style-name="ce1">
            <text:p>3422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3">
            <text:p>3.24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3" table:style-name="ce1">
            <text:p>3423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3">
            <text:p>3.16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4" table:style-name="ce1">
            <text:p>3424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3">
            <text:p>3.41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5" table:style-name="ce1">
            <text:p>3425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3">
            <text:p>1.64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6" table:style-name="ce1">
            <text:p>3426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3">
            <text:p>1.00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7" table:style-name="ce1">
            <text:p>3427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" table:style-name="ce3">
            <text:p>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8" table:style-name="ce1">
            <text:p>3428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29" table:style-name="ce1">
            <text:p>3429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3">
            <text:p>2.06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0" table:style-name="ce1">
            <text:p>3430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3">
            <text:p>1.6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1" table:style-name="ce1">
            <text:p>3431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3">
            <text:p>1.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2" table:style-name="ce1">
            <text:p>3432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3">
            <text:p>2.02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3" table:style-name="ce1">
            <text:p>3433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3">
            <text:p>1.04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4" table:style-name="ce1">
            <text:p>3434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3">
            <text:p>2.05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5" table:style-name="ce1">
            <text:p>3435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3">
            <text:p>1.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6" table:style-name="ce1">
            <text:p>3436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3">
            <text:p>1.4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7" table:style-name="ce1">
            <text:p>3437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38" table:style-name="ce1">
            <text:p>3438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3">
            <text:p>1.20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9" table:style-name="ce1">
            <text:p>3439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3">
            <text:p>1.6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0" table:style-name="ce1">
            <text:p>3440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3">
            <text:p>1.6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1" table:style-name="ce1">
            <text:p>3441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3">
            <text:p>2.50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2" table:style-name="ce1">
            <text:p>3442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43" table:style-name="ce1">
            <text:p>3443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3">
            <text:p>3.26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4" table:style-name="ce1">
            <text:p>3444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" table:style-name="ce3">
            <text:p>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5" table:style-name="ce1">
            <text:p>3445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46" table:style-name="ce1">
            <text:p>3446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3">
            <text:p>1.8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7" table:style-name="ce1">
            <text:p>3447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3">
            <text:p>1.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8" table:style-name="ce1">
            <text:p>3448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3">
            <text:p>3.0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9" table:style-name="ce1">
            <text:p>3449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3">
            <text:p>1.20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50" table:style-name="ce1">
            <text:p>3450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3">
            <text:p>1.8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51" table:style-name="ce1">
            <text:p>345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3.51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2" table:style-name="ce1">
            <text:p>345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1.6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3" table:style-name="ce1">
            <text:p>345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3">
            <text:p>1.20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4" table:style-name="ce1">
            <text:p>345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2.16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5" table:style-name="ce1">
            <text:p>345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3">
            <text:p>1.01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6" table:style-name="ce1">
            <text:p>3456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57" table:style-name="ce1">
            <text:p>345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3">
            <text:p>1.41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8" table:style-name="ce1">
            <text:p>3458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59" table:style-name="ce1">
            <text:p>345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3">
            <text:p>2.45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0" table:style-name="ce1">
            <text:p>346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1.4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1" table:style-name="ce1">
            <text:p>346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3">
            <text:p>2.42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2" table:style-name="ce1">
            <text:p>346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3">
            <text:p>1.0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3" table:style-name="ce1">
            <text:p>346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3">
            <text:p>1.0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4" table:style-name="ce1">
            <text:p>346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3">
            <text:p>2.50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5" table:style-name="ce1">
            <text:p>346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6" table:style-name="ce1">
            <text:p>346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3">
            <text:p>2.03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7" table:style-name="ce1">
            <text:p>346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3">
            <text:p>1.74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8" table:style-name="ce1">
            <text:p>346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9" table:style-name="ce1">
            <text:p>346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3">
            <text:p>1.80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0" table:style-name="ce1">
            <text:p>347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3">
            <text:p>1.00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1" table:style-name="ce1">
            <text:p>3471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72" table:style-name="ce1">
            <text:p>347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3">
            <text:p>1.4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3" table:style-name="ce1">
            <text:p>3473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74" table:style-name="ce1">
            <text:p>347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3">
            <text:p>1.4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5" table:style-name="ce1">
            <text:p>347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3">
            <text:p>1.4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6" table:style-name="ce1">
            <text:p>347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3">
            <text:p>1.81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7" table:style-name="ce1">
            <text:p>347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8" table:style-name="ce1">
            <text:p>347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3">
            <text:p>1.15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9" table:style-name="ce1">
            <text:p>347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80" table:style-name="ce1">
            <text:p>348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1.0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1" table:style-name="ce1">
            <text:p>348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3">
            <text:p>1.4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2" table:style-name="ce1">
            <text:p>348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3">
            <text:p>2.31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3" table:style-name="ce1">
            <text:p>348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84" table:style-name="ce1">
            <text:p>348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1.42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5" table:style-name="ce1">
            <text:p>348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2.61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6" table:style-name="ce1">
            <text:p>348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3">
            <text:p>1.01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7" table:style-name="ce1">
            <text:p>348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3">
            <text:p>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8" table:style-name="ce1">
            <text:p>348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3">
            <text:p>1.86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9" table:style-name="ce1">
            <text:p>348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3">
            <text:p>1.6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0" table:style-name="ce1">
            <text:p>349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3">
            <text:p>2.13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1" table:style-name="ce1">
            <text:p>349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92" table:style-name="ce1">
            <text:p>349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3">
            <text:p>1.6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3" table:style-name="ce1">
            <text:p>349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2.88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4" table:style-name="ce1">
            <text:p>349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1.80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5" table:style-name="ce1">
            <text:p>349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2.6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6" table:style-name="ce1">
            <text:p>349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1.20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7" table:style-name="ce1">
            <text:p>349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1.68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8" table:style-name="ce1">
            <text:p>349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3">
            <text:p>1.4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9" table:style-name="ce1">
            <text:p>349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">
            <text:p>1.80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0" table:style-name="ce1">
            <text:p>350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1.20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1" table:style-name="ce1">
            <text:p>350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3">
            <text:p>1.63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2" table:style-name="ce1">
            <text:p>350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1.4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3" table:style-name="ce1">
            <text:p>3503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04" table:style-name="ce1">
            <text:p>350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2.54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5" table:style-name="ce1">
            <text:p>350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1.40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6" table:style-name="ce1">
            <text:p>350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3">
            <text:p>1.42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7" table:style-name="ce1">
            <text:p>350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">
            <text:p>1.4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8" table:style-name="ce1">
            <text:p>3508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">
            <text:p>1.80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9" table:style-name="ce1">
            <text:p>3509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3">
            <text:p>1.0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0" table:style-name="ce1">
            <text:p>3510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3">
            <text:p>1.4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1" table:style-name="ce1">
            <text:p>351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3">
            <text:p>1.4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2" table:style-name="ce1">
            <text:p>3512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3">
            <text:p>1.8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3" table:style-name="ce1">
            <text:p>3513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3">
            <text:p>2.50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4" table:style-name="ce1">
            <text:p>3514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15" table:style-name="ce1">
            <text:p>3515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16" table:style-name="ce1">
            <text:p>351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3">
            <text:p>1.20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7" table:style-name="ce1">
            <text:p>3517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3">
            <text:p>1.26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8" table:style-name="ce1">
            <text:p>351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3">
            <text:p>1.6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9" table:style-name="ce1">
            <text:p>3519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3">
            <text:p>2.00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0" table:style-name="ce1">
            <text:p>3520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3">
            <text:p>1.81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1" table:style-name="ce1">
            <text:p>3521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3">
            <text:p>1.4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2" table:style-name="ce1">
            <text:p>3522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3" table:style-name="ce1">
            <text:p>3523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3">
            <text:p>1.80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4" table:style-name="ce1">
            <text:p>352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5" table:style-name="ce1">
            <text:p>3525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6" table:style-name="ce1">
            <text:p>352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3">
            <text:p>1.79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7" table:style-name="ce1">
            <text:p>3527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8" table:style-name="ce1">
            <text:p>3528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3">
            <text:p>1.46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9" table:style-name="ce1">
            <text:p>3529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3">
            <text:p>1.4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0" table:style-name="ce1">
            <text:p>3530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3">
            <text:p>1.60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1" table:style-name="ce1">
            <text:p>3531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3">
            <text:p>1.4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2" table:style-name="ce1">
            <text:p>3532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3">
            <text:p>1.6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3" table:style-name="ce1">
            <text:p>353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3">
            <text:p>1.58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4" table:style-name="ce1">
            <text:p>353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35" table:style-name="ce1">
            <text:p>353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3">
            <text:p>1.4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6" table:style-name="ce1">
            <text:p>353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3">
            <text:p>2.87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7" table:style-name="ce1">
            <text:p>3537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3">
            <text:p>1.54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8" table:style-name="ce1">
            <text:p>353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3">
            <text:p>2.34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9" table:style-name="ce1">
            <text:p>353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3">
            <text:p>3.31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0" table:style-name="ce1">
            <text:p>354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3">
            <text:p>1.20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1" table:style-name="ce1">
            <text:p>354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3">
            <text:p>1.0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2" table:style-name="ce1">
            <text:p>354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3">
            <text:p>2.46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3" table:style-name="ce1">
            <text:p>354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3">
            <text:p>1.00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4" table:style-name="ce1">
            <text:p>354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3">
            <text:p>1.20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5" table:style-name="ce1">
            <text:p>354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3">
            <text:p>1.4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6" table:style-name="ce1">
            <text:p>354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3">
            <text:p>1.64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7" table:style-name="ce1">
            <text:p>3547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3">
            <text:p>1.6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8" table:style-name="ce1">
            <text:p>3548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3">
            <text:p>2.5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9" table:style-name="ce1">
            <text:p>3549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3">
            <text:p>2.0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0" table:style-name="ce1">
            <text:p>3550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51" table:style-name="ce1">
            <text:p>3551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3">
            <text:p>1.63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2" table:style-name="ce1">
            <text:p>3552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3">
            <text:p>1.4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3" table:style-name="ce1">
            <text:p>3553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3">
            <text:p>1.6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4" table:style-name="ce1">
            <text:p>3554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3">
            <text:p>1.40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5" table:style-name="ce1">
            <text:p>3555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3">
            <text:p>2.90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6" table:style-name="ce1">
            <text:p>3556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3">
            <text:p>1.4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7" table:style-name="ce1">
            <text:p>3557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3">
            <text:p>3.2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8" table:style-name="ce1">
            <text:p>3558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59" table:style-name="ce1">
            <text:p>3559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3">
            <text:p>1.4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0" table:style-name="ce1">
            <text:p>3560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1" table:style-name="ce1">
            <text:p>3561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2" table:style-name="ce1">
            <text:p>3562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3">
            <text:p>1.80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3" table:style-name="ce1">
            <text:p>3563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3">
            <text:p>1.4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4" table:style-name="ce1">
            <text:p>3564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3">
            <text:p>1.01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5" table:style-name="ce1">
            <text:p>3565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3">
            <text:p>1.4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6" table:style-name="ce1">
            <text:p>3566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7" table:style-name="ce1">
            <text:p>3567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3">
            <text:p>2.37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8" table:style-name="ce1">
            <text:p>3568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9" table:style-name="ce1">
            <text:p>3569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3">
            <text:p>1.8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0" table:style-name="ce1">
            <text:p>3570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3">
            <text:p>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1" table:style-name="ce1">
            <text:p>3571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3">
            <text:p>1.62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2" table:style-name="ce1">
            <text:p>3572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3">
            <text:p>2.33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3" table:style-name="ce1">
            <text:p>3573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74" table:style-name="ce1">
            <text:p>3574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3">
            <text:p>1.80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5" table:style-name="ce1">
            <text:p>3575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76" table:style-name="ce1">
            <text:p>3576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3">
            <text:p>1.20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7" table:style-name="ce1">
            <text:p>3577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3">
            <text:p>1.4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8" table:style-name="ce1">
            <text:p>3578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3">
            <text:p>1.82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9" table:style-name="ce1">
            <text:p>3579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3">
            <text:p>2.33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0" table:style-name="ce1">
            <text:p>3580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3">
            <text:p>1.20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1" table:style-name="ce1">
            <text:p>3581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82" table:style-name="ce1">
            <text:p>3582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3">
            <text:p>1.4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3" table:style-name="ce1">
            <text:p>3583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3">
            <text:p>1.4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4" table:style-name="ce1">
            <text:p>3584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3">
            <text:p>2.26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5" table:style-name="ce1">
            <text:p>3585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3">
            <text:p>3.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6" table:style-name="ce1">
            <text:p>3586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87" table:style-name="ce1">
            <text:p>3587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3">
            <text:p>1.20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8" table:style-name="ce1">
            <text:p>3588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3">
            <text:p>1.0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9" table:style-name="ce1">
            <text:p>3589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3">
            <text:p>1.4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0" table:style-name="ce1">
            <text:p>3590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3">
            <text:p>1.5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1" table:style-name="ce1">
            <text:p>3591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3">
            <text:p>1.80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2" table:style-name="ce1">
            <text:p>3592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3">
            <text:p>3.57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3" table:style-name="ce1">
            <text:p>3593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94" table:style-name="ce1">
            <text:p>3594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3">
            <text:p>3.09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5" table:style-name="ce1">
            <text:p>3595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3">
            <text:p>1.20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6" table:style-name="ce1">
            <text:p>3596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3">
            <text:p>1.41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7" table:style-name="ce1">
            <text:p>3597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3">
            <text:p>1.6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8" table:style-name="ce1">
            <text:p>3598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3">
            <text:p>1.00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9" table:style-name="ce1">
            <text:p>3599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3">
            <text:p>1.6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0" table:style-name="ce1">
            <text:p>3600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3">
            <text:p>2.61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1" table:style-name="ce1">
            <text:p>3601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3">
            <text:p>1.4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2" table:style-name="ce1">
            <text:p>3602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3">
            <text:p>1.0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3" table:style-name="ce1">
            <text:p>3603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3">
            <text:p>1.21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4" table:style-name="ce1">
            <text:p>3604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3">
            <text:p>3.82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5" table:style-name="ce1">
            <text:p>3605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3">
            <text:p>3.17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6" table:style-name="ce1">
            <text:p>3606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3">
            <text:p>1.02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7" table:style-name="ce1">
            <text:p>3607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3">
            <text:p>1.02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8" table:style-name="ce1">
            <text:p>3608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3">
            <text:p>2.68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9" table:style-name="ce1">
            <text:p>3609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3">
            <text:p>1.87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10" table:style-name="ce1">
            <text:p>3610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1" table:style-name="ce1">
            <text:p>3611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2" table:style-name="ce1">
            <text:p>3612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3" table:style-name="ce1">
            <text:p>3613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4" table:style-name="ce1">
            <text:p>3614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5" table:style-name="ce1">
            <text:p>3615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6" table:style-name="ce1">
            <text:p>3616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7" table:style-name="ce1">
            <text:p>3617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8" table:style-name="ce1">
            <text:p>3618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3">
            <text:p>1.82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19" table:style-name="ce1">
            <text:p>3619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3">
            <text:p>1.6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0" table:style-name="ce1">
            <text:p>3620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21" table:style-name="ce1">
            <text:p>3621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3">
            <text:p>1.4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2" table:style-name="ce1">
            <text:p>3622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3">
            <text:p>1.0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3" table:style-name="ce1">
            <text:p>3623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3">
            <text:p>1.4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4" table:style-name="ce1">
            <text:p>3624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3">
            <text:p>1.4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5" table:style-name="ce1">
            <text:p>3625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3">
            <text:p>3.19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6" table:style-name="ce1">
            <text:p>3626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3">
            <text:p>3.21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7" table:style-name="ce1">
            <text:p>3627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3">
            <text:p>3.38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8" table:style-name="ce1">
            <text:p>3628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3">
            <text:p>1.6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9" table:style-name="ce1">
            <text:p>3629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3">
            <text:p>1.20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0" table:style-name="ce1">
            <text:p>3630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3">
            <text:p>1.00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1" table:style-name="ce1">
            <text:p>3631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32" table:style-name="ce1">
            <text:p>3632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3">
            <text:p>2.02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3" table:style-name="ce1">
            <text:p>3633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3">
            <text:p>1.6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4" table:style-name="ce1">
            <text:p>3634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3">
            <text:p>1.4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5" table:style-name="ce1">
            <text:p>3635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3">
            <text:p>2.27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6" table:style-name="ce1">
            <text:p>3636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3">
            <text:p>1.0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7" table:style-name="ce1">
            <text:p>3637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3">
            <text:p>2.00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8" table:style-name="ce1">
            <text:p>3638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3">
            <text:p>1.4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9" table:style-name="ce1">
            <text:p>3639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3">
            <text:p>1.4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0" table:style-name="ce1">
            <text:p>3640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41" table:style-name="ce1">
            <text:p>3641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3">
            <text:p>1.20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2" table:style-name="ce1">
            <text:p>3642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3">
            <text:p>1.8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3" table:style-name="ce1">
            <text:p>3643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3">
            <text:p>1.80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4" table:style-name="ce1">
            <text:p>3644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3">
            <text:p>2.74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5" table:style-name="ce1">
            <text:p>3645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46" table:style-name="ce1">
            <text:p>3646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3">
            <text:p>3.33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7" table:style-name="ce1">
            <text:p>3647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" table:style-name="ce3">
            <text:p>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8" table:style-name="ce1">
            <text:p>3648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49" table:style-name="ce1">
            <text:p>3649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3">
            <text:p>1.80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50" table:style-name="ce1">
            <text:p>3650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3">
            <text:p>1.4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51" table:style-name="ce1">
            <text:p>3651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3">
            <text:p>3.35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52" table:style-name="ce1">
            <text:p>3652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3">
            <text:p>1.20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53" table:style-name="ce1">
            <text:p>3653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3">
            <text:p>1.80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54" table:style-name="ce1">
            <text:p>365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3.56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5" table:style-name="ce1">
            <text:p>365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1.6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6" table:style-name="ce1">
            <text:p>365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3">
            <text:p>1.20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7" table:style-name="ce1">
            <text:p>365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2.16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8" table:style-name="ce1">
            <text:p>365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3">
            <text:p>1.13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9" table:style-name="ce1">
            <text:p>3659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60" table:style-name="ce1">
            <text:p>366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3">
            <text:p>1.57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1" table:style-name="ce1">
            <text:p>3661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62" table:style-name="ce1">
            <text:p>366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3">
            <text:p>2.51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3" table:style-name="ce1">
            <text:p>366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1.20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4" table:style-name="ce1">
            <text:p>366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3">
            <text:p>2.47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5" table:style-name="ce1">
            <text:p>366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3">
            <text:p>1.00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6" table:style-name="ce1">
            <text:p>366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3">
            <text:p>1.00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7" table:style-name="ce1">
            <text:p>366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3">
            <text:p>2.53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8" table:style-name="ce1">
            <text:p>366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69" table:style-name="ce1">
            <text:p>366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3">
            <text:p>2.0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0" table:style-name="ce1">
            <text:p>367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3">
            <text:p>2.08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1" table:style-name="ce1">
            <text:p>367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72" table:style-name="ce1">
            <text:p>367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3">
            <text:p>1.80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3" table:style-name="ce1">
            <text:p>367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3">
            <text:p>1.24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4" table:style-name="ce1">
            <text:p>3674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75" table:style-name="ce1">
            <text:p>367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3">
            <text:p>1.40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6" table:style-name="ce1">
            <text:p>3676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77" table:style-name="ce1">
            <text:p>367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3">
            <text:p>1.40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8" table:style-name="ce1">
            <text:p>367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3">
            <text:p>1.4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9" table:style-name="ce1">
            <text:p>367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3">
            <text:p>1.8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0" table:style-name="ce1">
            <text:p>368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1" table:style-name="ce1">
            <text:p>368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3">
            <text:p>1.20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2" table:style-name="ce1">
            <text:p>368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83" table:style-name="ce1">
            <text:p>368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1.0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4" table:style-name="ce1">
            <text:p>368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3">
            <text:p>1.62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5" table:style-name="ce1">
            <text:p>368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3">
            <text:p>2.30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6" table:style-name="ce1">
            <text:p>368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87" table:style-name="ce1">
            <text:p>368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1.40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8" table:style-name="ce1">
            <text:p>368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2.67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9" table:style-name="ce1">
            <text:p>368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3">
            <text:p>1.01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0" table:style-name="ce1">
            <text:p>369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3">
            <text:p>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1" table:style-name="ce1">
            <text:p>369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3">
            <text:p>1.86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2" table:style-name="ce1">
            <text:p>369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3">
            <text:p>1.60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3" table:style-name="ce1">
            <text:p>369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3">
            <text:p>2.11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4" table:style-name="ce1">
            <text:p>369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95" table:style-name="ce1">
            <text:p>369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3">
            <text:p>1.82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6" table:style-name="ce1">
            <text:p>369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3.11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7" table:style-name="ce1">
            <text:p>369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1.80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8" table:style-name="ce1">
            <text:p>369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2.6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9" table:style-name="ce1">
            <text:p>369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1.20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0" table:style-name="ce1">
            <text:p>370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1.84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1" table:style-name="ce1">
            <text:p>370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3">
            <text:p>1.40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2" table:style-name="ce1">
            <text:p>370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">
            <text:p>1.80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3" table:style-name="ce1">
            <text:p>370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1.2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4" table:style-name="ce1">
            <text:p>370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3">
            <text:p>1.82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5" table:style-name="ce1">
            <text:p>370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1.4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6" table:style-name="ce1">
            <text:p>370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07" table:style-name="ce1">
            <text:p>370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2.58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8" table:style-name="ce1">
            <text:p>3708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1.40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9" table:style-name="ce1">
            <text:p>370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3">
            <text:p>1.43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0" table:style-name="ce1">
            <text:p>3710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">
            <text:p>1.4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1" table:style-name="ce1">
            <text:p>3711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">
            <text:p>2.02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2" table:style-name="ce1">
            <text:p>3712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3">
            <text:p>1.20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3" table:style-name="ce1">
            <text:p>3713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3">
            <text:p>1.4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4" table:style-name="ce1">
            <text:p>371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3">
            <text:p>1.4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5" table:style-name="ce1">
            <text:p>3715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3">
            <text:p>1.85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6" table:style-name="ce1">
            <text:p>371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3">
            <text:p>2.65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7" table:style-name="ce1">
            <text:p>3717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18" table:style-name="ce1">
            <text:p>3718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19" table:style-name="ce1">
            <text:p>371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3">
            <text:p>1.20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0" table:style-name="ce1">
            <text:p>3720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3">
            <text:p>1.29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1" table:style-name="ce1">
            <text:p>372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3">
            <text:p>1.60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2" table:style-name="ce1">
            <text:p>372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3">
            <text:p>1.60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3" table:style-name="ce1">
            <text:p>3723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3">
            <text:p>1.81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4" table:style-name="ce1">
            <text:p>372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3">
            <text:p>1.41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5" table:style-name="ce1">
            <text:p>3725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26" table:style-name="ce1">
            <text:p>372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3">
            <text:p>1.80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7" table:style-name="ce1">
            <text:p>3727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28" table:style-name="ce1">
            <text:p>3728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29" table:style-name="ce1">
            <text:p>3729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3">
            <text:p>1.77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0" table:style-name="ce1">
            <text:p>3730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31" table:style-name="ce1">
            <text:p>373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3">
            <text:p>1.44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2" table:style-name="ce1">
            <text:p>3732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3">
            <text:p>1.4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3" table:style-name="ce1">
            <text:p>3733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3">
            <text:p>1.60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4" table:style-name="ce1">
            <text:p>373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3">
            <text:p>1.4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5" table:style-name="ce1">
            <text:p>373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3">
            <text:p>1.60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6" table:style-name="ce1">
            <text:p>373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3">
            <text:p>1.4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7" table:style-name="ce1">
            <text:p>3737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38" table:style-name="ce1">
            <text:p>373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3">
            <text:p>1.40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9" table:style-name="ce1">
            <text:p>373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3">
            <text:p>2.87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0" table:style-name="ce1">
            <text:p>3740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3">
            <text:p>1.4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1" table:style-name="ce1">
            <text:p>374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3">
            <text:p>2.49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2" table:style-name="ce1">
            <text:p>374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3">
            <text:p>3.14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3" table:style-name="ce1">
            <text:p>3743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3">
            <text:p>1.20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4" table:style-name="ce1">
            <text:p>374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3">
            <text:p>1.0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5" table:style-name="ce1">
            <text:p>374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3">
            <text:p>2.27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6" table:style-name="ce1">
            <text:p>374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3">
            <text:p>1.00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7" table:style-name="ce1">
            <text:p>374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3">
            <text:p>1.20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8" table:style-name="ce1">
            <text:p>374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3">
            <text:p>1.4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9" table:style-name="ce1">
            <text:p>374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3">
            <text:p>1.87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0" table:style-name="ce1">
            <text:p>3750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3">
            <text:p>1.60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1" table:style-name="ce1">
            <text:p>375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3">
            <text:p>2.46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2" table:style-name="ce1">
            <text:p>375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3">
            <text:p>2.00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3" table:style-name="ce1">
            <text:p>3753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54" table:style-name="ce1">
            <text:p>3754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3">
            <text:p>1.6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5" table:style-name="ce1">
            <text:p>3755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3">
            <text:p>1.4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6" table:style-name="ce1">
            <text:p>3756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3">
            <text:p>1.80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7" table:style-name="ce1">
            <text:p>3757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3">
            <text:p>1.40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8" table:style-name="ce1">
            <text:p>3758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3">
            <text:p>2.88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9" table:style-name="ce1">
            <text:p>3759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3">
            <text:p>1.40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0" table:style-name="ce1">
            <text:p>3760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3">
            <text:p>3.33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1" table:style-name="ce1">
            <text:p>3761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62" table:style-name="ce1">
            <text:p>3762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3">
            <text:p>1.40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3" table:style-name="ce1">
            <text:p>3763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64" table:style-name="ce1">
            <text:p>3764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65" table:style-name="ce1">
            <text:p>3765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3">
            <text:p>1.80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6" table:style-name="ce1">
            <text:p>3766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3">
            <text:p>1.40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7" table:style-name="ce1">
            <text:p>3767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3">
            <text:p>1.01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8" table:style-name="ce1">
            <text:p>3768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3">
            <text:p>1.4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9" table:style-name="ce1">
            <text:p>3769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70" table:style-name="ce1">
            <text:p>3770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3">
            <text:p>2.39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1" table:style-name="ce1">
            <text:p>3771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72" table:style-name="ce1">
            <text:p>3772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3">
            <text:p>1.83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3" table:style-name="ce1">
            <text:p>3773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3">
            <text:p>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4" table:style-name="ce1">
            <text:p>3774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3">
            <text:p>1.60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5" table:style-name="ce1">
            <text:p>3775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3">
            <text:p>2.31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6" table:style-name="ce1">
            <text:p>3776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77" table:style-name="ce1">
            <text:p>3777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3">
            <text:p>1.80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8" table:style-name="ce1">
            <text:p>3778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79" table:style-name="ce1">
            <text:p>3779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3">
            <text:p>1.20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0" table:style-name="ce1">
            <text:p>3780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3">
            <text:p>1.40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1" table:style-name="ce1">
            <text:p>3781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3">
            <text:p>1.83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2" table:style-name="ce1">
            <text:p>3782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3">
            <text:p>2.30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3" table:style-name="ce1">
            <text:p>3783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3">
            <text:p>1.20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4" table:style-name="ce1">
            <text:p>3784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85" table:style-name="ce1">
            <text:p>3785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3">
            <text:p>1.40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6" table:style-name="ce1">
            <text:p>3786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3">
            <text:p>1.4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7" table:style-name="ce1">
            <text:p>3787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3">
            <text:p>2.37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8" table:style-name="ce1">
            <text:p>3788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3">
            <text:p>3.04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9" table:style-name="ce1">
            <text:p>3789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90" table:style-name="ce1">
            <text:p>3790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3">
            <text:p>1.20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1" table:style-name="ce1">
            <text:p>3791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3">
            <text:p>1.0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2" table:style-name="ce1">
            <text:p>3792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3">
            <text:p>1.4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3" table:style-name="ce1">
            <text:p>3793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3">
            <text:p>1.74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4" table:style-name="ce1">
            <text:p>3794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3">
            <text:p>1.80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5" table:style-name="ce1">
            <text:p>3795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3">
            <text:p>3.49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6" table:style-name="ce1">
            <text:p>3796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97" table:style-name="ce1">
            <text:p>3797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3">
            <text:p>2.85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8" table:style-name="ce1">
            <text:p>3798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3">
            <text:p>1.20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9" table:style-name="ce1">
            <text:p>3799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3">
            <text:p>1.41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0" table:style-name="ce1">
            <text:p>3800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3">
            <text:p>1.60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1" table:style-name="ce1">
            <text:p>3801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3">
            <text:p>1.00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2" table:style-name="ce1">
            <text:p>3802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3">
            <text:p>1.57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3" table:style-name="ce1">
            <text:p>3803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3">
            <text:p>2.44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4" table:style-name="ce1">
            <text:p>3804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3">
            <text:p>1.40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5" table:style-name="ce1">
            <text:p>3805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3">
            <text:p>1.00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6" table:style-name="ce1">
            <text:p>3806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3">
            <text:p>1.63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7" table:style-name="ce1">
            <text:p>3807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3">
            <text:p>3.82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8" table:style-name="ce1">
            <text:p>3808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3">
            <text:p>3.04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9" table:style-name="ce1">
            <text:p>3809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3">
            <text:p>1.02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0" table:style-name="ce1">
            <text:p>3810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3">
            <text:p>1.0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1" table:style-name="ce1">
            <text:p>3811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3">
            <text:p>2.7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2" table:style-name="ce1">
            <text:p>3812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3">
            <text:p>1.8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3" table:style-name="ce1">
            <text:p>3813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14" table:style-name="ce1">
            <text:p>3814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15" table:style-name="ce1">
            <text:p>3815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16" table:style-name="ce1">
            <text:p>3816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17" table:style-name="ce1">
            <text:p>3817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18" table:style-name="ce1">
            <text:p>3818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19" table:style-name="ce1">
            <text:p>3819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20" table:style-name="ce1">
            <text:p>3820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21" table:style-name="ce1">
            <text:p>3821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3">
            <text:p>1.60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2" table:style-name="ce1">
            <text:p>3822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3">
            <text:p>1.60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3" table:style-name="ce1">
            <text:p>3823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24" table:style-name="ce1">
            <text:p>3824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3">
            <text:p>1.41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5" table:style-name="ce1">
            <text:p>3825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3">
            <text:p>1.00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6" table:style-name="ce1">
            <text:p>3826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3">
            <text:p>1.40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7" table:style-name="ce1">
            <text:p>3827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3">
            <text:p>1.40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8" table:style-name="ce1">
            <text:p>3828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3">
            <text:p>3.18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9" table:style-name="ce1">
            <text:p>3829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3">
            <text:p>3.2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0" table:style-name="ce1">
            <text:p>3830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3">
            <text:p>3.32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1" table:style-name="ce1">
            <text:p>3831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3">
            <text:p>1.60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2" table:style-name="ce1">
            <text:p>3832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3">
            <text:p>1.20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3" table:style-name="ce1">
            <text:p>3833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3">
            <text:p>1.0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4" table:style-name="ce1">
            <text:p>3834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35" table:style-name="ce1">
            <text:p>3835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3">
            <text:p>2.00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6" table:style-name="ce1">
            <text:p>3836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3">
            <text:p>1.60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7" table:style-name="ce1">
            <text:p>3837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3">
            <text:p>1.4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8" table:style-name="ce1">
            <text:p>3838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3">
            <text:p>2.31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9" table:style-name="ce1">
            <text:p>3839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3">
            <text:p>1.00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0" table:style-name="ce1">
            <text:p>3840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3">
            <text:p>1.96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1" table:style-name="ce1">
            <text:p>3841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3">
            <text:p>1.4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2" table:style-name="ce1">
            <text:p>3842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3">
            <text:p>1.8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3" table:style-name="ce1">
            <text:p>3843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44" table:style-name="ce1">
            <text:p>3844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3">
            <text:p>1.20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5" table:style-name="ce1">
            <text:p>3845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3">
            <text:p>1.86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6" table:style-name="ce1">
            <text:p>3846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3">
            <text:p>1.80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7" table:style-name="ce1">
            <text:p>3847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3">
            <text:p>3.06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8" table:style-name="ce1">
            <text:p>3848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49" table:style-name="ce1">
            <text:p>3849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3">
            <text:p>3.15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0" table:style-name="ce1">
            <text:p>3850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" table:style-name="ce3">
            <text:p>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1" table:style-name="ce1">
            <text:p>3851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52" table:style-name="ce1">
            <text:p>3852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3">
            <text:p>2.00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3" table:style-name="ce1">
            <text:p>3853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3">
            <text:p>1.4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4" table:style-name="ce1">
            <text:p>3854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3">
            <text:p>3.41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5" table:style-name="ce1">
            <text:p>3855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3">
            <text:p>1.20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6" table:style-name="ce1">
            <text:p>3856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3">
            <text:p>1.80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7" table:style-name="ce1">
            <text:p>385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3.64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58" table:style-name="ce1">
            <text:p>385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1.6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59" table:style-name="ce1">
            <text:p>385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3">
            <text:p>1.2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0" table:style-name="ce1">
            <text:p>386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2.15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1" table:style-name="ce1">
            <text:p>386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3">
            <text:p>1.12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2" table:style-name="ce1">
            <text:p>3862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63" table:style-name="ce1">
            <text:p>386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3">
            <text:p>1.62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4" table:style-name="ce1">
            <text:p>3864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65" table:style-name="ce1">
            <text:p>386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3">
            <text:p>2.50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6" table:style-name="ce1">
            <text:p>386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1.20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7" table:style-name="ce1">
            <text:p>386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3">
            <text:p>2.33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8" table:style-name="ce1">
            <text:p>386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3">
            <text:p>1.00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9" table:style-name="ce1">
            <text:p>386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3">
            <text:p>1.00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0" table:style-name="ce1">
            <text:p>387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3">
            <text:p>2.52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1" table:style-name="ce1">
            <text:p>387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72" table:style-name="ce1">
            <text:p>387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3">
            <text:p>2.05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3" table:style-name="ce1">
            <text:p>387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3">
            <text:p>2.12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4" table:style-name="ce1">
            <text:p>387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75" table:style-name="ce1">
            <text:p>387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3">
            <text:p>1.80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6" table:style-name="ce1">
            <text:p>387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3">
            <text:p>1.24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7" table:style-name="ce1">
            <text:p>3877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78" table:style-name="ce1">
            <text:p>387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3">
            <text:p>1.40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9" table:style-name="ce1">
            <text:p>3879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80" table:style-name="ce1">
            <text:p>388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3">
            <text:p>1.40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1" table:style-name="ce1">
            <text:p>388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3">
            <text:p>1.4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2" table:style-name="ce1">
            <text:p>388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3">
            <text:p>1.81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3" table:style-name="ce1">
            <text:p>388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4" table:style-name="ce1">
            <text:p>388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3">
            <text:p>1.5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5" table:style-name="ce1">
            <text:p>388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86" table:style-name="ce1">
            <text:p>388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1.00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7" table:style-name="ce1">
            <text:p>388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3">
            <text:p>1.86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8" table:style-name="ce1">
            <text:p>388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3">
            <text:p>2.2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9" table:style-name="ce1">
            <text:p>388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90" table:style-name="ce1">
            <text:p>389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1.40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1" table:style-name="ce1">
            <text:p>389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2.69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2" table:style-name="ce1">
            <text:p>389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3">
            <text:p>1.01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3" table:style-name="ce1">
            <text:p>389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3">
            <text:p>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4" table:style-name="ce1">
            <text:p>389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3">
            <text:p>1.77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5" table:style-name="ce1">
            <text:p>389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3">
            <text:p>1.60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6" table:style-name="ce1">
            <text:p>389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3">
            <text:p>2.07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7" table:style-name="ce1">
            <text:p>389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98" table:style-name="ce1">
            <text:p>389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3">
            <text:p>1.83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9" table:style-name="ce1">
            <text:p>389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3.34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0" table:style-name="ce1">
            <text:p>390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1.80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1" table:style-name="ce1">
            <text:p>390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2.6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2" table:style-name="ce1">
            <text:p>390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1.20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3" table:style-name="ce1">
            <text:p>390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1.84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4" table:style-name="ce1">
            <text:p>390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3">
            <text:p>1.40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5" table:style-name="ce1">
            <text:p>390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">
            <text:p>1.80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6" table:style-name="ce1">
            <text:p>390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1.21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7" table:style-name="ce1">
            <text:p>390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3">
            <text:p>1.82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8" table:style-name="ce1">
            <text:p>390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1.4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9" table:style-name="ce1">
            <text:p>3909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10" table:style-name="ce1">
            <text:p>3910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2.42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1" table:style-name="ce1">
            <text:p>391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1.40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2" table:style-name="ce1">
            <text:p>391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3">
            <text:p>1.45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3" table:style-name="ce1">
            <text:p>391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">
            <text:p>1.4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4" table:style-name="ce1">
            <text:p>391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">
            <text:p>1.82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5" table:style-name="ce1">
            <text:p>391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3">
            <text:p>1.35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6" table:style-name="ce1">
            <text:p>3916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3">
            <text:p>1.41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7" table:style-name="ce1">
            <text:p>3917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3">
            <text:p>1.4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8" table:style-name="ce1">
            <text:p>3918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3">
            <text:p>1.85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9" table:style-name="ce1">
            <text:p>3919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3">
            <text:p>2.66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0" table:style-name="ce1">
            <text:p>3920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1" table:style-name="ce1">
            <text:p>3921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2" table:style-name="ce1">
            <text:p>392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3">
            <text:p>1.2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3" table:style-name="ce1">
            <text:p>392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3">
            <text:p>1.28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4" table:style-name="ce1">
            <text:p>392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3">
            <text:p>1.60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5" table:style-name="ce1">
            <text:p>3925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3">
            <text:p>1.40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6" table:style-name="ce1">
            <text:p>3926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3">
            <text:p>1.80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7" table:style-name="ce1">
            <text:p>392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3">
            <text:p>1.41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8" table:style-name="ce1">
            <text:p>3928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9" table:style-name="ce1">
            <text:p>392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3">
            <text:p>1.80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0" table:style-name="ce1">
            <text:p>3930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1" table:style-name="ce1">
            <text:p>3931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2" table:style-name="ce1">
            <text:p>3932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3">
            <text:p>1.60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3" table:style-name="ce1">
            <text:p>3933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4" table:style-name="ce1">
            <text:p>393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3">
            <text:p>1.42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5" table:style-name="ce1">
            <text:p>3935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3">
            <text:p>1.4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6" table:style-name="ce1">
            <text:p>393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3">
            <text:p>1.6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7" table:style-name="ce1">
            <text:p>3937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3">
            <text:p>1.4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8" table:style-name="ce1">
            <text:p>393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3">
            <text:p>1.60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9" table:style-name="ce1">
            <text:p>3939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3">
            <text:p>1.4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0" table:style-name="ce1">
            <text:p>3940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41" table:style-name="ce1">
            <text:p>3941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3">
            <text:p>1.40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2" table:style-name="ce1">
            <text:p>394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3">
            <text:p>3.13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3" table:style-name="ce1">
            <text:p>394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3">
            <text:p>1.42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4" table:style-name="ce1">
            <text:p>394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3">
            <text:p>2.54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5" table:style-name="ce1">
            <text:p>394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3">
            <text:p>3.16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6" table:style-name="ce1">
            <text:p>3946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3">
            <text:p>1.2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7" table:style-name="ce1">
            <text:p>394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3">
            <text:p>1.00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8" table:style-name="ce1">
            <text:p>394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3">
            <text:p>2.37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9" table:style-name="ce1">
            <text:p>3949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3">
            <text:p>1.00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0" table:style-name="ce1">
            <text:p>3950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3">
            <text:p>1.20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1" table:style-name="ce1">
            <text:p>3951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3">
            <text:p>1.4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2" table:style-name="ce1">
            <text:p>3952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3">
            <text:p>1.69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3" table:style-name="ce1">
            <text:p>3953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3">
            <text:p>1.60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4" table:style-name="ce1">
            <text:p>395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3">
            <text:p>2.40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5" table:style-name="ce1">
            <text:p>3955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3">
            <text:p>2.00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6" table:style-name="ce1">
            <text:p>3956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57" table:style-name="ce1">
            <text:p>3957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3">
            <text:p>1.44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8" table:style-name="ce1">
            <text:p>3958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3">
            <text:p>1.4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9" table:style-name="ce1">
            <text:p>3959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3">
            <text:p>1.80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0" table:style-name="ce1">
            <text:p>3960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3">
            <text:p>1.40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1" table:style-name="ce1">
            <text:p>3961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3">
            <text:p>2.95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2" table:style-name="ce1">
            <text:p>3962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3">
            <text:p>1.40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3" table:style-name="ce1">
            <text:p>3963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3">
            <text:p>3.34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4" table:style-name="ce1">
            <text:p>3964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65" table:style-name="ce1">
            <text:p>3965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3">
            <text:p>1.40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6" table:style-name="ce1">
            <text:p>3966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67" table:style-name="ce1">
            <text:p>3967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68" table:style-name="ce1">
            <text:p>3968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3">
            <text:p>1.60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9" table:style-name="ce1">
            <text:p>3969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3">
            <text:p>1.41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0" table:style-name="ce1">
            <text:p>3970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3">
            <text:p>1.04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1" table:style-name="ce1">
            <text:p>3971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3">
            <text:p>1.4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2" table:style-name="ce1">
            <text:p>3972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73" table:style-name="ce1">
            <text:p>3973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3">
            <text:p>2.51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4" table:style-name="ce1">
            <text:p>3974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75" table:style-name="ce1">
            <text:p>3975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3">
            <text:p>1.8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6" table:style-name="ce1">
            <text:p>3976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3">
            <text:p>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7" table:style-name="ce1">
            <text:p>3977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3">
            <text:p>1.6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8" table:style-name="ce1">
            <text:p>3978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3">
            <text:p>2.30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9" table:style-name="ce1">
            <text:p>3979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80" table:style-name="ce1">
            <text:p>3980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3">
            <text:p>1.80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1" table:style-name="ce1">
            <text:p>3981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82" table:style-name="ce1">
            <text:p>3982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3">
            <text:p>1.2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3" table:style-name="ce1">
            <text:p>3983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3">
            <text:p>1.40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4" table:style-name="ce1">
            <text:p>3984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3">
            <text:p>1.83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5" table:style-name="ce1">
            <text:p>3985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3">
            <text:p>2.64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6" table:style-name="ce1">
            <text:p>3986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3">
            <text:p>1.20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7" table:style-name="ce1">
            <text:p>3987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88" table:style-name="ce1">
            <text:p>3988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3">
            <text:p>1.40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9" table:style-name="ce1">
            <text:p>3989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3">
            <text:p>2.00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0" table:style-name="ce1">
            <text:p>3990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3">
            <text:p>2.34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1" table:style-name="ce1">
            <text:p>3991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3">
            <text:p>2.94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2" table:style-name="ce1">
            <text:p>3992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93" table:style-name="ce1">
            <text:p>3993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3">
            <text:p>1.2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4" table:style-name="ce1">
            <text:p>3994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3">
            <text:p>1.00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5" table:style-name="ce1">
            <text:p>3995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3">
            <text:p>1.4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6" table:style-name="ce1">
            <text:p>3996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3">
            <text:p>1.76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7" table:style-name="ce1">
            <text:p>3997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3">
            <text:p>1.80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8" table:style-name="ce1">
            <text:p>3998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3">
            <text:p>3.41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9" table:style-name="ce1">
            <text:p>3999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00" table:style-name="ce1">
            <text:p>4000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3">
            <text:p>2.74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1" table:style-name="ce1">
            <text:p>4001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3">
            <text:p>1.20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2" table:style-name="ce1">
            <text:p>4002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3">
            <text:p>1.4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3" table:style-name="ce1">
            <text:p>4003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3">
            <text:p>1.60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4" table:style-name="ce1">
            <text:p>4004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3">
            <text:p>1.00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5" table:style-name="ce1">
            <text:p>4005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3">
            <text:p>1.5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6" table:style-name="ce1">
            <text:p>4006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3">
            <text:p>2.53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7" table:style-name="ce1">
            <text:p>4007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3">
            <text:p>1.40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8" table:style-name="ce1">
            <text:p>4008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3">
            <text:p>1.00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9" table:style-name="ce1">
            <text:p>4009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3">
            <text:p>1.44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0" table:style-name="ce1">
            <text:p>4010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3">
            <text:p>3.82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1" table:style-name="ce1">
            <text:p>4011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3">
            <text:p>3.09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2" table:style-name="ce1">
            <text:p>4012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3">
            <text:p>1.00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3" table:style-name="ce1">
            <text:p>4013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3">
            <text:p>1.01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4" table:style-name="ce1">
            <text:p>4014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3">
            <text:p>2.95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5" table:style-name="ce1">
            <text:p>4015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3">
            <text:p>1.86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6" table:style-name="ce1">
            <text:p>4016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17" table:style-name="ce1">
            <text:p>4017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18" table:style-name="ce1">
            <text:p>4018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19" table:style-name="ce1">
            <text:p>4019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0" table:style-name="ce1">
            <text:p>4020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1" table:style-name="ce1">
            <text:p>4021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2" table:style-name="ce1">
            <text:p>4022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3" table:style-name="ce1">
            <text:p>4023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4" table:style-name="ce1">
            <text:p>4024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3">
            <text:p>1.6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5" table:style-name="ce1">
            <text:p>4025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3">
            <text:p>1.60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6" table:style-name="ce1">
            <text:p>4026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7" table:style-name="ce1">
            <text:p>4027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3">
            <text:p>1.41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8" table:style-name="ce1">
            <text:p>4028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3">
            <text:p>1.00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9" table:style-name="ce1">
            <text:p>4029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3">
            <text:p>1.40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0" table:style-name="ce1">
            <text:p>4030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3">
            <text:p>1.40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1" table:style-name="ce1">
            <text:p>4031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3">
            <text:p>3.18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2" table:style-name="ce1">
            <text:p>4032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3">
            <text:p>3.14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3" table:style-name="ce1">
            <text:p>4033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3">
            <text:p>3.32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4" table:style-name="ce1">
            <text:p>4034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3">
            <text:p>1.61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5" table:style-name="ce1">
            <text:p>4035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3">
            <text:p>1.26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6" table:style-name="ce1">
            <text:p>4036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3">
            <text:p>1.00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7" table:style-name="ce1">
            <text:p>4037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38" table:style-name="ce1">
            <text:p>4038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3">
            <text:p>2.00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9" table:style-name="ce1">
            <text:p>4039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3">
            <text:p>1.60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0" table:style-name="ce1">
            <text:p>4040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3">
            <text:p>1.42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1" table:style-name="ce1">
            <text:p>4041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3">
            <text:p>2.31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2" table:style-name="ce1">
            <text:p>4042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3">
            <text:p>1.00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3" table:style-name="ce1">
            <text:p>4043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3">
            <text:p>1.94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4" table:style-name="ce1">
            <text:p>4044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3">
            <text:p>1.4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5" table:style-name="ce1">
            <text:p>4045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3">
            <text:p>1.81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6" table:style-name="ce1">
            <text:p>4046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47" table:style-name="ce1">
            <text:p>4047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3">
            <text:p>1.20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8" table:style-name="ce1">
            <text:p>4048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3">
            <text:p>1.86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9" table:style-name="ce1">
            <text:p>4049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3">
            <text:p>1.80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0" table:style-name="ce1">
            <text:p>4050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3">
            <text:p>3.2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1" table:style-name="ce1">
            <text:p>4051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52" table:style-name="ce1">
            <text:p>4052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3">
            <text:p>3.06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3" table:style-name="ce1">
            <text:p>4053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" table:style-name="ce3">
            <text:p>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4" table:style-name="ce1">
            <text:p>4054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55" table:style-name="ce1">
            <text:p>4055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3">
            <text:p>2.20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6" table:style-name="ce1">
            <text:p>4056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3">
            <text:p>1.4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7" table:style-name="ce1">
            <text:p>4057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3">
            <text:p>3.5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8" table:style-name="ce1">
            <text:p>4058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3">
            <text:p>1.20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9" table:style-name="ce1">
            <text:p>4059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3">
            <text:p>2.00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60" table:style-name="ce1">
            <text:p>406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3.64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1" table:style-name="ce1">
            <text:p>406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1.60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2" table:style-name="ce1">
            <text:p>406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3">
            <text:p>1.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3" table:style-name="ce1">
            <text:p>406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2.11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4" table:style-name="ce1">
            <text:p>406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3">
            <text:p>1.02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5" table:style-name="ce1">
            <text:p>4065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66" table:style-name="ce1">
            <text:p>406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3">
            <text:p>1.62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7" table:style-name="ce1">
            <text:p>4067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68" table:style-name="ce1">
            <text:p>406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3">
            <text:p>2.42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9" table:style-name="ce1">
            <text:p>406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1.20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0" table:style-name="ce1">
            <text:p>407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3">
            <text:p>1.88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1" table:style-name="ce1">
            <text:p>407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3">
            <text:p>1.05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2" table:style-name="ce1">
            <text:p>407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3">
            <text:p>1.00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3" table:style-name="ce1">
            <text:p>407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3">
            <text:p>2.0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4" table:style-name="ce1">
            <text:p>407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75" table:style-name="ce1">
            <text:p>407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3">
            <text:p>1.86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6" table:style-name="ce1">
            <text:p>407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3">
            <text:p>2.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7" table:style-name="ce1">
            <text:p>407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78" table:style-name="ce1">
            <text:p>407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3">
            <text:p>1.80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9" table:style-name="ce1">
            <text:p>407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3">
            <text:p>1.10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0" table:style-name="ce1">
            <text:p>4080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81" table:style-name="ce1">
            <text:p>408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3">
            <text:p>2.01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2" table:style-name="ce1">
            <text:p>4082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83" table:style-name="ce1">
            <text:p>408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3">
            <text:p>1.40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4" table:style-name="ce1">
            <text:p>408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3">
            <text:p>1.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5" table:style-name="ce1">
            <text:p>408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3">
            <text:p>1.81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6" table:style-name="ce1">
            <text:p>408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7" table:style-name="ce1">
            <text:p>408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3">
            <text:p>1.61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8" table:style-name="ce1">
            <text:p>408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89" table:style-name="ce1">
            <text:p>408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1.00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0" table:style-name="ce1">
            <text:p>409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3">
            <text:p>1.93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1" table:style-name="ce1">
            <text:p>409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3">
            <text:p>2.33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2" table:style-name="ce1">
            <text:p>409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93" table:style-name="ce1">
            <text:p>409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1.4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4" table:style-name="ce1">
            <text:p>409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2.82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5" table:style-name="ce1">
            <text:p>409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3">
            <text:p>1.00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6" table:style-name="ce1">
            <text:p>409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3">
            <text:p>1.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7" table:style-name="ce1">
            <text:p>409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3">
            <text:p>1.7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8" table:style-name="ce1">
            <text:p>409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3">
            <text:p>1.60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9" table:style-name="ce1">
            <text:p>409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3">
            <text:p>2.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0" table:style-name="ce1">
            <text:p>410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01" table:style-name="ce1">
            <text:p>410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3">
            <text:p>1.82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2" table:style-name="ce1">
            <text:p>410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3.37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3" table:style-name="ce1">
            <text:p>410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1.80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4" table:style-name="ce1">
            <text:p>410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2.6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5" table:style-name="ce1">
            <text:p>410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1.20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6" table:style-name="ce1">
            <text:p>410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1.64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7" table:style-name="ce1">
            <text:p>410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3">
            <text:p>1.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8" table:style-name="ce1">
            <text:p>410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">
            <text:p>1.80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9" table:style-name="ce1">
            <text:p>410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1.21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0" table:style-name="ce1">
            <text:p>411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3">
            <text:p>1.89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1" table:style-name="ce1">
            <text:p>411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1.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2" table:style-name="ce1">
            <text:p>411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13" table:style-name="ce1">
            <text:p>411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2.47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4" table:style-name="ce1">
            <text:p>411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1.4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5" table:style-name="ce1">
            <text:p>411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3">
            <text:p>1.66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6" table:style-name="ce1">
            <text:p>411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">
            <text:p>1.60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7" table:style-name="ce1">
            <text:p>411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">
            <text:p>1.61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8" table:style-name="ce1">
            <text:p>411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3">
            <text:p>1.35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9" table:style-name="ce1">
            <text:p>411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3">
            <text:p>1.41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0" table:style-name="ce1">
            <text:p>412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3">
            <text:p>1.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1" table:style-name="ce1">
            <text:p>412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3">
            <text:p>1.75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2" table:style-name="ce1">
            <text:p>412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3">
            <text:p>2.71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3" table:style-name="ce1">
            <text:p>4123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24" table:style-name="ce1">
            <text:p>4124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25" table:style-name="ce1">
            <text:p>412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3">
            <text:p>1.2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6" table:style-name="ce1">
            <text:p>412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3">
            <text:p>1.24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7" table:style-name="ce1">
            <text:p>412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3">
            <text:p>1.60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8" table:style-name="ce1">
            <text:p>412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3">
            <text:p>1.40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9" table:style-name="ce1">
            <text:p>412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3">
            <text:p>1.80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0" table:style-name="ce1">
            <text:p>413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3">
            <text:p>1.41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1" table:style-name="ce1">
            <text:p>4131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32" table:style-name="ce1">
            <text:p>413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3">
            <text:p>1.80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3" table:style-name="ce1">
            <text:p>413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34" table:style-name="ce1">
            <text:p>4134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35" table:style-name="ce1">
            <text:p>413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3">
            <text:p>1.60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6" table:style-name="ce1">
            <text:p>4136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37" table:style-name="ce1">
            <text:p>413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3">
            <text:p>1.43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8" table:style-name="ce1">
            <text:p>413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3">
            <text:p>1.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9" table:style-name="ce1">
            <text:p>413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3">
            <text:p>1.60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0" table:style-name="ce1">
            <text:p>414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3">
            <text:p>1.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1" table:style-name="ce1">
            <text:p>414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3">
            <text:p>1.79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2" table:style-name="ce1">
            <text:p>414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3">
            <text:p>1.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3" table:style-name="ce1">
            <text:p>414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44" table:style-name="ce1">
            <text:p>414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3">
            <text:p>1.40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5" table:style-name="ce1">
            <text:p>414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3">
            <text:p>3.09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6" table:style-name="ce1">
            <text:p>414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3">
            <text:p>1.62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7" table:style-name="ce1">
            <text:p>414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3">
            <text:p>2.64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8" table:style-name="ce1">
            <text:p>414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3">
            <text:p>3.34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9" table:style-name="ce1">
            <text:p>414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3">
            <text:p>1.20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0" table:style-name="ce1">
            <text:p>415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3">
            <text:p>1.00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1" table:style-name="ce1">
            <text:p>415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3">
            <text:p>2.42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2" table:style-name="ce1">
            <text:p>415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3">
            <text:p>1.00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3" table:style-name="ce1">
            <text:p>415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3">
            <text:p>1.20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4" table:style-name="ce1">
            <text:p>415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3">
            <text:p>1.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5" table:style-name="ce1">
            <text:p>415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3">
            <text:p>1.49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6" table:style-name="ce1">
            <text:p>415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3">
            <text:p>1.60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7" table:style-name="ce1">
            <text:p>415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3">
            <text:p>2.37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8" table:style-name="ce1">
            <text:p>415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3">
            <text:p>2.00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9" table:style-name="ce1">
            <text:p>4159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60" table:style-name="ce1">
            <text:p>4160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3">
            <text:p>1.44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1" table:style-name="ce1">
            <text:p>4161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3">
            <text:p>1.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2" table:style-name="ce1">
            <text:p>4162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3">
            <text:p>1.80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3" table:style-name="ce1">
            <text:p>4163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3">
            <text:p>1.40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4" table:style-name="ce1">
            <text:p>4164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3">
            <text:p>2.86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5" table:style-name="ce1">
            <text:p>4165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3">
            <text:p>1.4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6" table:style-name="ce1">
            <text:p>416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3">
            <text:p>3.26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7" table:style-name="ce1">
            <text:p>4167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68" table:style-name="ce1">
            <text:p>4168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3">
            <text:p>1.40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9" table:style-name="ce1">
            <text:p>4169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70" table:style-name="ce1">
            <text:p>4170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71" table:style-name="ce1">
            <text:p>4171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3">
            <text:p>1.60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2" table:style-name="ce1">
            <text:p>4172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3">
            <text:p>1.41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3" table:style-name="ce1">
            <text:p>4173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3">
            <text:p>1.02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4" table:style-name="ce1">
            <text:p>4174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3">
            <text:p>1.60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5" table:style-name="ce1">
            <text:p>4175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76" table:style-name="ce1">
            <text:p>417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3">
            <text:p>2.67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7" table:style-name="ce1">
            <text:p>4177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78" table:style-name="ce1">
            <text:p>4178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3">
            <text:p>1.86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9" table:style-name="ce1">
            <text:p>4179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3">
            <text:p>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0" table:style-name="ce1">
            <text:p>4180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3">
            <text:p>1.61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1" table:style-name="ce1">
            <text:p>4181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3">
            <text:p>2.47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2" table:style-name="ce1">
            <text:p>4182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83" table:style-name="ce1">
            <text:p>4183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3">
            <text:p>1.80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4" table:style-name="ce1">
            <text:p>4184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85" table:style-name="ce1">
            <text:p>4185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3">
            <text:p>1.20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6" table:style-name="ce1">
            <text:p>4186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3">
            <text:p>1.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7" table:style-name="ce1">
            <text:p>4187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3">
            <text:p>1.88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8" table:style-name="ce1">
            <text:p>4188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3">
            <text:p>2.59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9" table:style-name="ce1">
            <text:p>418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3">
            <text:p>1.20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0" table:style-name="ce1">
            <text:p>4190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91" table:style-name="ce1">
            <text:p>4191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3">
            <text:p>1.4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2" table:style-name="ce1">
            <text:p>4192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3">
            <text:p>2.22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3" table:style-name="ce1">
            <text:p>4193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3">
            <text:p>2.41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4" table:style-name="ce1">
            <text:p>4194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3">
            <text:p>3.1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5" table:style-name="ce1">
            <text:p>4195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96" table:style-name="ce1">
            <text:p>419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3">
            <text:p>1.2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7" table:style-name="ce1">
            <text:p>4197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3">
            <text:p>1.0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8" table:style-name="ce1">
            <text:p>4198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3">
            <text:p>1.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9" table:style-name="ce1">
            <text:p>4199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3">
            <text:p>1.78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0" table:style-name="ce1">
            <text:p>4200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3">
            <text:p>1.80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1" table:style-name="ce1">
            <text:p>4201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3">
            <text:p>3.3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2" table:style-name="ce1">
            <text:p>4202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03" table:style-name="ce1">
            <text:p>4203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3">
            <text:p>2.82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4" table:style-name="ce1">
            <text:p>4204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3">
            <text:p>1.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5" table:style-name="ce1">
            <text:p>4205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3">
            <text:p>1.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6" table:style-name="ce1">
            <text:p>420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3">
            <text:p>1.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7" table:style-name="ce1">
            <text:p>4207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3">
            <text:p>1.01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8" table:style-name="ce1">
            <text:p>4208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3">
            <text:p>1.46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9" table:style-name="ce1">
            <text:p>420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3">
            <text:p>2.53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0" table:style-name="ce1">
            <text:p>4210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3">
            <text:p>1.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1" table:style-name="ce1">
            <text:p>4211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3">
            <text:p>1.00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2" table:style-name="ce1">
            <text:p>4212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3">
            <text:p>1.44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3" table:style-name="ce1">
            <text:p>4213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3">
            <text:p>3.82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4" table:style-name="ce1">
            <text:p>4214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3">
            <text:p>3.09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5" table:style-name="ce1">
            <text:p>4215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3">
            <text:p>1.00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6" table:style-name="ce1">
            <text:p>421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3">
            <text:p>1.21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7" table:style-name="ce1">
            <text:p>4217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3">
            <text:p>2.95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8" table:style-name="ce1">
            <text:p>4218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3">
            <text:p>1.8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9" table:style-name="ce1">
            <text:p>4219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20" table:style-name="ce1">
            <text:p>4220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21" table:style-name="ce1">
            <text:p>4221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22" table:style-name="ce1">
            <text:p>4222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23" table:style-name="ce1">
            <text:p>4223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24" table:style-name="ce1">
            <text:p>4224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25" table:style-name="ce1">
            <text:p>4225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26" table:style-name="ce1">
            <text:p>422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27" table:style-name="ce1">
            <text:p>4227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3">
            <text:p>1.41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8" table:style-name="ce1">
            <text:p>4228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3">
            <text:p>1.60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9" table:style-name="ce1">
            <text:p>4229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30" table:style-name="ce1">
            <text:p>4230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3">
            <text:p>1.41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1" table:style-name="ce1">
            <text:p>4231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" table:style-name="ce3">
            <text:p>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2" table:style-name="ce1">
            <text:p>4232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3">
            <text:p>1.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3" table:style-name="ce1">
            <text:p>4233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3">
            <text:p>1.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4" table:style-name="ce1">
            <text:p>4234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3">
            <text:p>3.29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5" table:style-name="ce1">
            <text:p>4235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3">
            <text:p>3.08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6" table:style-name="ce1">
            <text:p>423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3">
            <text:p>3.3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7" table:style-name="ce1">
            <text:p>4237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3">
            <text:p>1.61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8" table:style-name="ce1">
            <text:p>4238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3">
            <text:p>1.26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9" table:style-name="ce1">
            <text:p>4239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3">
            <text:p>1.00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0" table:style-name="ce1">
            <text:p>4240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41" table:style-name="ce1">
            <text:p>4241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3">
            <text:p>2.05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2" table:style-name="ce1">
            <text:p>4242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3">
            <text:p>1.60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3" table:style-name="ce1">
            <text:p>4243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3">
            <text:p>1.43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4" table:style-name="ce1">
            <text:p>4244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3">
            <text:p>2.39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5" table:style-name="ce1">
            <text:p>4245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3">
            <text:p>1.00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6" table:style-name="ce1">
            <text:p>424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3">
            <text:p>1.94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7" table:style-name="ce1">
            <text:p>4247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3">
            <text:p>1.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8" table:style-name="ce1">
            <text:p>4248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3">
            <text:p>1.81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9" table:style-name="ce1">
            <text:p>4249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50" table:style-name="ce1">
            <text:p>4250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3">
            <text:p>1.20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1" table:style-name="ce1">
            <text:p>4251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3">
            <text:p>1.75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2" table:style-name="ce1">
            <text:p>4252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3">
            <text:p>1.80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3" table:style-name="ce1">
            <text:p>4253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3">
            <text:p>3.17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4" table:style-name="ce1">
            <text:p>4254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55" table:style-name="ce1">
            <text:p>4255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3">
            <text:p>3.07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6" table:style-name="ce1">
            <text:p>4256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" table:style-name="ce3">
            <text:p>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7" table:style-name="ce1">
            <text:p>4257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58" table:style-name="ce1">
            <text:p>425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3">
            <text:p>2.20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9" table:style-name="ce1">
            <text:p>4259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3">
            <text:p>1.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60" table:style-name="ce1">
            <text:p>4260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3">
            <text:p>3.62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61" table:style-name="ce1">
            <text:p>4261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3">
            <text:p>1.20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62" table:style-name="ce1">
            <text:p>4262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3">
            <text:p>2.04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63" table:style-name="ce1">
            <text:p>4263</text:p>
          </table:table-cell>
          <table:table-cell table:number-columns-repeated="16380"/>
        </table:table-row>
        <table:table-row table:number-rows-repeated="1044312" table:style-name="ro2">
          <table:table-cell table:number-columns-repeated="16384"/>
        </table:table-row>
      </table:table>
      <table:named-expressions>
        <table:named-expression table:name="ctrl5.countries" table:expression="of:=&quot;['file:///S:/Institute%20for%20Economics%20and%20Peace/Global%20Peace%20Index/2018%20GPI/Global%20Peace%20Index%202018%20-%20v2.xlsx'#$ctrl5.$F$4:.$F$166]&quot;" table:base-cell-address="IndPaixGlobalePourVersionSQL.$A$1"/>
        <table:named-expression table:name="ctrl5.rank" table:expression="of:=&quot;['file:///S:/Institute%20for%20Economics%20and%20Peace/Global%20Peace%20Index/2018%20GPI/Global%20Peace%20Index%202018%20-%20v2.xlsx'#$ctrl5.$O$4:.$O$166]&quot;" table:base-cell-address="IndPaixGlobalePourVersionSQL.$A$1"/>
        <table:named-expression table:name="lookup.code" table:expression="of:=[.#REF!]" table:base-cell-address="IndPaixGlobalePourVersionSQL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1" svg:font-family="&quot;Liberation Sans1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20_37__32_-_32_Accent3" style:display-name="Excel Built-in 20% - Accent3" style:family="table-cell" style:data-style-name="N0">
      <style:table-cell-properties style:vertical-align="automatic" fo:background-color="#EDEDED"/>
    </style:style>
    <style:style style:name="Excel_32_Built-in_32_40_37__32_-_32_Accent3" style:display-name="Excel Built-in 40% - Accent3" style:family="table-cell" style:data-style-name="N0">
      <style:table-cell-properties style:vertical-align="automatic" fo:background-color="#DBDBDB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IEP</meta:initial-creator>
    <dc:creator>Clément Calia</dc:creator>
    <meta:creation-date>2019-06-04T23:45:44Z</meta:creation-date>
    <dc:date>2022-03-21T19:34:19Z</dc:date>
    <meta:editing-cycles>7</meta:editing-cycles>
    <meta:editing-duration>PT1819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